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231f20" draw:fill="solid" draw:fill-color="#ffffff" fo:padding-top="0.013cm" fo:padding-bottom="0.013cm" fo:padding-left="0.013cm" fo:padding-right="0.013cm"/>
    </style:style>
    <style:style style:name="gr2" style:family="graphic" style:parent-style-name="standard">
      <style:graphic-properties draw:stroke="dash" svg:stroke-width="0.017cm" svg:stroke-color="#231f20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solid" draw:fill-color="#231f2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1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1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1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4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9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7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7cm" fo:min-width="1.708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7cm" svg:stroke-color="#231f20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8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4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70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8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18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26cm" svg:stroke-color="#231f20" draw:fill="solid" draw:fill-color="#d3d2d2" fo:padding-top="0.013cm" fo:padding-bottom="0.013cm" fo:padding-left="0.013cm" fo:padding-right="0.013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1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5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1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708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26cm" svg:stroke-color="#231f20" draw:fill="solid" draw:fill-color="#231f20" fo:padding-top="0.013cm" fo:padding-bottom="0.013cm" fo:padding-left="0.013cm" fo:padding-right="0.013cm"/>
    </style:style>
    <style:style style:name="gr24" style:family="graphic" style:parent-style-name="standard">
      <style:graphic-properties draw:stroke="dash" svg:stroke-width="0.017cm" svg:stroke-color="#ffffff" draw:fill="none" fo:padding-top="0.008cm" fo:padding-bottom="0.008cm" fo:padding-left="0.008cm" fo:padding-right="0.008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8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5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98cm" fo:padding-top="0cm" fo:padding-bottom="0cm" fo:padding-left="0cm" fo:padding-right="0cm"/>
    </style:style>
    <style:style style:name="gr28" style:family="graphic" style:parent-style-name="standard">
      <style:graphic-properties draw:stroke="solid" svg:stroke-width="0.017cm" svg:stroke-color="#ffffff" draw:fill="none" fo:padding-top="0.008cm" fo:padding-bottom="0.008cm" fo:padding-left="0.008cm" fo:padding-right="0.008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1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1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1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1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9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7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4cm" fo:min-width="1.6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7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1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54cm" fo:padding-top="0cm" fo:padding-bottom="0cm" fo:padding-left="0cm" fo:padding-right="0cm"/>
    </style:style>
    <style:style style:name="gr41" style:family="graphic" style:parent-style-name="standard">
      <style:graphic-properties draw:stroke="solid" svg:stroke-width="0.026cm" svg:stroke-color="#ffffff" draw:fill="none" fo:padding-top="0.013cm" fo:padding-bottom="0.013cm" fo:padding-left="0.013cm" fo:padding-right="0.013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9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7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1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09cm" fo:padding-top="0cm" fo:padding-bottom="0cm" fo:padding-left="0cm" fo:padding-right="0cm"/>
    </style:style>
    <style:style style:name="gr46" style:family="graphic" style:parent-style-name="standard">
      <style:graphic-properties draw:stroke="none" draw:fill="solid" draw:fill-color="#ffffff"/>
    </style:style>
    <style:style style:name="gr47" style:family="graphic" style:parent-style-name="standard">
      <style:graphic-properties draw:stroke="solid" svg:stroke-width="0.026cm" svg:stroke-color="#231f20" draw:fill="none" fo:padding-top="0.013cm" fo:padding-bottom="0.013cm" fo:padding-left="0.013cm" fo:padding-right="0.013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0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7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2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0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43cm" fo:padding-top="0cm" fo:padding-bottom="0cm" fo:padding-left="0cm" fo:padding-right="0cm"/>
    </style:style>
    <style:style style:name="gr55" style:family="graphic" style:parent-style-name="standard">
      <style:graphic-properties draw:stroke="solid" svg:stroke-width="0.052cm" svg:stroke-color="#211d1d" draw:fill="none" fo:padding-top="0.026cm" fo:padding-bottom="0.026cm" fo:padding-left="0.026cm" fo:padding-right="0.026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3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34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4.29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678cm" fo:padding-top="0cm" fo:padding-bottom="0cm" fo:padding-left="0cm" fo:padding-right="0cm"/>
    </style:style>
    <style:style style:name="gr60" style:family="graphic" style:parent-style-name="standard">
      <style:graphic-properties draw:stroke="solid" svg:stroke-width="0.017cm" svg:stroke-color="#231f20" draw:fill="solid" draw:fill-color="#231f20" fo:padding-top="0.008cm" fo:padding-bottom="0.008cm" fo:padding-left="0.008cm" fo:padding-right="0.008cm"/>
    </style:style>
    <style:style style:name="gr61" style:family="graphic" style:parent-style-name="standard">
      <style:graphic-properties draw:stroke="solid" svg:stroke-width="0.017cm" svg:stroke-color="#231f20" draw:fill="solid" draw:fill-color="#d3d2d2" fo:padding-top="0.008cm" fo:padding-bottom="0.008cm" fo:padding-left="0.008cm" fo:padding-right="0.008cm"/>
    </style:style>
    <style:style style:name="gr62" style:family="graphic" style:parent-style-name="standard">
      <style:graphic-properties draw:stroke="solid" svg:stroke-width="0.017cm" svg:stroke-color="#231f20" draw:fill="solid" draw:fill-color="#ffffff" fo:padding-top="0.008cm" fo:padding-bottom="0.008cm" fo:padding-left="0.008cm" fo:padding-right="0.008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2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51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8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1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31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7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5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5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53cm" fo:padding-top="0cm" fo:padding-bottom="0cm" fo:padding-left="0cm" fo:padding-right="0cm"/>
    </style:style>
    <style:style style:name="P1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4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5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6" style:family="paragraph">
      <style:text-properties fo:font-family="'CMU Serif'" style:font-style-name="Roman" style:font-family-generic="roman" style:font-pitch="variable" fo:font-size="10pt" fo:font-weight="normal" style:font-size-asian="24pt" style:font-size-complex="24pt"/>
    </style:style>
    <style:style style:name="P7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24pt" style:font-size-complex="24pt"/>
    </style:style>
    <style:style style:name="T1" style:family="text">
      <style:text-properties fo:color="#231f20" fo:font-family="'CMU Serif'" style:font-style-name="Roman" style:font-family-generic="roman" style:font-pitch="variable" fo:font-size="10pt" fo:font-weight="normal" style:font-size-asian="18pt" style:font-family-complex="Calibri" style:font-size-complex="18pt"/>
    </style:style>
    <style:style style:name="T2" style:family="text">
      <style:text-properties fo:color="#231f20" fo:font-family="'CMU Serif'" style:font-style-name="Roman" style:font-family-generic="roman" style:font-pitch="variable" fo:font-size="10pt" fo:font-weight="normal" style:font-size-asian="18pt" style:font-family-complex="Consolas" style:font-size-complex="18pt"/>
    </style:style>
    <style:style style:name="T3" style:family="text">
      <style:text-properties fo:color="#231f20" style:font-family-complex="Calibri"/>
    </style:style>
    <style:style style:name="T4" style:family="text">
      <style:text-properties fo:color="#231f20" fo:font-family="'CMU Serif'" style:font-style-name="Roman" style:font-family-generic="roman" style:font-pitch="variable" fo:font-size="10pt" fo:font-weight="normal" style:font-size-asian="18pt" style:font-family-complex="Calibri" style:font-size-complex="18pt" style:font-weight-complex="bold"/>
    </style:style>
    <style:style style:name="T5" style:family="text">
      <style:text-properties fo:color="#231f20" fo:font-style="italic" style:font-family-complex="Calibri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659cm" svg:height="0.634cm" svg:x="3.86cm" svg:y="5.253cm" svg:viewBox="0 0 1660 635" draw:points="0,635 1660,635 1660,0 0,0">
          <text:p/>
        </draw:polygon>
        <draw:line draw:style-name="gr2" draw:text-style-name="P1" draw:layer="layout" svg:x1="4.69cm" svg:y1="5.253cm" svg:x2="4.69cm" svg:y2="5.888cm">
          <text:p/>
        </draw:line>
        <draw:polygon draw:style-name="gr1" draw:text-style-name="P1" draw:layer="layout" svg:width="1.659cm" svg:height="0.634cm" svg:x="3.86cm" svg:y="6.523cm" svg:viewBox="0 0 1660 635" draw:points="0,635 1660,635 1660,0 0,0">
          <text:p/>
        </draw:polygon>
        <draw:line draw:style-name="gr2" draw:text-style-name="P1" draw:layer="layout" svg:x1="4.69cm" svg:y1="6.523cm" svg:x2="4.69cm" svg:y2="7.158cm">
          <text:p/>
        </draw:line>
        <draw:polygon draw:style-name="gr1" draw:text-style-name="P1" draw:layer="layout" svg:width="1.659cm" svg:height="0.634cm" svg:x="6.35cm" svg:y="6.523cm" svg:viewBox="0 0 1660 635" draw:points="0,635 1660,635 1660,0 0,0">
          <text:p/>
        </draw:polygon>
        <draw:line draw:style-name="gr2" draw:text-style-name="P1" draw:layer="layout" svg:x1="7.18cm" svg:y1="6.523cm" svg:x2="7.18cm" svg:y2="7.158cm">
          <text:p/>
        </draw:line>
        <draw:polygon draw:style-name="gr1" draw:text-style-name="P1" draw:layer="layout" svg:width="1.659cm" svg:height="0.634cm" svg:x="8.84cm" svg:y="6.523cm" svg:viewBox="0 0 1660 635" draw:points="0,635 1660,635 1660,0 0,0">
          <text:p/>
        </draw:polygon>
        <draw:line draw:style-name="gr2" draw:text-style-name="P1" draw:layer="layout" svg:x1="9.67cm" svg:y1="6.523cm" svg:x2="9.67cm" svg:y2="7.158cm">
          <text:p/>
        </draw:line>
        <draw:polygon draw:style-name="gr1" draw:text-style-name="P1" draw:layer="layout" svg:width="1.659cm" svg:height="0.634cm" svg:x="11.331cm" svg:y="6.523cm" svg:viewBox="0 0 1660 635" draw:points="0,635 1660,635 1660,0 0,0">
          <text:p/>
        </draw:polygon>
        <draw:line draw:style-name="gr2" draw:text-style-name="P1" draw:layer="layout" svg:x1="12.161cm" svg:y1="6.523cm" svg:x2="12.161cm" svg:y2="7.158cm">
          <text:p/>
        </draw:line>
        <draw:polygon draw:style-name="gr1" draw:text-style-name="P1" draw:layer="layout" svg:width="1.659cm" svg:height="0.634cm" svg:x="13.821cm" svg:y="6.523cm" svg:viewBox="0 0 1660 635" draw:points="0,635 1660,635 1660,0 0,0">
          <text:p/>
        </draw:polygon>
        <draw:line draw:style-name="gr2" draw:text-style-name="P1" draw:layer="layout" svg:x1="14.651cm" svg:y1="6.523cm" svg:x2="14.651cm" svg:y2="7.158cm">
          <text:p/>
        </draw:line>
        <draw:line draw:style-name="gr3" draw:text-style-name="P1" draw:layer="layout" svg:x1="5.105cm" svg:y1="6.84cm" svg:x2="6.165cm" svg:y2="6.84cm">
          <text:p/>
        </draw:line>
        <draw:polygon draw:style-name="gr4" draw:text-style-name="P1" draw:layer="layout" svg:width="0.191cm" svg:height="0.143cm" svg:x="6.109cm" svg:y="6.768cm" svg:viewBox="0 0 192 144" draw:points="192,72 0,144 46,72 0,0">
          <text:p/>
        </draw:polygon>
        <draw:line draw:style-name="gr3" draw:text-style-name="P1" draw:layer="layout" svg:x1="7.595cm" svg:y1="6.84cm" svg:x2="8.655cm" svg:y2="6.84cm">
          <text:p/>
        </draw:line>
        <draw:polygon draw:style-name="gr4" draw:text-style-name="P1" draw:layer="layout" svg:width="0.191cm" svg:height="0.143cm" svg:x="8.6cm" svg:y="6.768cm" svg:viewBox="0 0 192 144" draw:points="192,72 0,144 46,72 0,0">
          <text:p/>
        </draw:polygon>
        <draw:line draw:style-name="gr3" draw:text-style-name="P1" draw:layer="layout" svg:x1="10.085cm" svg:y1="6.84cm" svg:x2="11.145cm" svg:y2="6.84cm">
          <text:p/>
        </draw:line>
        <draw:polygon draw:style-name="gr4" draw:text-style-name="P1" draw:layer="layout" svg:width="0.191cm" svg:height="0.143cm" svg:x="11.09cm" svg:y="6.768cm" svg:viewBox="0 0 192 144" draw:points="192,72 0,144 46,72 0,0">
          <text:p/>
        </draw:polygon>
        <draw:line draw:style-name="gr3" draw:text-style-name="P1" draw:layer="layout" svg:x1="12.576cm" svg:y1="6.84cm" svg:x2="13.636cm" svg:y2="6.84cm">
          <text:p/>
        </draw:line>
        <draw:polygon draw:style-name="gr4" draw:text-style-name="P1" draw:layer="layout" svg:width="0.191cm" svg:height="0.143cm" svg:x="13.58cm" svg:y="6.768cm" svg:viewBox="0 0 192 144" draw:points="192,72 0,144 46,72 0,0">
          <text:p/>
        </draw:polygon>
        <draw:line draw:style-name="gr3" draw:text-style-name="P1" draw:layer="layout" svg:x1="5.105cm" svg:y1="5.57cm" svg:x2="13.313cm" svg:y2="6.421cm">
          <text:p/>
        </draw:line>
        <draw:polygon draw:style-name="gr4" draw:text-style-name="P1" draw:layer="layout" svg:width="0.198cm" svg:height="0.141cm" svg:x="13.249cm" svg:y="6.344cm" svg:viewBox="0 0 199 142" draw:points="199,91 0,142 54,76 17,0">
          <text:p/>
        </draw:polygon>
        <draw:frame draw:style-name="gr5" draw:text-style-name="P3" draw:layer="layout" svg:width="0.264cm" svg:height="0.42cm" svg:x="3.576cm" svg:y="6.405cm">
          <draw:text-box>
            <text:p text:style-name="P2"><text:span text:style-name="T1">A</text:span></text:p>
          </draw:text-box>
        </draw:frame>
        <draw:frame draw:style-name="gr6" draw:text-style-name="P3" draw:layer="layout" svg:width="0.252cm" svg:height="0.42cm" svg:x="6.084cm" svg:y="6.405cm">
          <draw:text-box>
            <text:p text:style-name="P2"><text:span text:style-name="T1">B</text:span></text:p>
          </draw:text-box>
        </draw:frame>
        <draw:frame draw:style-name="gr7" draw:text-style-name="P3" draw:layer="layout" svg:width="0.256cm" svg:height="0.42cm" svg:x="8.58cm" svg:y="6.405cm">
          <draw:text-box>
            <text:p text:style-name="P2"><text:span text:style-name="T1">C</text:span></text:p>
          </draw:text-box>
        </draw:frame>
        <draw:frame draw:style-name="gr8" draw:text-style-name="P3" draw:layer="layout" svg:width="0.269cm" svg:height="0.42cm" svg:x="11.031cm" svg:y="6.405cm">
          <draw:text-box>
            <text:p text:style-name="P2"><text:span text:style-name="T1">D</text:span></text:p>
          </draw:text-box>
        </draw:frame>
        <draw:frame draw:style-name="gr9" draw:text-style-name="P3" draw:layer="layout" svg:width="0.239cm" svg:height="0.42cm" svg:x="13.569cm" svg:y="6.405cm">
          <draw:text-box>
            <text:p text:style-name="P2"><text:span text:style-name="T1">E</text:span></text:p>
          </draw:text-box>
        </draw:frame>
        <draw:line draw:style-name="gr3" draw:text-style-name="P1" draw:layer="layout" svg:x1="4.275cm" svg:y1="5.57cm" svg:x2="3.982cm" svg:y2="6.327cm">
          <text:p/>
        </draw:line>
        <draw:polygon draw:style-name="gr4" draw:text-style-name="P1" draw:layer="layout" svg:width="0.146cm" svg:height="0.188cm" svg:x="3.928cm" svg:y="6.255cm" svg:viewBox="0 0 147 189" draw:points="10,189 0,0 59,63 147,48">
          <text:p/>
        </draw:polygon>
        <draw:frame draw:style-name="gr10" draw:text-style-name="P3" draw:layer="layout" svg:width="0.222cm" svg:height="0.42cm" svg:x="3.537cm" svg:y="5.135cm">
          <draw:text-box>
            <text:p text:style-name="P2"><text:span text:style-name="T1">L</text:span></text:p>
          </draw:text-box>
        </draw:frame>
        <draw:frame draw:style-name="gr11" draw:text-style-name="P3" draw:layer="layout" svg:width="1.708cm" svg:height="0.557cm" svg:x="14.659cm" svg:y="7.174cm">
          <draw:text-box>
            <text:p text:style-name="P2"><text:span text:style-name="T1">Fromspace</text:span></text:p>
          </draw:text-box>
        </draw:frame>
        <draw:line draw:style-name="gr12" draw:text-style-name="P1" draw:layer="layout" svg:x1="3.86cm" svg:y1="7.634cm" svg:x2="15.481cm" svg:y2="7.634cm">
          <text:p/>
        </draw:line>
        <draw:line draw:style-name="gr3" draw:text-style-name="P1" draw:layer="layout" svg:x1="3.03cm" svg:y1="4.618cm" svg:x2="3.917cm" svg:y2="5.05cm">
          <text:p/>
        </draw:line>
        <draw:polygon draw:style-name="gr4" draw:text-style-name="P1" draw:layer="layout" svg:width="0.204cm" svg:height="0.144cm" svg:x="3.832cm" svg:y="4.963cm" svg:viewBox="0 0 205 145" draw:points="205,145 0,126 76,82 73,0">
          <text:p/>
        </draw:polygon>
        <draw:frame draw:style-name="gr13" draw:text-style-name="P3" draw:layer="layout" svg:width="1.289cm" svg:height="0.42cm" svg:x="14.899cm" svg:y="7.781cm">
          <draw:text-box>
            <text:p text:style-name="P2"><text:span text:style-name="T1">Tospace</text:span></text:p>
          </draw:text-box>
        </draw:frame>
      </draw:page>
      <draw:page draw:name="page2" draw:style-name="dp1" draw:master-page-name="Default">
        <draw:polygon draw:style-name="gr1" draw:text-style-name="P1" draw:layer="layout" svg:width="1.655cm" svg:height="0.634cm" svg:x="3.887cm" svg:y="9.564cm" svg:viewBox="0 0 1656 635" draw:points="0,635 1656,635 1656,0 0,0">
          <text:p/>
        </draw:polygon>
        <draw:line draw:style-name="gr2" draw:text-style-name="P1" draw:layer="layout" svg:x1="4.715cm" svg:y1="9.564cm" svg:x2="4.715cm" svg:y2="10.199cm">
          <text:p/>
        </draw:line>
        <draw:polygon draw:style-name="gr1" draw:text-style-name="P1" draw:layer="layout" svg:width="1.655cm" svg:height="0.634cm" svg:x="3.887cm" svg:y="10.834cm" svg:viewBox="0 0 1656 635" draw:points="0,635 1656,635 1656,0 0,0">
          <text:p/>
        </draw:polygon>
        <draw:line draw:style-name="gr2" draw:text-style-name="P1" draw:layer="layout" svg:x1="4.715cm" svg:y1="10.834cm" svg:x2="4.715cm" svg:y2="11.469cm">
          <text:p/>
        </draw:line>
        <draw:polygon draw:style-name="gr1" draw:text-style-name="P1" draw:layer="layout" svg:width="1.655cm" svg:height="0.634cm" svg:x="6.371cm" svg:y="10.834cm" svg:viewBox="0 0 1656 635" draw:points="0,635 1656,635 1656,0 0,0">
          <text:p/>
        </draw:polygon>
        <draw:line draw:style-name="gr2" draw:text-style-name="P1" draw:layer="layout" svg:x1="7.199cm" svg:y1="10.834cm" svg:x2="7.199cm" svg:y2="11.469cm">
          <text:p/>
        </draw:line>
        <draw:polygon draw:style-name="gr1" draw:text-style-name="P1" draw:layer="layout" svg:width="1.655cm" svg:height="0.634cm" svg:x="8.856cm" svg:y="10.834cm" svg:viewBox="0 0 1656 635" draw:points="0,635 1656,635 1656,0 0,0">
          <text:p/>
        </draw:polygon>
        <draw:line draw:style-name="gr2" draw:text-style-name="P1" draw:layer="layout" svg:x1="9.684cm" svg:y1="10.834cm" svg:x2="9.684cm" svg:y2="11.469cm">
          <text:p/>
        </draw:line>
        <draw:polygon draw:style-name="gr1" draw:text-style-name="P1" draw:layer="layout" svg:width="1.655cm" svg:height="0.634cm" svg:x="11.34cm" svg:y="10.834cm" svg:viewBox="0 0 1656 635" draw:points="0,635 1656,635 1656,0 0,0">
          <text:p/>
        </draw:polygon>
        <draw:line draw:style-name="gr2" draw:text-style-name="P1" draw:layer="layout" svg:x1="12.169cm" svg:y1="10.834cm" svg:x2="12.169cm" svg:y2="11.469cm">
          <text:p/>
        </draw:line>
        <draw:polygon draw:style-name="gr1" draw:text-style-name="P1" draw:layer="layout" svg:width="1.655cm" svg:height="0.634cm" svg:x="13.825cm" svg:y="10.834cm" svg:viewBox="0 0 1656 635" draw:points="0,635 1656,635 1656,0 0,0">
          <text:p/>
        </draw:polygon>
        <draw:line draw:style-name="gr2" draw:text-style-name="P1" draw:layer="layout" svg:x1="14.653cm" svg:y1="10.834cm" svg:x2="14.653cm" svg:y2="11.469cm">
          <text:p/>
        </draw:line>
        <draw:line draw:style-name="gr3" draw:text-style-name="P1" draw:layer="layout" svg:x1="5.129cm" svg:y1="11.152cm" svg:x2="6.188cm" svg:y2="11.152cm">
          <text:p/>
        </draw:line>
        <draw:polygon draw:style-name="gr4" draw:text-style-name="P1" draw:layer="layout" svg:width="0.19cm" svg:height="0.142cm" svg:x="6.132cm" svg:y="11.08cm" svg:viewBox="0 0 191 143" draw:points="191,72 0,143 46,72 0,0">
          <text:p/>
        </draw:polygon>
        <draw:line draw:style-name="gr3" draw:text-style-name="P1" draw:layer="layout" svg:x1="7.614cm" svg:y1="11.152cm" svg:x2="8.673cm" svg:y2="11.152cm">
          <text:p/>
        </draw:line>
        <draw:polygon draw:style-name="gr4" draw:text-style-name="P1" draw:layer="layout" svg:width="0.19cm" svg:height="0.142cm" svg:x="8.617cm" svg:y="11.08cm" svg:viewBox="0 0 191 143" draw:points="191,72 0,143 46,72 0,0">
          <text:p/>
        </draw:polygon>
        <draw:line draw:style-name="gr3" draw:text-style-name="P1" draw:layer="layout" svg:x1="10.098cm" svg:y1="11.152cm" svg:x2="11.157cm" svg:y2="11.152cm">
          <text:p/>
        </draw:line>
        <draw:polygon draw:style-name="gr4" draw:text-style-name="P1" draw:layer="layout" svg:width="0.19cm" svg:height="0.142cm" svg:x="11.101cm" svg:y="11.08cm" svg:viewBox="0 0 191 143" draw:points="191,72 0,143 46,72 0,0">
          <text:p/>
        </draw:polygon>
        <draw:line draw:style-name="gr3" draw:text-style-name="P1" draw:layer="layout" svg:x1="12.583cm" svg:y1="11.152cm" svg:x2="13.642cm" svg:y2="11.152cm">
          <text:p/>
        </draw:line>
        <draw:polygon draw:style-name="gr4" draw:text-style-name="P1" draw:layer="layout" svg:width="0.19cm" svg:height="0.142cm" svg:x="13.586cm" svg:y="11.08cm" svg:viewBox="0 0 191 143" draw:points="191,72 0,143 46,72 0,0">
          <text:p/>
        </draw:polygon>
        <draw:line draw:style-name="gr3" draw:text-style-name="P1" draw:layer="layout" svg:x1="5.129cm" svg:y1="9.882cm" svg:x2="13.32cm" svg:y2="10.732cm">
          <text:p/>
        </draw:line>
        <draw:polygon draw:style-name="gr4" draw:text-style-name="P1" draw:layer="layout" svg:width="0.197cm" svg:height="0.142cm" svg:x="13.255cm" svg:y="10.655cm" svg:viewBox="0 0 198 143" draw:points="198,91 0,143 53,76 17,0">
          <text:p/>
        </draw:polygon>
        <draw:frame draw:style-name="gr5" draw:text-style-name="P3" draw:layer="layout" svg:width="0.264cm" svg:height="0.42cm" svg:x="3.603cm" svg:y="10.705cm">
          <draw:text-box>
            <text:p text:style-name="P2"><text:span text:style-name="T1">A</text:span></text:p>
          </draw:text-box>
        </draw:frame>
        <draw:frame draw:style-name="gr5" draw:text-style-name="P3" draw:layer="layout" svg:width="0.252cm" svg:height="0.42cm" svg:x="6.107cm" svg:y="10.705cm">
          <draw:text-box>
            <text:p text:style-name="P2"><text:span text:style-name="T1">B</text:span></text:p>
          </draw:text-box>
        </draw:frame>
        <draw:frame draw:style-name="gr7" draw:text-style-name="P3" draw:layer="layout" svg:width="0.256cm" svg:height="0.42cm" svg:x="8.596cm" svg:y="10.705cm">
          <draw:text-box>
            <text:p text:style-name="P2"><text:span text:style-name="T1">C</text:span></text:p>
          </draw:text-box>
        </draw:frame>
        <draw:frame draw:style-name="gr14" draw:text-style-name="P3" draw:layer="layout" svg:width="0.269cm" svg:height="0.42cm" svg:x="11.043cm" svg:y="10.705cm">
          <draw:text-box>
            <text:p text:style-name="P2"><text:span text:style-name="T1">D</text:span></text:p>
          </draw:text-box>
        </draw:frame>
        <draw:frame draw:style-name="gr9" draw:text-style-name="P3" draw:layer="layout" svg:width="0.239cm" svg:height="0.42cm" svg:x="13.575cm" svg:y="10.705cm">
          <draw:text-box>
            <text:p text:style-name="P2"><text:span text:style-name="T1">E</text:span></text:p>
          </draw:text-box>
        </draw:frame>
        <draw:frame draw:style-name="gr10" draw:text-style-name="P3" draw:layer="layout" svg:width="0.222cm" svg:height="0.42cm" svg:x="3.565cm" svg:y="9.435cm">
          <draw:text-box>
            <text:p text:style-name="P2"><text:span text:style-name="T1">L</text:span></text:p>
          </draw:text-box>
        </draw:frame>
        <draw:frame draw:style-name="gr15" draw:text-style-name="P3" draw:layer="layout" svg:width="1.704cm" svg:height="0.42cm" svg:x="14.79cm" svg:y="11.502cm">
          <draw:text-box>
            <text:p text:style-name="P2"><text:span text:style-name="T1">Fromspace</text:span></text:p>
          </draw:text-box>
        </draw:frame>
        <draw:line draw:style-name="gr12" draw:text-style-name="P1" draw:layer="layout" svg:x1="3.887cm" svg:y1="11.945cm" svg:x2="15.482cm" svg:y2="11.945cm">
          <text:p/>
        </draw:line>
        <draw:line draw:style-name="gr3" draw:text-style-name="P1" draw:layer="layout" svg:x1="3.058cm" svg:y1="8.929cm" svg:x2="3.944cm" svg:y2="9.361cm">
          <text:p/>
        </draw:line>
        <draw:polygon draw:style-name="gr4" draw:text-style-name="P1" draw:layer="layout" svg:width="0.203cm" svg:height="0.145cm" svg:x="3.859cm" svg:y="9.274cm" svg:viewBox="0 0 204 146" draw:points="204,146 0,127 76,83 73,0">
          <text:p/>
        </draw:polygon>
        <draw:polyline draw:style-name="gr3" draw:text-style-name="P1" draw:layer="layout" svg:width="0.184cm" svg:height="0.634cm" svg:x="5.543cm" svg:y="13.374cm" svg:viewBox="0 0 185 635" draw:points="0,0 0,635 185,635">
          <text:p/>
        </draw:polyline>
        <draw:frame draw:style-name="gr16" draw:text-style-name="P3" draw:layer="layout" svg:width="1.286cm" svg:height="0.42cm" svg:x="14.902cm" svg:y="12.08cm">
          <draw:text-box>
            <text:p text:style-name="P2"><text:span text:style-name="T1">Tospace</text:span></text:p>
          </draw:text-box>
        </draw:frame>
        <draw:polyline draw:style-name="gr3" draw:text-style-name="P1" draw:layer="layout" svg:width="0.183cm" svg:height="0.634cm" svg:x="3.703cm" svg:y="13.374cm" svg:viewBox="0 0 184 635" draw:points="184,0 184,635 0,635">
          <text:p/>
        </draw:polyline>
        <draw:frame draw:style-name="gr17" draw:text-style-name="P3" draw:layer="layout" svg:width="0.618cm" svg:height="0.42cm" svg:x="5.766cm" svg:y="13.876cm">
          <draw:text-box>
            <text:p text:style-name="P2"><text:span text:style-name="T2">free</text:span></text:p>
          </draw:text-box>
        </draw:frame>
        <draw:polygon draw:style-name="gr18" draw:text-style-name="P1" draw:layer="layout" svg:width="1.655cm" svg:height="0.634cm" svg:x="3.887cm" svg:y="12.422cm" svg:viewBox="0 0 1656 635" draw:points="0,635 1656,635 1656,0 0,0">
          <text:p/>
        </draw:polygon>
        <draw:line draw:style-name="gr2" draw:text-style-name="P1" draw:layer="layout" svg:x1="4.715cm" svg:y1="12.422cm" svg:x2="4.715cm" svg:y2="13.057cm">
          <text:p/>
        </draw:line>
        <draw:line draw:style-name="gr3" draw:text-style-name="P1" draw:layer="layout" svg:x1="4.301cm" svg:y1="12.739cm" svg:x2="3.979cm" svg:y2="11.626cm">
          <text:p/>
        </draw:line>
        <draw:polygon draw:style-name="gr4" draw:text-style-name="P1" draw:layer="layout" svg:width="0.149cm" svg:height="0.187cm" svg:x="3.918cm" svg:y="11.506cm" svg:viewBox="0 0 150 188" draw:points="26,0 150,151 63,129 0,188">
          <text:p/>
        </draw:polygon>
        <draw:line draw:style-name="gr3" draw:text-style-name="P1" draw:layer="layout" svg:x1="5.129cm" svg:y1="12.739cm" svg:x2="13.596cm" svg:y2="11.544cm">
          <text:p/>
        </draw:line>
        <draw:polygon draw:style-name="gr4" draw:text-style-name="P1" draw:layer="layout" svg:width="0.2cm" svg:height="0.141cm" svg:x="13.528cm" svg:y="11.48cm" svg:viewBox="0 0 201 142" draw:points="201,45 24,142 58,65 0,0">
          <text:p/>
        </draw:polygon>
        <draw:path draw:style-name="gr2" draw:text-style-name="P1" draw:layer="layout" svg:width="1.038cm" svg:height="2.331cm" svg:x="3.262cm" svg:y="9.882cm" svg:viewBox="0 0 1039 2332" svg:d="m1039 0c-812 686-1502 1415-644 2332">
          <text:p/>
        </draw:path>
        <draw:polygon draw:style-name="gr4" draw:text-style-name="P1" draw:layer="layout" svg:width="0.183cm" svg:height="0.179cm" svg:x="3.562cm" svg:y="12.128cm" svg:viewBox="0 0 184 180" draw:points="184,180 0,94 89,79 118,0">
          <text:p/>
        </draw:polygon>
        <draw:frame draw:style-name="gr19" draw:text-style-name="P3" draw:layer="layout" svg:width="0.715cm" svg:height="0.42cm" svg:x="2.99cm" svg:y="13.876cm">
          <draw:text-box>
            <text:p text:style-name="P2"><text:span text:style-name="T2">scan</text:span></text:p>
          </draw:text-box>
        </draw:frame>
        <draw:frame draw:style-name="gr20" draw:text-style-name="P3" draw:layer="layout" svg:width="0.32cm" svg:height="0.42cm" svg:x="3.887cm" svg:y="13.111cm">
          <draw:text-box>
            <text:p text:style-name="P2"><text:span text:style-name="T1">L'</text:span></text:p>
          </draw:text-box>
        </draw:frame>
      </draw:page>
      <draw:page draw:name="page3" draw:style-name="dp1" draw:master-page-name="Default">
        <draw:polygon draw:style-name="gr1" draw:text-style-name="P1" draw:layer="layout" svg:width="1.659cm" svg:height="0.634cm" svg:x="3.86cm" svg:y="15.699cm" svg:viewBox="0 0 1660 635" draw:points="0,635 1660,635 1660,0 0,0">
          <text:p/>
        </draw:polygon>
        <draw:line draw:style-name="gr2" draw:text-style-name="P1" draw:layer="layout" svg:x1="4.69cm" svg:y1="15.699cm" svg:x2="4.69cm" svg:y2="16.334cm">
          <text:p/>
        </draw:line>
        <draw:polygon draw:style-name="gr1" draw:text-style-name="P1" draw:layer="layout" svg:width="1.659cm" svg:height="0.634cm" svg:x="3.86cm" svg:y="16.969cm" svg:viewBox="0 0 1660 635" draw:points="0,635 1660,635 1660,0 0,0">
          <text:p/>
        </draw:polygon>
        <draw:line draw:style-name="gr2" draw:text-style-name="P1" draw:layer="layout" svg:x1="4.69cm" svg:y1="16.969cm" svg:x2="4.69cm" svg:y2="17.604cm">
          <text:p/>
        </draw:line>
        <draw:polygon draw:style-name="gr1" draw:text-style-name="P1" draw:layer="layout" svg:width="1.659cm" svg:height="0.634cm" svg:x="6.35cm" svg:y="16.969cm" svg:viewBox="0 0 1660 635" draw:points="0,635 1660,635 1660,0 0,0">
          <text:p/>
        </draw:polygon>
        <draw:line draw:style-name="gr2" draw:text-style-name="P1" draw:layer="layout" svg:x1="7.18cm" svg:y1="16.969cm" svg:x2="7.18cm" svg:y2="17.604cm">
          <text:p/>
        </draw:line>
        <draw:polygon draw:style-name="gr1" draw:text-style-name="P1" draw:layer="layout" svg:width="1.659cm" svg:height="0.634cm" svg:x="8.84cm" svg:y="16.969cm" svg:viewBox="0 0 1660 635" draw:points="0,635 1660,635 1660,0 0,0">
          <text:p/>
        </draw:polygon>
        <draw:line draw:style-name="gr2" draw:text-style-name="P1" draw:layer="layout" svg:x1="9.67cm" svg:y1="16.969cm" svg:x2="9.67cm" svg:y2="17.604cm">
          <text:p/>
        </draw:line>
        <draw:polygon draw:style-name="gr1" draw:text-style-name="P1" draw:layer="layout" svg:width="1.659cm" svg:height="0.634cm" svg:x="11.331cm" svg:y="16.969cm" svg:viewBox="0 0 1660 635" draw:points="0,635 1660,635 1660,0 0,0">
          <text:p/>
        </draw:polygon>
        <draw:line draw:style-name="gr2" draw:text-style-name="P1" draw:layer="layout" svg:x1="12.161cm" svg:y1="16.969cm" svg:x2="12.161cm" svg:y2="17.604cm">
          <text:p/>
        </draw:line>
        <draw:polygon draw:style-name="gr1" draw:text-style-name="P1" draw:layer="layout" svg:width="1.659cm" svg:height="0.634cm" svg:x="13.821cm" svg:y="16.969cm" svg:viewBox="0 0 1660 635" draw:points="0,635 1660,635 1660,0 0,0">
          <text:p/>
        </draw:polygon>
        <draw:line draw:style-name="gr2" draw:text-style-name="P1" draw:layer="layout" svg:x1="14.651cm" svg:y1="16.969cm" svg:x2="14.651cm" svg:y2="17.604cm">
          <text:p/>
        </draw:line>
        <draw:line draw:style-name="gr3" draw:text-style-name="P1" draw:layer="layout" svg:x1="5.105cm" svg:y1="17.287cm" svg:x2="6.165cm" svg:y2="17.287cm">
          <text:p/>
        </draw:line>
        <draw:polygon draw:style-name="gr4" draw:text-style-name="P1" draw:layer="layout" svg:width="0.191cm" svg:height="0.142cm" svg:x="6.109cm" svg:y="17.215cm" svg:viewBox="0 0 192 143" draw:points="192,72 0,143 46,72 0,0">
          <text:p/>
        </draw:polygon>
        <draw:line draw:style-name="gr3" draw:text-style-name="P1" draw:layer="layout" svg:x1="7.595cm" svg:y1="17.287cm" svg:x2="8.655cm" svg:y2="17.287cm">
          <text:p/>
        </draw:line>
        <draw:polygon draw:style-name="gr4" draw:text-style-name="P1" draw:layer="layout" svg:width="0.191cm" svg:height="0.142cm" svg:x="8.6cm" svg:y="17.215cm" svg:viewBox="0 0 192 143" draw:points="192,72 0,143 46,72 0,0">
          <text:p/>
        </draw:polygon>
        <draw:line draw:style-name="gr3" draw:text-style-name="P1" draw:layer="layout" svg:x1="10.085cm" svg:y1="17.287cm" svg:x2="11.145cm" svg:y2="17.287cm">
          <text:p/>
        </draw:line>
        <draw:polygon draw:style-name="gr4" draw:text-style-name="P1" draw:layer="layout" svg:width="0.191cm" svg:height="0.142cm" svg:x="11.09cm" svg:y="17.215cm" svg:viewBox="0 0 192 143" draw:points="192,72 0,143 46,72 0,0">
          <text:p/>
        </draw:polygon>
        <draw:line draw:style-name="gr3" draw:text-style-name="P1" draw:layer="layout" svg:x1="12.576cm" svg:y1="17.287cm" svg:x2="13.636cm" svg:y2="17.287cm">
          <text:p/>
        </draw:line>
        <draw:polygon draw:style-name="gr4" draw:text-style-name="P1" draw:layer="layout" svg:width="0.191cm" svg:height="0.142cm" svg:x="13.58cm" svg:y="17.215cm" svg:viewBox="0 0 192 143" draw:points="192,72 0,143 46,72 0,0">
          <text:p/>
        </draw:polygon>
        <draw:line draw:style-name="gr3" draw:text-style-name="P1" draw:layer="layout" svg:x1="5.105cm" svg:y1="16.017cm" svg:x2="13.313cm" svg:y2="16.867cm">
          <text:p/>
        </draw:line>
        <draw:polygon draw:style-name="gr4" draw:text-style-name="P1" draw:layer="layout" svg:width="0.198cm" svg:height="0.142cm" svg:x="13.249cm" svg:y="16.79cm" svg:viewBox="0 0 199 143" draw:points="199,91 0,143 54,76 17,0">
          <text:p/>
        </draw:polygon>
        <draw:frame draw:style-name="gr6" draw:text-style-name="P3" draw:layer="layout" svg:width="0.264cm" svg:height="0.42cm" svg:x="3.575cm" svg:y="16.839cm">
          <draw:text-box>
            <text:p text:style-name="P2"><text:span text:style-name="T1">A</text:span></text:p>
          </draw:text-box>
        </draw:frame>
        <draw:frame draw:style-name="gr6" draw:text-style-name="P3" draw:layer="layout" svg:width="0.252cm" svg:height="0.42cm" svg:x="6.084cm" svg:y="16.839cm">
          <draw:text-box>
            <text:p text:style-name="P2"><text:span text:style-name="T1">B</text:span></text:p>
          </draw:text-box>
        </draw:frame>
        <draw:frame draw:style-name="gr21" draw:text-style-name="P3" draw:layer="layout" svg:width="0.256cm" svg:height="0.42cm" svg:x="8.58cm" svg:y="16.839cm">
          <draw:text-box>
            <text:p text:style-name="P2"><text:span text:style-name="T1">C</text:span></text:p>
          </draw:text-box>
        </draw:frame>
        <draw:frame draw:style-name="gr8" draw:text-style-name="P3" draw:layer="layout" svg:width="0.269cm" svg:height="0.42cm" svg:x="11.031cm" svg:y="16.839cm">
          <draw:text-box>
            <text:p text:style-name="P2"><text:span text:style-name="T1">D</text:span></text:p>
          </draw:text-box>
        </draw:frame>
        <draw:frame draw:style-name="gr9" draw:text-style-name="P3" draw:layer="layout" svg:width="0.239cm" svg:height="0.42cm" svg:x="13.569cm" svg:y="16.839cm">
          <draw:text-box>
            <text:p text:style-name="P2"><text:span text:style-name="T1">E</text:span></text:p>
          </draw:text-box>
        </draw:frame>
        <draw:frame draw:style-name="gr10" draw:text-style-name="P3" draw:layer="layout" svg:width="0.222cm" svg:height="0.42cm" svg:x="3.537cm" svg:y="15.569cm">
          <draw:text-box>
            <text:p text:style-name="P2"><text:span text:style-name="T1">L</text:span></text:p>
          </draw:text-box>
        </draw:frame>
        <draw:frame draw:style-name="gr22" draw:text-style-name="P3" draw:layer="layout" svg:width="1.708cm" svg:height="0.42cm" svg:x="14.786cm" svg:y="17.637cm">
          <draw:text-box>
            <text:p text:style-name="P2"><text:span text:style-name="T1">Fromspace</text:span></text:p>
          </draw:text-box>
        </draw:frame>
        <draw:line draw:style-name="gr12" draw:text-style-name="P1" draw:layer="layout" svg:x1="3.86cm" svg:y1="18.08cm" svg:x2="15.481cm" svg:y2="18.08cm">
          <text:p/>
        </draw:line>
        <draw:line draw:style-name="gr3" draw:text-style-name="P1" draw:layer="layout" svg:x1="3.03cm" svg:y1="15.064cm" svg:x2="3.917cm" svg:y2="15.496cm">
          <text:p/>
        </draw:line>
        <draw:polygon draw:style-name="gr4" draw:text-style-name="P1" draw:layer="layout" svg:width="0.204cm" svg:height="0.144cm" svg:x="3.832cm" svg:y="15.409cm" svg:viewBox="0 0 205 145" draw:points="205,145 0,127 76,83 73,0">
          <text:p/>
        </draw:polygon>
        <draw:polygon draw:style-name="gr23" draw:text-style-name="P1" draw:layer="layout" svg:width="1.659cm" svg:height="0.634cm" svg:x="3.86cm" svg:y="18.557cm" svg:viewBox="0 0 1660 635" draw:points="0,635 1660,635 1660,0 0,0">
          <text:p/>
        </draw:polygon>
        <draw:line draw:style-name="gr24" draw:text-style-name="P1" draw:layer="layout" svg:x1="4.69cm" svg:y1="18.557cm" svg:x2="4.69cm" svg:y2="19.192cm">
          <text:p/>
        </draw:line>
        <draw:path draw:style-name="gr3" draw:text-style-name="P1" draw:layer="layout" svg:width="1.121cm" svg:height="0.559cm" svg:x="4.275cm" svg:y="18.874cm" svg:viewBox="0 0 1122 560" svg:d="m0 0c0 0 569 839 1122 463">
          <text:p/>
        </draw:path>
        <draw:polygon draw:style-name="gr4" draw:text-style-name="P1" draw:layer="layout" svg:width="0.199cm" svg:height="0.161cm" svg:x="5.306cm" svg:y="19.262cm" svg:viewBox="0 0 200 162" draw:points="200,0 93,162 83,80 0,47">
          <text:p/>
        </draw:polygon>
        <draw:path draw:style-name="gr2" draw:text-style-name="P1" draw:layer="layout" svg:width="1.041cm" svg:height="2.331cm" svg:x="3.234cm" svg:y="16.017cm" svg:viewBox="0 0 1042 2332" svg:d="m1042 0c-815 685-1506 1415-646 2332">
          <text:p/>
        </draw:path>
        <draw:polygon draw:style-name="gr4" draw:text-style-name="P1" draw:layer="layout" svg:width="0.183cm" svg:height="0.179cm" svg:x="3.533cm" svg:y="18.263cm" svg:viewBox="0 0 184 180" draw:points="184,180 0,94 89,79 119,0">
          <text:p/>
        </draw:polygon>
        <draw:path draw:style-name="gr2" draw:text-style-name="P1" draw:layer="layout" svg:width="6.794cm" svg:height="1.092cm" svg:x="7.441cm" svg:y="17.287cm" svg:viewBox="0 0 6795 1093" svg:d="m6795 0c-2275 940-4028 294-6795 1093">
          <text:p/>
        </draw:path>
        <draw:polygon draw:style-name="gr4" draw:text-style-name="P1" draw:layer="layout" svg:width="0.205cm" svg:height="0.136cm" svg:x="7.312cm" svg:y="18.296cm" svg:viewBox="0 0 206 137" draw:points="0,122 159,0 138,81 206,137">
          <text:p/>
        </draw:polygon>
        <draw:frame draw:style-name="gr25" draw:text-style-name="P3" draw:layer="layout" svg:width="1.288cm" svg:height="0.42cm" svg:x="14.899cm" svg:y="18.215cm">
          <draw:text-box>
            <text:p text:style-name="P2"><text:span text:style-name="T1">Tospace</text:span></text:p>
          </draw:text-box>
        </draw:frame>
        <draw:frame draw:style-name="gr26" draw:text-style-name="P3" draw:layer="layout" svg:width="0.32cm" svg:height="0.42cm" svg:x="3.86cm" svg:y="19.246cm">
          <draw:text-box>
            <text:p text:style-name="P2"><text:span text:style-name="T1">L'</text:span></text:p>
          </draw:text-box>
        </draw:frame>
        <draw:polygon draw:style-name="gr18" draw:text-style-name="P1" draw:layer="layout" svg:width="1.659cm" svg:height="0.634cm" svg:x="5.52cm" svg:y="18.557cm" svg:viewBox="0 0 1660 635" draw:points="0,635 1660,635 1660,0 0,0">
          <text:p/>
        </draw:polygon>
        <draw:line draw:style-name="gr2" draw:text-style-name="P1" draw:layer="layout" svg:x1="6.35cm" svg:y1="18.557cm" svg:x2="6.35cm" svg:y2="19.192cm">
          <text:p/>
        </draw:line>
        <draw:frame draw:style-name="gr27" draw:text-style-name="P3" draw:layer="layout" svg:width="0.362cm" svg:height="0.42cm" svg:x="5.52cm" svg:y="19.246cm">
          <draw:text-box>
            <text:p text:style-name="P2"><text:span text:style-name="T1">A'</text:span></text:p>
          </draw:text-box>
        </draw:frame>
        <draw:polygon draw:style-name="gr18" draw:text-style-name="P1" draw:layer="layout" svg:width="1.659cm" svg:height="0.634cm" svg:x="7.18cm" svg:y="18.557cm" svg:viewBox="0 0 1660 635" draw:points="0,635 1660,635 1660,0 0,0">
          <text:p/>
        </draw:polygon>
        <draw:line draw:style-name="gr2" draw:text-style-name="P1" draw:layer="layout" svg:x1="8.01cm" svg:y1="18.557cm" svg:x2="8.01cm" svg:y2="19.192cm">
          <text:p/>
        </draw:line>
        <draw:line draw:style-name="gr2" draw:text-style-name="P1" draw:layer="layout" svg:x1="4.275cm" svg:y1="17.287cm" svg:x2="5.393cm" svg:y2="18.362cm">
          <text:p/>
        </draw:line>
        <draw:polygon draw:style-name="gr4" draw:text-style-name="P1" draw:layer="layout" svg:width="0.187cm" svg:height="0.176cm" svg:x="5.298cm" svg:y="18.276cm" svg:viewBox="0 0 188 177" draw:points="188,177 0,99 88,80 113,0">
          <text:p/>
        </draw:polygon>
        <draw:path draw:style-name="gr3" draw:text-style-name="P1" draw:layer="layout" svg:width="1.889cm" svg:height="0.499cm" svg:x="5.105cm" svg:y="18.874cm" svg:viewBox="0 0 1890 500" svg:d="m0 0c0 0 1291 709 1890 439">
          <text:p/>
        </draw:path>
        <draw:polygon draw:style-name="gr4" draw:text-style-name="P1" draw:layer="layout" svg:width="0.205cm" svg:height="0.141cm" svg:x="6.911cm" svg:y="19.258cm" svg:viewBox="0 0 206 142" draw:points="206,0 69,142 75,59 0,13">
          <text:p/>
        </draw:polygon>
        <draw:path draw:style-name="gr28" draw:text-style-name="P1" draw:layer="layout" svg:width="1.121cm" svg:height="0.559cm" svg:x="4.275cm" svg:y="18.874cm" svg:viewBox="0 0 1122 560" svg:d="m0 0c0 0 569 839 1122 463">
          <text:p/>
        </draw:path>
        <draw:path draw:style-name="gr28" draw:text-style-name="P1" draw:layer="layout" svg:width="1.889cm" svg:height="0.499cm" svg:x="5.105cm" svg:y="18.874cm" svg:viewBox="0 0 1890 500" svg:d="m0 0c0 0 1291 709 1890 439">
          <text:p/>
        </draw:path>
        <draw:path draw:style-name="gr24" draw:text-style-name="P1" draw:layer="layout" svg:width="1.121cm" svg:height="0.559cm" svg:x="4.275cm" svg:y="18.874cm" svg:viewBox="0 0 1122 560" svg:d="m0 0c0 0 569 839 1122 463">
          <text:p/>
        </draw:path>
        <draw:path draw:style-name="gr24" draw:text-style-name="P1" draw:layer="layout" svg:width="1.121cm" svg:height="0.559cm" svg:x="4.275cm" svg:y="18.874cm" svg:viewBox="0 0 1122 560" svg:d="m0 0c0 0 569 839 1122 463">
          <text:p/>
        </draw:path>
        <draw:path draw:style-name="gr24" draw:text-style-name="P1" draw:layer="layout" svg:width="1.889cm" svg:height="0.499cm" svg:x="5.105cm" svg:y="18.874cm" svg:viewBox="0 0 1890 500" svg:d="m0 0c0 0 1291 709 1890 439">
          <text:p/>
        </draw:path>
        <draw:path draw:style-name="gr24" draw:text-style-name="P1" draw:layer="layout" svg:width="1.889cm" svg:height="0.499cm" svg:x="5.105cm" svg:y="18.874cm" svg:viewBox="0 0 1890 500" svg:d="m0 0c0 0 1291 709 1890 439">
          <text:p/>
        </draw:path>
        <draw:line draw:style-name="gr3" draw:text-style-name="P1" draw:layer="layout" svg:x1="6.766cm" svg:y1="18.874cm" svg:x2="6.442cm" svg:y2="17.78cm">
          <text:p/>
        </draw:line>
        <draw:polygon draw:style-name="gr4" draw:text-style-name="P1" draw:layer="layout" svg:width="0.15cm" svg:height="0.187cm" svg:x="6.381cm" svg:y="17.66cm" svg:viewBox="0 0 151 188" draw:points="26,0 151,151 64,129 0,188">
          <text:p/>
        </draw:polygon>
        <draw:polyline draw:style-name="gr3" draw:text-style-name="P1" draw:layer="layout" svg:width="0.183cm" svg:height="0.634cm" svg:x="8.84cm" svg:y="19.509cm" svg:viewBox="0 0 184 635" draw:points="0,0 0,635 184,635">
          <text:p/>
        </draw:polyline>
        <draw:frame draw:style-name="gr29" draw:text-style-name="P3" draw:layer="layout" svg:width="0.336cm" svg:height="0.42cm" svg:x="7.18cm" svg:y="19.246cm">
          <draw:text-box>
            <text:p text:style-name="P2"><text:span text:style-name="T1">E'</text:span></text:p>
          </draw:text-box>
        </draw:frame>
        <draw:polyline draw:style-name="gr3" draw:text-style-name="P1" draw:layer="layout" svg:width="0.184cm" svg:height="0.634cm" svg:x="5.335cm" svg:y="19.509cm" svg:viewBox="0 0 185 635" draw:points="185,0 185,635 0,635">
          <text:p/>
        </draw:polyline>
        <draw:frame draw:style-name="gr30" draw:text-style-name="P3" draw:layer="layout" svg:width="0.619cm" svg:height="0.42cm" svg:x="9.063cm" svg:y="20.011cm">
          <draw:text-box>
            <text:p text:style-name="P2"><text:span text:style-name="T2">free</text:span></text:p>
          </draw:text-box>
        </draw:frame>
        <draw:frame draw:style-name="gr31" draw:text-style-name="P3" draw:layer="layout" svg:width="0.717cm" svg:height="0.42cm" svg:x="4.62cm" svg:y="20.011cm">
          <draw:text-box>
            <text:p text:style-name="P2"><text:span text:style-name="T2">scan</text:span></text:p>
          </draw:text-box>
        </draw:frame>
      </draw:page>
      <draw:page draw:name="page4" draw:style-name="dp1" draw:master-page-name="Default">
        <draw:polygon draw:style-name="gr1" draw:text-style-name="P1" draw:layer="layout" svg:width="1.642cm" svg:height="0.634cm" svg:x="3.851cm" svg:y="4.33cm" svg:viewBox="0 0 1643 635" draw:points="0,635 1643,635 1643,0 0,0">
          <text:p/>
        </draw:polygon>
        <draw:line draw:style-name="gr2" draw:text-style-name="P1" draw:layer="layout" svg:x1="4.673cm" svg:y1="4.33cm" svg:x2="4.673cm" svg:y2="4.965cm">
          <text:p/>
        </draw:line>
        <draw:polygon draw:style-name="gr1" draw:text-style-name="P1" draw:layer="layout" svg:width="1.642cm" svg:height="0.634cm" svg:x="3.851cm" svg:y="5.6cm" svg:viewBox="0 0 1643 635" draw:points="0,635 1643,635 1643,0 0,0">
          <text:p/>
        </draw:polygon>
        <draw:line draw:style-name="gr2" draw:text-style-name="P1" draw:layer="layout" svg:x1="4.673cm" svg:y1="5.6cm" svg:x2="4.673cm" svg:y2="6.235cm">
          <text:p/>
        </draw:line>
        <draw:polygon draw:style-name="gr1" draw:text-style-name="P1" draw:layer="layout" svg:width="1.642cm" svg:height="0.634cm" svg:x="6.316cm" svg:y="5.6cm" svg:viewBox="0 0 1643 635" draw:points="0,635 1643,635 1643,0 0,0">
          <text:p/>
        </draw:polygon>
        <draw:line draw:style-name="gr2" draw:text-style-name="P1" draw:layer="layout" svg:x1="7.137cm" svg:y1="5.6cm" svg:x2="7.137cm" svg:y2="6.235cm">
          <text:p/>
        </draw:line>
        <draw:polygon draw:style-name="gr1" draw:text-style-name="P1" draw:layer="layout" svg:width="1.642cm" svg:height="0.634cm" svg:x="8.78cm" svg:y="5.6cm" svg:viewBox="0 0 1643 635" draw:points="0,635 1643,635 1643,0 0,0">
          <text:p/>
        </draw:polygon>
        <draw:line draw:style-name="gr2" draw:text-style-name="P1" draw:layer="layout" svg:x1="9.601cm" svg:y1="5.6cm" svg:x2="9.601cm" svg:y2="6.235cm">
          <text:p/>
        </draw:line>
        <draw:polygon draw:style-name="gr1" draw:text-style-name="P1" draw:layer="layout" svg:width="1.642cm" svg:height="0.634cm" svg:x="11.244cm" svg:y="5.6cm" svg:viewBox="0 0 1643 635" draw:points="0,635 1643,635 1643,0 0,0">
          <text:p/>
        </draw:polygon>
        <draw:line draw:style-name="gr2" draw:text-style-name="P1" draw:layer="layout" svg:x1="12.065cm" svg:y1="5.6cm" svg:x2="12.065cm" svg:y2="6.235cm">
          <text:p/>
        </draw:line>
        <draw:polygon draw:style-name="gr1" draw:text-style-name="P1" draw:layer="layout" svg:width="1.642cm" svg:height="0.634cm" svg:x="13.708cm" svg:y="5.6cm" svg:viewBox="0 0 1643 635" draw:points="0,635 1643,635 1643,0 0,0">
          <text:p/>
        </draw:polygon>
        <draw:line draw:style-name="gr2" draw:text-style-name="P1" draw:layer="layout" svg:x1="14.529cm" svg:y1="5.6cm" svg:x2="14.529cm" svg:y2="6.235cm">
          <text:p/>
        </draw:line>
        <draw:line draw:style-name="gr3" draw:text-style-name="P1" draw:layer="layout" svg:x1="5.083cm" svg:y1="5.917cm" svg:x2="6.132cm" svg:y2="5.917cm">
          <text:p/>
        </draw:line>
        <draw:polygon draw:style-name="gr4" draw:text-style-name="P1" draw:layer="layout" svg:width="0.189cm" svg:height="0.142cm" svg:x="6.077cm" svg:y="5.846cm" svg:viewBox="0 0 190 143" draw:points="190,71 0,143 45,71 0,0">
          <text:p/>
        </draw:polygon>
        <draw:line draw:style-name="gr3" draw:text-style-name="P1" draw:layer="layout" svg:x1="7.548cm" svg:y1="5.917cm" svg:x2="8.597cm" svg:y2="5.917cm">
          <text:p/>
        </draw:line>
        <draw:polygon draw:style-name="gr4" draw:text-style-name="P1" draw:layer="layout" svg:width="0.189cm" svg:height="0.142cm" svg:x="8.541cm" svg:y="5.846cm" svg:viewBox="0 0 190 143" draw:points="190,71 0,143 45,71 0,0">
          <text:p/>
        </draw:polygon>
        <draw:line draw:style-name="gr3" draw:text-style-name="P1" draw:layer="layout" svg:x1="10.012cm" svg:y1="5.917cm" svg:x2="11.061cm" svg:y2="5.917cm">
          <text:p/>
        </draw:line>
        <draw:polygon draw:style-name="gr4" draw:text-style-name="P1" draw:layer="layout" svg:width="0.189cm" svg:height="0.142cm" svg:x="11.006cm" svg:y="5.846cm" svg:viewBox="0 0 190 143" draw:points="190,71 0,143 45,71 0,0">
          <text:p/>
        </draw:polygon>
        <draw:line draw:style-name="gr3" draw:text-style-name="P1" draw:layer="layout" svg:x1="12.476cm" svg:y1="5.917cm" svg:x2="13.525cm" svg:y2="5.917cm">
          <text:p/>
        </draw:line>
        <draw:polygon draw:style-name="gr4" draw:text-style-name="P1" draw:layer="layout" svg:width="0.189cm" svg:height="0.142cm" svg:x="13.47cm" svg:y="5.846cm" svg:viewBox="0 0 190 143" draw:points="190,71 0,143 45,71 0,0">
          <text:p/>
        </draw:polygon>
        <draw:line draw:style-name="gr3" draw:text-style-name="P1" draw:layer="layout" svg:x1="5.083cm" svg:y1="4.647cm" svg:x2="13.205cm" svg:y2="5.498cm">
          <text:p/>
        </draw:line>
        <draw:polygon draw:style-name="gr4" draw:text-style-name="P1" draw:layer="layout" svg:width="0.196cm" svg:height="0.141cm" svg:x="13.142cm" svg:y="5.421cm" svg:viewBox="0 0 197 142" draw:points="197,91 0,142 54,76 17,0">
          <text:p/>
        </draw:polygon>
        <draw:frame draw:style-name="gr32" draw:text-style-name="P3" draw:layer="layout" svg:width="0.264cm" svg:height="0.42cm" svg:x="3.57cm" svg:y="5.47cm">
          <draw:text-box>
            <text:p text:style-name="P2"><text:span text:style-name="T1">A</text:span></text:p>
          </draw:text-box>
        </draw:frame>
        <draw:frame draw:style-name="gr32" draw:text-style-name="P3" draw:layer="layout" svg:width="0.252cm" svg:height="0.42cm" svg:x="6.053cm" svg:y="5.47cm">
          <draw:text-box>
            <text:p text:style-name="P2"><text:span text:style-name="T1">B</text:span></text:p>
          </draw:text-box>
        </draw:frame>
        <draw:frame draw:style-name="gr33" draw:text-style-name="P3" draw:layer="layout" svg:width="0.256cm" svg:height="0.42cm" svg:x="8.522cm" svg:y="5.47cm">
          <draw:text-box>
            <text:p text:style-name="P2"><text:span text:style-name="T1">C</text:span></text:p>
          </draw:text-box>
        </draw:frame>
        <draw:frame draw:style-name="gr34" draw:text-style-name="P3" draw:layer="layout" svg:width="0.269cm" svg:height="0.42cm" svg:x="10.947cm" svg:y="5.47cm">
          <draw:text-box>
            <text:p text:style-name="P2"><text:span text:style-name="T1">D</text:span></text:p>
          </draw:text-box>
        </draw:frame>
        <draw:frame draw:style-name="gr35" draw:text-style-name="P3" draw:layer="layout" svg:width="0.239cm" svg:height="0.42cm" svg:x="13.459cm" svg:y="5.47cm">
          <draw:text-box>
            <text:p text:style-name="P2"><text:span text:style-name="T1">E</text:span></text:p>
          </draw:text-box>
        </draw:frame>
        <draw:frame draw:style-name="gr36" draw:text-style-name="P3" draw:layer="layout" svg:width="0.222cm" svg:height="0.42cm" svg:x="3.531cm" svg:y="4.2cm">
          <draw:text-box>
            <text:p text:style-name="P2"><text:span text:style-name="T1">L</text:span></text:p>
          </draw:text-box>
        </draw:frame>
        <draw:frame draw:style-name="gr37" draw:text-style-name="P3" draw:layer="layout" svg:width="1.69cm" svg:height="0.42cm" svg:x="14.55cm" svg:y="6.224cm">
          <draw:text-box>
            <text:p text:style-name="P2"><text:span text:style-name="T1">Fromspace</text:span></text:p>
          </draw:text-box>
        </draw:frame>
        <draw:line draw:style-name="gr12" draw:text-style-name="P1" draw:layer="layout" svg:x1="3.851cm" svg:y1="6.711cm" svg:x2="15.35cm" svg:y2="6.711cm">
          <text:p/>
        </draw:line>
        <draw:line draw:style-name="gr3" draw:text-style-name="P1" draw:layer="layout" svg:x1="3.03cm" svg:y1="3.695cm" svg:x2="3.907cm" svg:y2="4.127cm">
          <text:p/>
        </draw:line>
        <draw:polygon draw:style-name="gr4" draw:text-style-name="P1" draw:layer="layout" svg:width="0.202cm" svg:height="0.144cm" svg:x="3.823cm" svg:y="4.04cm" svg:viewBox="0 0 203 145" draw:points="203,145 0,126 75,83 72,0">
          <text:p/>
        </draw:polygon>
        <draw:polygon draw:style-name="gr23" draw:text-style-name="P1" draw:layer="layout" svg:width="1.642cm" svg:height="0.634cm" svg:x="3.851cm" svg:y="7.187cm" svg:viewBox="0 0 1643 635" draw:points="0,635 1643,635 1643,0 0,0">
          <text:p/>
        </draw:polygon>
        <draw:line draw:style-name="gr24" draw:text-style-name="P1" draw:layer="layout" svg:x1="4.673cm" svg:y1="7.187cm" svg:x2="4.673cm" svg:y2="7.822cm">
          <text:p/>
        </draw:line>
        <draw:path draw:style-name="gr3" draw:text-style-name="P1" draw:layer="layout" svg:width="1.109cm" svg:height="0.558cm" svg:x="4.262cm" svg:y="7.505cm" svg:viewBox="0 0 1110 559" svg:d="m0 0c0 0 563 839 1110 462">
          <text:p/>
        </draw:path>
        <draw:polygon draw:style-name="gr4" draw:text-style-name="P1" draw:layer="layout" svg:width="0.197cm" svg:height="0.161cm" svg:x="5.282cm" svg:y="7.893cm" svg:viewBox="0 0 198 162" draw:points="198,0 92,162 82,80 0,47">
          <text:p/>
        </draw:polygon>
        <draw:path draw:style-name="gr2" draw:text-style-name="P1" draw:layer="layout" svg:width="1.03cm" svg:height="2.332cm" svg:x="3.232cm" svg:y="4.647cm" svg:viewBox="0 0 1031 2333" svg:d="m1031 0c-806 686-1490 1415-639 2333">
          <text:p/>
        </draw:path>
        <draw:polygon draw:style-name="gr4" draw:text-style-name="P1" draw:layer="layout" svg:width="0.181cm" svg:height="0.179cm" svg:x="3.528cm" svg:y="6.894cm" svg:viewBox="0 0 182 180" draw:points="182,180 0,94 88,78 117,0">
          <text:p/>
        </draw:polygon>
        <draw:frame draw:style-name="gr38" draw:text-style-name="P3" draw:layer="layout" svg:width="1.275cm" svg:height="0.42cm" svg:x="14.775cm" svg:y="6.846cm">
          <draw:text-box>
            <text:p text:style-name="P2"><text:span text:style-name="T1">Tospace</text:span></text:p>
          </draw:text-box>
        </draw:frame>
        <draw:frame draw:style-name="gr39" draw:text-style-name="P3" draw:layer="layout" svg:width="0.256cm" svg:height="0.42cm" svg:x="8.46cm" svg:y="5.47cm">
          <draw:text-box>
            <text:p text:style-name="P2"><text:span text:style-name="T1">C</text:span></text:p>
          </draw:text-box>
        </draw:frame>
        <draw:frame draw:style-name="gr40" draw:text-style-name="P3" draw:layer="layout" svg:width="0.32cm" svg:height="0.42cm" svg:x="3.851cm" svg:y="7.877cm">
          <draw:text-box>
            <text:p text:style-name="P2"><text:span text:style-name="T1">L'</text:span></text:p>
          </draw:text-box>
        </draw:frame>
        <draw:polygon draw:style-name="gr23" draw:text-style-name="P1" draw:layer="layout" svg:width="1.642cm" svg:height="0.634cm" svg:x="5.494cm" svg:y="7.187cm" svg:viewBox="0 0 1643 635" draw:points="0,635 1643,635 1643,0 0,0">
          <text:p/>
        </draw:polygon>
        <draw:line draw:style-name="gr24" draw:text-style-name="P1" draw:layer="layout" svg:x1="6.316cm" svg:y1="7.187cm" svg:x2="6.316cm" svg:y2="7.822cm">
          <text:p/>
        </draw:line>
        <draw:line draw:style-name="gr41" draw:text-style-name="P1" draw:layer="layout" svg:x1="5.494cm" svg:y1="7.187cm" svg:x2="5.494cm" svg:y2="7.822cm">
          <text:p/>
        </draw:line>
        <draw:frame draw:style-name="gr42" draw:text-style-name="P3" draw:layer="layout" svg:width="0.362cm" svg:height="0.42cm" svg:x="5.494cm" svg:y="7.877cm">
          <draw:text-box>
            <text:p text:style-name="P2"><text:span text:style-name="T1">A'</text:span></text:p>
          </draw:text-box>
        </draw:frame>
        <draw:polygon draw:style-name="gr18" draw:text-style-name="P1" draw:layer="layout" svg:width="1.642cm" svg:height="0.634cm" svg:x="7.137cm" svg:y="7.187cm" svg:viewBox="0 0 1643 635" draw:points="0,635 1643,635 1643,0 0,0">
          <text:p/>
        </draw:polygon>
        <draw:line draw:style-name="gr2" draw:text-style-name="P1" draw:layer="layout" svg:x1="7.958cm" svg:y1="7.187cm" svg:x2="7.958cm" svg:y2="7.822cm">
          <text:p/>
        </draw:line>
        <draw:frame draw:style-name="gr43" draw:text-style-name="P3" draw:layer="layout" svg:width="0.336cm" svg:height="0.42cm" svg:x="7.137cm" svg:y="7.877cm">
          <draw:text-box>
            <text:p text:style-name="P2"><text:span text:style-name="T1">E'</text:span></text:p>
          </draw:text-box>
        </draw:frame>
        <draw:polygon draw:style-name="gr18" draw:text-style-name="P1" draw:layer="layout" svg:width="1.642cm" svg:height="0.634cm" svg:x="8.78cm" svg:y="7.187cm" svg:viewBox="0 0 1643 635" draw:points="0,635 1643,635 1643,0 0,0">
          <text:p/>
        </draw:polygon>
        <draw:line draw:style-name="gr2" draw:text-style-name="P1" draw:layer="layout" svg:x1="9.601cm" svg:y1="7.187cm" svg:x2="9.601cm" svg:y2="7.822cm">
          <text:p/>
        </draw:line>
        <draw:line draw:style-name="gr2" draw:text-style-name="P1" draw:layer="layout" svg:x1="4.262cm" svg:y1="5.917cm" svg:x2="5.368cm" svg:y2="6.993cm">
          <text:p/>
        </draw:line>
        <draw:polygon draw:style-name="gr4" draw:text-style-name="P1" draw:layer="layout" svg:width="0.185cm" svg:height="0.175cm" svg:x="5.274cm" svg:y="6.907cm" svg:viewBox="0 0 186 176" draw:points="186,176 0,99 87,80 112,0">
          <text:p/>
        </draw:polygon>
        <draw:line draw:style-name="gr2" draw:text-style-name="P1" draw:layer="layout" svg:x1="6.726cm" svg:y1="5.917cm" svg:x2="8.668cm" svg:y2="6.993cm">
          <text:p/>
        </draw:line>
        <draw:polygon draw:style-name="gr4" draw:text-style-name="P1" draw:layer="layout" svg:width="0.201cm" svg:height="0.15cm" svg:x="8.582cm" svg:y="6.906cm" svg:viewBox="0 0 202 151" draw:points="202,151 0,123 78,83 79,0">
          <text:p/>
        </draw:polygon>
        <draw:path draw:style-name="gr3" draw:text-style-name="P1" draw:layer="layout" svg:width="1.869cm" svg:height="0.499cm" svg:x="5.083cm" svg:y="7.505cm" svg:viewBox="0 0 1870 500" svg:d="m0 0c0 0 1277 709 1870 439">
          <text:p/>
        </draw:path>
        <draw:polygon draw:style-name="gr4" draw:text-style-name="P1" draw:layer="layout" svg:width="0.203cm" svg:height="0.141cm" svg:x="6.871cm" svg:y="7.889cm" svg:viewBox="0 0 204 142" draw:points="204,0 68,142 74,59 0,13">
          <text:p/>
        </draw:polygon>
        <draw:path draw:style-name="gr3" draw:text-style-name="P1" draw:layer="layout" svg:width="1.869cm" svg:height="0.499cm" svg:x="6.726cm" svg:y="7.505cm" svg:viewBox="0 0 1870 500" svg:d="m0 0c0 0 1277 709 1870 439">
          <text:p/>
        </draw:path>
        <draw:polygon draw:style-name="gr4" draw:text-style-name="P1" draw:layer="layout" svg:width="0.203cm" svg:height="0.141cm" svg:x="8.513cm" svg:y="7.889cm" svg:viewBox="0 0 204 142" draw:points="204,0 68,142 74,59 0,13">
          <text:p/>
        </draw:polygon>
        <draw:path draw:style-name="gr2" draw:text-style-name="P1" draw:layer="layout" svg:width="6.723cm" svg:height="1.093cm" svg:x="7.395cm" svg:y="5.917cm" svg:viewBox="0 0 6724 1094" svg:d="m6724 0c-2252 941-3986 294-6724 1094">
          <text:p/>
        </draw:path>
        <draw:polygon draw:style-name="gr4" draw:text-style-name="P1" draw:layer="layout" svg:width="0.203cm" svg:height="0.136cm" svg:x="7.267cm" svg:y="6.927cm" svg:viewBox="0 0 204 137" draw:points="0,121 157,0 137,81 204,137">
          <text:p/>
        </draw:polygon>
        <draw:line draw:style-name="gr3" draw:text-style-name="P1" draw:layer="layout" svg:x1="10.012cm" svg:y1="7.505cm" svg:x2="8.932cm" svg:y2="6.388cm">
          <text:p/>
        </draw:line>
        <draw:polygon draw:style-name="gr4" draw:text-style-name="P1" draw:layer="layout" svg:width="0.182cm" svg:height="0.177cm" svg:x="8.842cm" svg:y="6.295cm" svg:viewBox="0 0 183 178" draw:points="0,0 183,83 96,100 68,178">
          <text:p/>
        </draw:polygon>
        <draw:path draw:style-name="gr28" draw:text-style-name="P1" draw:layer="layout" svg:width="1.869cm" svg:height="0.499cm" svg:x="6.726cm" svg:y="7.505cm" svg:viewBox="0 0 1870 500" svg:d="m0 0c0 0 1277 709 1870 439">
          <text:p/>
        </draw:path>
        <draw:path draw:style-name="gr28" draw:text-style-name="P1" draw:layer="layout" svg:width="1.109cm" svg:height="0.558cm" svg:x="4.262cm" svg:y="7.505cm" svg:viewBox="0 0 1110 559" svg:d="m0 0c0 0 563 839 1110 462">
          <text:p/>
        </draw:path>
        <draw:path draw:style-name="gr28" draw:text-style-name="P1" draw:layer="layout" svg:width="1.869cm" svg:height="0.499cm" svg:x="5.083cm" svg:y="7.505cm" svg:viewBox="0 0 1870 500" svg:d="m0 0c0 0 1277 709 1870 439">
          <text:p/>
        </draw:path>
        <draw:polyline draw:style-name="gr3" draw:text-style-name="P1" draw:layer="layout" svg:width="0.181cm" svg:height="0.634cm" svg:x="10.422cm" svg:y="8.14cm" svg:viewBox="0 0 182 635" draw:points="0,0 0,635 182,635">
          <text:p/>
        </draw:polyline>
        <draw:frame draw:style-name="gr42" draw:text-style-name="P3" draw:layer="layout" svg:width="0.349cm" svg:height="0.42cm" svg:x="8.78cm" svg:y="7.877cm">
          <draw:text-box>
            <text:p text:style-name="P2"><text:span text:style-name="T1">B'</text:span></text:p>
          </draw:text-box>
        </draw:frame>
        <draw:polyline draw:style-name="gr3" draw:text-style-name="P1" draw:layer="layout" svg:width="0.182cm" svg:height="0.634cm" svg:x="6.954cm" svg:y="8.14cm" svg:viewBox="0 0 183 635" draw:points="183,0 183,635 0,635">
          <text:p/>
        </draw:polyline>
        <draw:frame draw:style-name="gr44" draw:text-style-name="P3" draw:layer="layout" svg:width="0.614cm" svg:height="0.42cm" svg:x="10.642cm" svg:y="8.641cm">
          <draw:text-box>
            <text:p text:style-name="P2"><text:span text:style-name="T2">free</text:span></text:p>
          </draw:text-box>
        </draw:frame>
        <draw:frame draw:style-name="gr45" draw:text-style-name="P3" draw:layer="layout" svg:width="0.709cm" svg:height="0.42cm" svg:x="6.247cm" svg:y="8.641cm">
          <draw:text-box>
            <text:p text:style-name="P2"><text:span text:style-name="T2">scan</text:span></text:p>
          </draw:text-box>
        </draw:frame>
      </draw:page>
      <draw:page draw:name="page5" draw:style-name="dp1" draw:master-page-name="Default">
        <draw:polygon draw:style-name="gr1" draw:text-style-name="P1" draw:layer="layout" svg:width="1.659cm" svg:height="0.634cm" svg:x="3.86cm" svg:y="10.465cm" svg:viewBox="0 0 1660 635" draw:points="0,635 1660,635 1660,0 0,0">
          <text:p/>
        </draw:polygon>
        <draw:line draw:style-name="gr2" draw:text-style-name="P1" draw:layer="layout" svg:x1="4.69cm" svg:y1="10.465cm" svg:x2="4.69cm" svg:y2="11.1cm">
          <text:p/>
        </draw:line>
        <draw:polygon draw:style-name="gr1" draw:text-style-name="P1" draw:layer="layout" svg:width="1.659cm" svg:height="0.634cm" svg:x="3.86cm" svg:y="11.735cm" svg:viewBox="0 0 1660 635" draw:points="0,635 1660,635 1660,0 0,0">
          <text:p/>
        </draw:polygon>
        <draw:line draw:style-name="gr2" draw:text-style-name="P1" draw:layer="layout" svg:x1="4.69cm" svg:y1="11.735cm" svg:x2="4.69cm" svg:y2="12.37cm">
          <text:p/>
        </draw:line>
        <draw:polygon draw:style-name="gr46" draw:text-style-name="P1" draw:layer="layout" svg:width="1.659cm" svg:height="0.634cm" svg:x="6.35cm" svg:y="11.735cm" svg:viewBox="0 0 1660 635" draw:points="0,635 1660,635 1660,0 0,0">
          <text:p/>
        </draw:polygon>
        <draw:polygon draw:style-name="gr47" draw:text-style-name="P1" draw:layer="layout" svg:width="1.659cm" svg:height="0.634cm" svg:x="6.35cm" svg:y="11.735cm" svg:viewBox="0 0 1660 635" draw:points="0,635 1660,635 1660,0 0,0">
          <text:p/>
        </draw:polygon>
        <draw:line draw:style-name="gr2" draw:text-style-name="P1" draw:layer="layout" svg:x1="7.18cm" svg:y1="11.735cm" svg:x2="7.18cm" svg:y2="12.37cm">
          <text:p/>
        </draw:line>
        <draw:polygon draw:style-name="gr1" draw:text-style-name="P1" draw:layer="layout" svg:width="1.659cm" svg:height="0.634cm" svg:x="8.84cm" svg:y="11.735cm" svg:viewBox="0 0 1660 635" draw:points="0,635 1660,635 1660,0 0,0">
          <text:p/>
        </draw:polygon>
        <draw:line draw:style-name="gr2" draw:text-style-name="P1" draw:layer="layout" svg:x1="9.67cm" svg:y1="11.735cm" svg:x2="9.67cm" svg:y2="12.37cm">
          <text:p/>
        </draw:line>
        <draw:polygon draw:style-name="gr1" draw:text-style-name="P1" draw:layer="layout" svg:width="1.659cm" svg:height="0.634cm" svg:x="11.331cm" svg:y="11.735cm" svg:viewBox="0 0 1660 635" draw:points="0,635 1660,635 1660,0 0,0">
          <text:p/>
        </draw:polygon>
        <draw:line draw:style-name="gr2" draw:text-style-name="P1" draw:layer="layout" svg:x1="12.161cm" svg:y1="11.735cm" svg:x2="12.161cm" svg:y2="12.37cm">
          <text:p/>
        </draw:line>
        <draw:polygon draw:style-name="gr1" draw:text-style-name="P1" draw:layer="layout" svg:width="1.659cm" svg:height="0.634cm" svg:x="13.821cm" svg:y="11.735cm" svg:viewBox="0 0 1660 635" draw:points="0,635 1660,635 1660,0 0,0">
          <text:p/>
        </draw:polygon>
        <draw:line draw:style-name="gr2" draw:text-style-name="P1" draw:layer="layout" svg:x1="14.651cm" svg:y1="11.735cm" svg:x2="14.651cm" svg:y2="12.37cm">
          <text:p/>
        </draw:line>
        <draw:line draw:style-name="gr3" draw:text-style-name="P1" draw:layer="layout" svg:x1="5.105cm" svg:y1="12.052cm" svg:x2="6.165cm" svg:y2="12.052cm">
          <text:p/>
        </draw:line>
        <draw:polygon draw:style-name="gr4" draw:text-style-name="P1" draw:layer="layout" svg:width="0.191cm" svg:height="0.143cm" svg:x="6.109cm" svg:y="11.98cm" svg:viewBox="0 0 192 144" draw:points="192,72 0,144 46,72 0,0">
          <text:p/>
        </draw:polygon>
        <draw:line draw:style-name="gr3" draw:text-style-name="P1" draw:layer="layout" svg:x1="7.595cm" svg:y1="12.052cm" svg:x2="8.655cm" svg:y2="12.052cm">
          <text:p/>
        </draw:line>
        <draw:polygon draw:style-name="gr4" draw:text-style-name="P1" draw:layer="layout" svg:width="0.191cm" svg:height="0.143cm" svg:x="8.6cm" svg:y="11.98cm" svg:viewBox="0 0 192 144" draw:points="192,72 0,144 46,72 0,0">
          <text:p/>
        </draw:polygon>
        <draw:line draw:style-name="gr3" draw:text-style-name="P1" draw:layer="layout" svg:x1="10.085cm" svg:y1="12.052cm" svg:x2="11.145cm" svg:y2="12.052cm">
          <text:p/>
        </draw:line>
        <draw:polygon draw:style-name="gr4" draw:text-style-name="P1" draw:layer="layout" svg:width="0.191cm" svg:height="0.143cm" svg:x="11.09cm" svg:y="11.98cm" svg:viewBox="0 0 192 144" draw:points="192,72 0,144 46,72 0,0">
          <text:p/>
        </draw:polygon>
        <draw:line draw:style-name="gr3" draw:text-style-name="P1" draw:layer="layout" svg:x1="12.576cm" svg:y1="12.052cm" svg:x2="13.636cm" svg:y2="12.052cm">
          <text:p/>
        </draw:line>
        <draw:polygon draw:style-name="gr4" draw:text-style-name="P1" draw:layer="layout" svg:width="0.191cm" svg:height="0.143cm" svg:x="13.58cm" svg:y="11.98cm" svg:viewBox="0 0 192 144" draw:points="192,72 0,144 46,72 0,0">
          <text:p/>
        </draw:polygon>
        <draw:line draw:style-name="gr3" draw:text-style-name="P1" draw:layer="layout" svg:x1="5.105cm" svg:y1="10.782cm" svg:x2="13.313cm" svg:y2="11.633cm">
          <text:p/>
        </draw:line>
        <draw:polygon draw:style-name="gr4" draw:text-style-name="P1" draw:layer="layout" svg:width="0.198cm" svg:height="0.141cm" svg:x="13.249cm" svg:y="11.556cm" svg:viewBox="0 0 199 142" draw:points="199,91 0,142 54,76 17,0">
          <text:p/>
        </draw:polygon>
        <draw:frame draw:style-name="gr5" draw:text-style-name="P3" draw:layer="layout" svg:width="0.264cm" svg:height="0.42cm" svg:x="3.576cm" svg:y="11.605cm">
          <draw:text-box>
            <text:p text:style-name="P2"><text:span text:style-name="T1">A</text:span></text:p>
          </draw:text-box>
        </draw:frame>
        <draw:frame draw:style-name="gr6" draw:text-style-name="P3" draw:layer="layout" svg:width="0.252cm" svg:height="0.42cm" svg:x="6.084cm" svg:y="11.605cm">
          <draw:text-box>
            <text:p text:style-name="P2"><text:span text:style-name="T1">B</text:span></text:p>
          </draw:text-box>
        </draw:frame>
        <draw:frame draw:style-name="gr7" draw:text-style-name="P3" draw:layer="layout" svg:width="0.256cm" svg:height="0.42cm" svg:x="8.58cm" svg:y="11.605cm">
          <draw:text-box>
            <text:p text:style-name="P2"><text:span text:style-name="T1">C</text:span></text:p>
          </draw:text-box>
        </draw:frame>
        <draw:frame draw:style-name="gr8" draw:text-style-name="P3" draw:layer="layout" svg:width="0.269cm" svg:height="0.42cm" svg:x="11.031cm" svg:y="11.605cm">
          <draw:text-box>
            <text:p text:style-name="P2"><text:span text:style-name="T1">D</text:span></text:p>
          </draw:text-box>
        </draw:frame>
        <draw:frame draw:style-name="gr9" draw:text-style-name="P3" draw:layer="layout" svg:width="0.239cm" svg:height="0.42cm" svg:x="13.569cm" svg:y="11.605cm">
          <draw:text-box>
            <text:p text:style-name="P2"><text:span text:style-name="T1">E</text:span></text:p>
          </draw:text-box>
        </draw:frame>
        <draw:frame draw:style-name="gr10" draw:text-style-name="P3" draw:layer="layout" svg:width="0.222cm" svg:height="0.42cm" svg:x="3.537cm" svg:y="10.335cm">
          <draw:text-box>
            <text:p text:style-name="P2"><text:span text:style-name="T1">L</text:span></text:p>
          </draw:text-box>
        </draw:frame>
        <draw:frame draw:style-name="gr48" draw:text-style-name="P3" draw:layer="layout" svg:width="1.708cm" svg:height="0.423cm" svg:x="14.532cm" svg:y="12.43cm">
          <draw:text-box>
            <text:p text:style-name="P2"><text:span text:style-name="T1">Fromspace</text:span></text:p>
          </draw:text-box>
        </draw:frame>
        <draw:line draw:style-name="gr12" draw:text-style-name="P1" draw:layer="layout" svg:x1="3.86cm" svg:y1="12.846cm" svg:x2="15.481cm" svg:y2="12.846cm">
          <text:p/>
        </draw:line>
        <draw:line draw:style-name="gr3" draw:text-style-name="P1" draw:layer="layout" svg:x1="3.03cm" svg:y1="9.83cm" svg:x2="3.917cm" svg:y2="10.262cm">
          <text:p/>
        </draw:line>
        <draw:polygon draw:style-name="gr4" draw:text-style-name="P1" draw:layer="layout" svg:width="0.204cm" svg:height="0.144cm" svg:x="3.832cm" svg:y="10.175cm" svg:viewBox="0 0 205 145" draw:points="205,145 0,126 76,82 73,0">
          <text:p/>
        </draw:polygon>
        <draw:polygon draw:style-name="gr23" draw:text-style-name="P1" draw:layer="layout" svg:width="1.659cm" svg:height="0.634cm" svg:x="3.86cm" svg:y="13.322cm" svg:viewBox="0 0 1660 635" draw:points="0,635 1660,635 1660,0 0,0">
          <text:p/>
        </draw:polygon>
        <draw:line draw:style-name="gr24" draw:text-style-name="P1" draw:layer="layout" svg:x1="4.69cm" svg:y1="13.322cm" svg:x2="4.69cm" svg:y2="13.957cm">
          <text:p/>
        </draw:line>
        <draw:path draw:style-name="gr2" draw:text-style-name="P1" draw:layer="layout" svg:width="1.041cm" svg:height="2.331cm" svg:x="3.234cm" svg:y="10.782cm" svg:viewBox="0 0 1042 2332" svg:d="m1042 0c-815 686-1506 1415-646 2332">
          <text:p/>
        </draw:path>
        <draw:polygon draw:style-name="gr4" draw:text-style-name="P1" draw:layer="layout" svg:width="0.183cm" svg:height="0.179cm" svg:x="3.533cm" svg:y="13.029cm" svg:viewBox="0 0 184 180" draw:points="184,180 0,94 89,78 119,0">
          <text:p/>
        </draw:polygon>
        <draw:frame draw:style-name="gr13" draw:text-style-name="P3" draw:layer="layout" svg:width="1.289cm" svg:height="0.42cm" svg:x="14.899cm" svg:y="12.981cm">
          <draw:text-box>
            <text:p text:style-name="P2"><text:span text:style-name="T1">Tospace</text:span></text:p>
          </draw:text-box>
        </draw:frame>
        <draw:frame draw:style-name="gr26" draw:text-style-name="P3" draw:layer="layout" svg:width="0.32cm" svg:height="0.42cm" svg:x="3.86cm" svg:y="14.012cm">
          <draw:text-box>
            <text:p text:style-name="P2"><text:span text:style-name="T1">L'</text:span></text:p>
          </draw:text-box>
        </draw:frame>
        <draw:polygon draw:style-name="gr23" draw:text-style-name="P1" draw:layer="layout" svg:width="1.659cm" svg:height="0.634cm" svg:x="5.52cm" svg:y="13.322cm" svg:viewBox="0 0 1660 635" draw:points="0,635 1660,635 1660,0 0,0">
          <text:p/>
        </draw:polygon>
        <draw:line draw:style-name="gr24" draw:text-style-name="P1" draw:layer="layout" svg:x1="6.35cm" svg:y1="13.322cm" svg:x2="6.35cm" svg:y2="13.957cm">
          <text:p/>
        </draw:line>
        <draw:polygon draw:style-name="gr46" draw:text-style-name="P1" draw:layer="layout" svg:width="0cm" svg:height="0.634cm" svg:x="5.52cm" svg:y="13.322cm" svg:viewBox="0 0 0 635" draw:points="0,0 0,635">
          <text:p/>
        </draw:polygon>
        <draw:line draw:style-name="gr24" draw:text-style-name="P1" draw:layer="layout" svg:x1="5.52cm" svg:y1="13.322cm" svg:x2="5.52cm" svg:y2="13.957cm">
          <text:p/>
        </draw:line>
        <draw:line draw:style-name="gr41" draw:text-style-name="P1" draw:layer="layout" svg:x1="5.52cm" svg:y1="13.322cm" svg:x2="5.52cm" svg:y2="13.957cm">
          <text:p/>
        </draw:line>
        <draw:frame draw:style-name="gr27" draw:text-style-name="P3" draw:layer="layout" svg:width="0.362cm" svg:height="0.42cm" svg:x="5.52cm" svg:y="14.012cm">
          <draw:text-box>
            <text:p text:style-name="P2"><text:span text:style-name="T1">A'</text:span></text:p>
          </draw:text-box>
        </draw:frame>
        <draw:polygon draw:style-name="gr23" draw:text-style-name="P1" draw:layer="layout" svg:width="1.659cm" svg:height="0.634cm" svg:x="7.18cm" svg:y="13.322cm" svg:viewBox="0 0 1660 635" draw:points="0,635 1660,635 1660,0 0,0">
          <text:p/>
        </draw:polygon>
        <draw:line draw:style-name="gr24" draw:text-style-name="P1" draw:layer="layout" svg:x1="8.01cm" svg:y1="13.322cm" svg:x2="8.01cm" svg:y2="13.957cm">
          <text:p/>
        </draw:line>
        <draw:frame draw:style-name="gr49" draw:text-style-name="P3" draw:layer="layout" svg:width="0.336cm" svg:height="0.42cm" svg:x="7.18cm" svg:y="14.012cm">
          <draw:text-box>
            <text:p text:style-name="P2"><text:span text:style-name="T1">E'</text:span></text:p>
          </draw:text-box>
        </draw:frame>
        <draw:polygon draw:style-name="gr23" draw:text-style-name="P1" draw:layer="layout" svg:width="1.659cm" svg:height="0.634cm" svg:x="8.84cm" svg:y="13.322cm" svg:viewBox="0 0 1660 635" draw:points="0,635 1660,635 1660,0 0,0">
          <text:p/>
        </draw:polygon>
        <draw:line draw:style-name="gr24" draw:text-style-name="P1" draw:layer="layout" svg:x1="9.67cm" svg:y1="13.322cm" svg:x2="9.67cm" svg:y2="13.957cm">
          <text:p/>
        </draw:line>
        <draw:frame draw:style-name="gr27" draw:text-style-name="P3" draw:layer="layout" svg:width="0.349cm" svg:height="0.42cm" svg:x="8.84cm" svg:y="14.012cm">
          <draw:text-box>
            <text:p text:style-name="P2"><text:span text:style-name="T1">B'</text:span></text:p>
          </draw:text-box>
        </draw:frame>
        <draw:polygon draw:style-name="gr18" draw:text-style-name="P1" draw:layer="layout" svg:width="1.659cm" svg:height="0.634cm" svg:x="12.161cm" svg:y="13.322cm" svg:viewBox="0 0 1660 635" draw:points="0,635 1660,635 1660,0 0,0">
          <text:p/>
        </draw:polygon>
        <draw:line draw:style-name="gr2" draw:text-style-name="P1" draw:layer="layout" svg:x1="12.991cm" svg:y1="13.322cm" svg:x2="12.991cm" svg:y2="13.957cm">
          <text:p/>
        </draw:line>
        <draw:line draw:style-name="gr2" draw:text-style-name="P1" draw:layer="layout" svg:x1="4.275cm" svg:y1="12.052cm" svg:x2="5.393cm" svg:y2="13.128cm">
          <text:p/>
        </draw:line>
        <draw:polygon draw:style-name="gr4" draw:text-style-name="P1" draw:layer="layout" svg:width="0.187cm" svg:height="0.175cm" svg:x="5.298cm" svg:y="13.042cm" svg:viewBox="0 0 188 176" draw:points="188,176 0,99 88,79 113,0">
          <text:p/>
        </draw:polygon>
        <draw:line draw:style-name="gr2" draw:text-style-name="P1" draw:layer="layout" svg:x1="6.765cm" svg:y1="12.052cm" svg:x2="8.728cm" svg:y2="13.128cm">
          <text:p/>
        </draw:line>
        <draw:polygon draw:style-name="gr4" draw:text-style-name="P1" draw:layer="layout" svg:width="0.203cm" svg:height="0.151cm" svg:x="8.641cm" svg:y="13.04cm" svg:viewBox="0 0 204 152" draw:points="204,152 0,124 78,83 80,0">
          <text:p/>
        </draw:polygon>
        <draw:path draw:style-name="gr2" draw:text-style-name="P1" draw:layer="layout" svg:width="6.794cm" svg:height="1.093cm" svg:x="7.441cm" svg:y="12.052cm" svg:viewBox="0 0 6795 1094" svg:d="m6795 0c-2275 941-4028 294-6795 1094">
          <text:p/>
        </draw:path>
        <draw:polygon draw:style-name="gr4" draw:text-style-name="P1" draw:layer="layout" svg:width="0.205cm" svg:height="0.136cm" svg:x="7.312cm" svg:y="13.062cm" svg:viewBox="0 0 206 137" draw:points="0,121 159,0 138,81 206,137">
          <text:p/>
        </draw:polygon>
        <draw:polygon draw:style-name="gr46" draw:text-style-name="P1" draw:layer="layout" svg:width="0cm" svg:height="0.634cm" svg:x="7.18cm" svg:y="13.322cm" svg:viewBox="0 0 0 635" draw:points="0,0 0,635">
          <text:p/>
        </draw:polygon>
        <draw:line draw:style-name="gr2" draw:text-style-name="P1" draw:layer="layout" svg:x1="7.18cm" svg:y1="13.322cm" svg:x2="7.18cm" svg:y2="13.957cm">
          <text:p/>
        </draw:line>
        <draw:line draw:style-name="gr41" draw:text-style-name="P1" draw:layer="layout" svg:x1="7.18cm" svg:y1="13.322cm" svg:x2="7.18cm" svg:y2="13.957cm">
          <text:p/>
        </draw:line>
        <draw:polygon draw:style-name="gr46" draw:text-style-name="P1" draw:layer="layout" svg:width="0cm" svg:height="0.634cm" svg:x="8.84cm" svg:y="13.322cm" svg:viewBox="0 0 0 635" draw:points="0,0 0,635">
          <text:p/>
        </draw:polygon>
        <draw:line draw:style-name="gr41" draw:text-style-name="P1" draw:layer="layout" svg:x1="8.84cm" svg:y1="13.322cm" svg:x2="8.84cm" svg:y2="13.957cm">
          <text:p/>
        </draw:line>
        <draw:line draw:style-name="gr41" draw:text-style-name="P1" draw:layer="layout" svg:x1="8.84cm" svg:y1="13.322cm" svg:x2="8.84cm" svg:y2="13.957cm">
          <text:p/>
        </draw:line>
        <draw:frame draw:style-name="gr50" draw:text-style-name="P3" draw:layer="layout" svg:width="0.366cm" svg:height="0.42cm" svg:x="12.161cm" svg:y="14.012cm">
          <draw:text-box>
            <text:p text:style-name="P2"><text:span text:style-name="T1">D'</text:span></text:p>
          </draw:text-box>
        </draw:frame>
        <draw:polygon draw:style-name="gr23" draw:text-style-name="P1" draw:layer="layout" svg:width="1.659cm" svg:height="0.634cm" svg:x="10.5cm" svg:y="13.322cm" svg:viewBox="0 0 1660 635" draw:points="0,635 1660,635 1660,0 0,0">
          <text:p/>
        </draw:polygon>
        <draw:line draw:style-name="gr24" draw:text-style-name="P1" draw:layer="layout" svg:x1="11.331cm" svg:y1="13.322cm" svg:x2="11.331cm" svg:y2="13.957cm">
          <text:p/>
        </draw:line>
        <draw:polygon draw:style-name="gr46" draw:text-style-name="P1" draw:layer="layout" svg:width="0cm" svg:height="0.634cm" svg:x="10.5cm" svg:y="13.322cm" svg:viewBox="0 0 0 635" draw:points="0,0 0,635">
          <text:p/>
        </draw:polygon>
        <draw:line draw:style-name="gr24" draw:text-style-name="P1" draw:layer="layout" svg:x1="10.5cm" svg:y1="13.322cm" svg:x2="10.5cm" svg:y2="13.957cm">
          <text:p/>
        </draw:line>
        <draw:line draw:style-name="gr41" draw:text-style-name="P1" draw:layer="layout" svg:x1="10.5cm" svg:y1="13.322cm" svg:x2="10.5cm" svg:y2="13.957cm">
          <text:p/>
        </draw:line>
        <draw:line draw:style-name="gr2" draw:text-style-name="P1" draw:layer="layout" svg:x1="9.255cm" svg:y1="12.052cm" svg:x2="10.315cm" svg:y2="13.122cm">
          <text:p/>
        </draw:line>
        <draw:polygon draw:style-name="gr4" draw:text-style-name="P1" draw:layer="layout" svg:width="0.185cm" svg:height="0.177cm" svg:x="10.221cm" svg:y="13.036cm" svg:viewBox="0 0 186 178" draw:points="186,178 0,97 88,79 115,0">
          <text:p/>
        </draw:polygon>
        <draw:line draw:style-name="gr2" draw:text-style-name="P1" draw:layer="layout" svg:x1="11.746cm" svg:y1="12.052cm" svg:x2="12.207cm" svg:y2="13.122cm">
          <text:p/>
        </draw:line>
        <draw:polygon draw:style-name="gr4" draw:text-style-name="P1" draw:layer="layout" svg:width="0.145cm" svg:height="0.188cm" svg:x="12.113cm" svg:y="13.049cm" svg:viewBox="0 0 146 189" draw:points="144,189 0,52 89,65 146,0">
          <text:p/>
        </draw:polygon>
        <draw:line draw:style-name="gr3" draw:text-style-name="P1" draw:layer="layout" svg:x1="13.406cm" svg:y1="13.64cm" svg:x2="13.789cm" svg:y2="12.499cm">
          <text:p/>
        </draw:line>
        <draw:polygon draw:style-name="gr4" draw:text-style-name="P1" draw:layer="layout" svg:width="0.148cm" svg:height="0.188cm" svg:x="13.699cm" svg:y="12.38cm" svg:viewBox="0 0 149 189" draw:points="131,0 149,189 88,128 0,147">
          <text:p/>
        </draw:polygon>
        <draw:path draw:style-name="gr3" draw:text-style-name="P1" draw:layer="layout" svg:width="1.121cm" svg:height="0.558cm" svg:x="4.275cm" svg:y="13.64cm" svg:viewBox="0 0 1122 559" svg:d="m0 0c0 0 569 838 1122 462">
          <text:p/>
        </draw:path>
        <draw:polygon draw:style-name="gr4" draw:text-style-name="P1" draw:layer="layout" svg:width="0.199cm" svg:height="0.161cm" svg:x="5.306cm" svg:y="14.028cm" svg:viewBox="0 0 200 162" draw:points="200,0 93,162 83,80 0,47">
          <text:p/>
        </draw:polygon>
        <draw:path draw:style-name="gr3" draw:text-style-name="P1" draw:layer="layout" svg:width="1.889cm" svg:height="0.499cm" svg:x="5.105cm" svg:y="13.64cm" svg:viewBox="0 0 1890 500" svg:d="m0 0c0 0 1291 709 1890 439">
          <text:p/>
        </draw:path>
        <draw:polygon draw:style-name="gr4" draw:text-style-name="P1" draw:layer="layout" svg:width="0.205cm" svg:height="0.141cm" svg:x="6.911cm" svg:y="14.024cm" svg:viewBox="0 0 206 142" draw:points="206,0 69,142 75,59 0,13">
          <text:p/>
        </draw:polygon>
        <draw:path draw:style-name="gr3" draw:text-style-name="P1" draw:layer="layout" svg:width="1.889cm" svg:height="0.499cm" svg:x="6.765cm" svg:y="13.64cm" svg:viewBox="0 0 1890 500" svg:d="m0 0c0 0 1291 709 1890 439">
          <text:p/>
        </draw:path>
        <draw:polygon draw:style-name="gr4" draw:text-style-name="P1" draw:layer="layout" svg:width="0.205cm" svg:height="0.141cm" svg:x="8.571cm" svg:y="14.024cm" svg:viewBox="0 0 206 142" draw:points="206,0 69,142 75,59 0,13">
          <text:p/>
        </draw:polygon>
        <draw:path draw:style-name="gr3" draw:text-style-name="P1" draw:layer="layout" svg:width="0.341cm" svg:height="0.499cm" svg:x="9.973cm" svg:y="13.64cm" svg:viewBox="0 0 342 500" svg:d="m113 0c0 0-370 709 229 439">
          <text:p/>
        </draw:path>
        <draw:polygon draw:style-name="gr4" draw:text-style-name="P1" draw:layer="layout" svg:width="0.205cm" svg:height="0.141cm" svg:x="10.231cm" svg:y="14.024cm" svg:viewBox="0 0 206 142" draw:points="206,0 69,142 75,59 0,13">
          <text:p/>
        </draw:polygon>
        <draw:path draw:style-name="gr3" draw:text-style-name="P1" draw:layer="layout" svg:width="0.341cm" svg:height="0.499cm" svg:x="11.633cm" svg:y="13.64cm" svg:viewBox="0 0 342 500" svg:d="m113 0c0 0-370 709 229 439">
          <text:p/>
        </draw:path>
        <draw:polygon draw:style-name="gr4" draw:text-style-name="P1" draw:layer="layout" svg:width="0.205cm" svg:height="0.141cm" svg:x="11.891cm" svg:y="14.024cm" svg:viewBox="0 0 206 142" draw:points="206,0 69,142 75,59 0,13">
          <text:p/>
        </draw:polygon>
        <draw:path draw:style-name="gr28" draw:text-style-name="P1" draw:layer="layout" svg:width="1.121cm" svg:height="0.558cm" svg:x="4.275cm" svg:y="13.64cm" svg:viewBox="0 0 1122 559" svg:d="m0 0c0 0 569 838 1122 462">
          <text:p/>
        </draw:path>
        <draw:path draw:style-name="gr28" draw:text-style-name="P1" draw:layer="layout" svg:width="1.889cm" svg:height="0.499cm" svg:x="5.105cm" svg:y="13.64cm" svg:viewBox="0 0 1890 500" svg:d="m0 0c0 0 1291 709 1890 439">
          <text:p/>
        </draw:path>
        <draw:path draw:style-name="gr28" draw:text-style-name="P1" draw:layer="layout" svg:width="1.889cm" svg:height="0.499cm" svg:x="6.765cm" svg:y="13.64cm" svg:viewBox="0 0 1890 500" svg:d="m0 0c0 0 1291 709 1890 439">
          <text:p/>
        </draw:path>
        <draw:path draw:style-name="gr28" draw:text-style-name="P1" draw:layer="layout" svg:width="0.341cm" svg:height="0.499cm" svg:x="9.973cm" svg:y="13.64cm" svg:viewBox="0 0 342 500" svg:d="m113 0c0 0-370 709 229 439">
          <text:p/>
        </draw:path>
        <draw:path draw:style-name="gr28" draw:text-style-name="P1" draw:layer="layout" svg:width="0.341cm" svg:height="0.499cm" svg:x="11.633cm" svg:y="13.64cm" svg:viewBox="0 0 342 500" svg:d="m113 0c0 0-370 709 229 439">
          <text:p/>
        </draw:path>
        <draw:polyline draw:style-name="gr3" draw:text-style-name="P1" draw:layer="layout" svg:width="0.183cm" svg:height="0.634cm" svg:x="13.821cm" svg:y="14.275cm" svg:viewBox="0 0 184 635" draw:points="0,0 0,635 184,635">
          <text:p/>
        </draw:polyline>
        <draw:frame draw:style-name="gr51" draw:text-style-name="P3" draw:layer="layout" svg:width="0.353cm" svg:height="0.42cm" svg:x="10.5cm" svg:y="14.012cm">
          <draw:text-box>
            <text:p text:style-name="P2"><text:span text:style-name="T1">C'</text:span></text:p>
          </draw:text-box>
        </draw:frame>
        <draw:polyline draw:style-name="gr3" draw:text-style-name="P1" draw:layer="layout" svg:width="0.184cm" svg:height="0.634cm" svg:x="11.975cm" svg:y="14.275cm" svg:viewBox="0 0 185 635" draw:points="185,0 185,635 0,635">
          <text:p/>
        </draw:polyline>
        <draw:frame draw:style-name="gr52" draw:text-style-name="P3" draw:layer="layout" svg:width="0.62cm" svg:height="0.42cm" svg:x="14.043cm" svg:y="14.776cm">
          <draw:text-box>
            <text:p text:style-name="P2"><text:span text:style-name="T2">free</text:span></text:p>
          </draw:text-box>
        </draw:frame>
        <draw:frame draw:style-name="gr31" draw:text-style-name="P3" draw:layer="layout" svg:width="0.717cm" svg:height="0.42cm" svg:x="11.261cm" svg:y="14.776cm">
          <draw:text-box>
            <text:p text:style-name="P2"><text:span text:style-name="T2">scan</text:span></text:p>
          </draw:text-box>
        </draw:frame>
      </draw:page>
      <draw:page draw:name="page6" draw:style-name="dp1" draw:master-page-name="Default">
        <draw:polygon draw:style-name="gr1" draw:text-style-name="P1" draw:layer="layout" svg:width="1.659cm" svg:height="0.634cm" svg:x="3.86cm" svg:y="16.6cm" svg:viewBox="0 0 1660 635" draw:points="0,635 1660,635 1660,0 0,0">
          <text:p/>
        </draw:polygon>
        <draw:line draw:style-name="gr2" draw:text-style-name="P1" draw:layer="layout" svg:x1="4.69cm" svg:y1="16.6cm" svg:x2="4.69cm" svg:y2="17.235cm">
          <text:p/>
        </draw:line>
        <draw:polygon draw:style-name="gr1" draw:text-style-name="P1" draw:layer="layout" svg:width="1.659cm" svg:height="0.634cm" svg:x="3.86cm" svg:y="17.87cm" svg:viewBox="0 0 1660 635" draw:points="0,635 1660,635 1660,0 0,0">
          <text:p/>
        </draw:polygon>
        <draw:line draw:style-name="gr2" draw:text-style-name="P1" draw:layer="layout" svg:x1="4.69cm" svg:y1="17.87cm" svg:x2="4.69cm" svg:y2="18.505cm">
          <text:p/>
        </draw:line>
        <draw:polygon draw:style-name="gr1" draw:text-style-name="P1" draw:layer="layout" svg:width="1.659cm" svg:height="0.634cm" svg:x="6.35cm" svg:y="17.87cm" svg:viewBox="0 0 1660 635" draw:points="0,635 1660,635 1660,0 0,0">
          <text:p/>
        </draw:polygon>
        <draw:line draw:style-name="gr2" draw:text-style-name="P1" draw:layer="layout" svg:x1="7.18cm" svg:y1="17.87cm" svg:x2="7.18cm" svg:y2="18.505cm">
          <text:p/>
        </draw:line>
        <draw:polygon draw:style-name="gr1" draw:text-style-name="P1" draw:layer="layout" svg:width="1.659cm" svg:height="0.634cm" svg:x="8.84cm" svg:y="17.87cm" svg:viewBox="0 0 1660 635" draw:points="0,635 1660,635 1660,0 0,0">
          <text:p/>
        </draw:polygon>
        <draw:line draw:style-name="gr2" draw:text-style-name="P1" draw:layer="layout" svg:x1="9.67cm" svg:y1="17.87cm" svg:x2="9.67cm" svg:y2="18.505cm">
          <text:p/>
        </draw:line>
        <draw:polygon draw:style-name="gr1" draw:text-style-name="P1" draw:layer="layout" svg:width="1.659cm" svg:height="0.634cm" svg:x="11.331cm" svg:y="17.87cm" svg:viewBox="0 0 1660 635" draw:points="0,635 1660,635 1660,0 0,0">
          <text:p/>
        </draw:polygon>
        <draw:line draw:style-name="gr2" draw:text-style-name="P1" draw:layer="layout" svg:x1="12.161cm" svg:y1="17.87cm" svg:x2="12.161cm" svg:y2="18.505cm">
          <text:p/>
        </draw:line>
        <draw:polygon draw:style-name="gr1" draw:text-style-name="P1" draw:layer="layout" svg:width="1.659cm" svg:height="0.634cm" svg:x="13.821cm" svg:y="17.87cm" svg:viewBox="0 0 1660 635" draw:points="0,635 1660,635 1660,0 0,0">
          <text:p/>
        </draw:polygon>
        <draw:line draw:style-name="gr2" draw:text-style-name="P1" draw:layer="layout" svg:x1="14.651cm" svg:y1="17.87cm" svg:x2="14.651cm" svg:y2="18.505cm">
          <text:p/>
        </draw:line>
        <draw:line draw:style-name="gr3" draw:text-style-name="P1" draw:layer="layout" svg:x1="5.105cm" svg:y1="18.187cm" svg:x2="6.165cm" svg:y2="18.187cm">
          <text:p/>
        </draw:line>
        <draw:polygon draw:style-name="gr4" draw:text-style-name="P1" draw:layer="layout" svg:width="0.191cm" svg:height="0.143cm" svg:x="6.109cm" svg:y="18.115cm" svg:viewBox="0 0 192 144" draw:points="192,72 0,144 46,72 0,0">
          <text:p/>
        </draw:polygon>
        <draw:line draw:style-name="gr3" draw:text-style-name="P1" draw:layer="layout" svg:x1="7.595cm" svg:y1="18.187cm" svg:x2="8.655cm" svg:y2="18.187cm">
          <text:p/>
        </draw:line>
        <draw:polygon draw:style-name="gr4" draw:text-style-name="P1" draw:layer="layout" svg:width="0.191cm" svg:height="0.143cm" svg:x="8.6cm" svg:y="18.115cm" svg:viewBox="0 0 192 144" draw:points="192,72 0,144 46,72 0,0">
          <text:p/>
        </draw:polygon>
        <draw:line draw:style-name="gr3" draw:text-style-name="P1" draw:layer="layout" svg:x1="10.085cm" svg:y1="18.187cm" svg:x2="11.145cm" svg:y2="18.187cm">
          <text:p/>
        </draw:line>
        <draw:polygon draw:style-name="gr4" draw:text-style-name="P1" draw:layer="layout" svg:width="0.191cm" svg:height="0.143cm" svg:x="11.09cm" svg:y="18.115cm" svg:viewBox="0 0 192 144" draw:points="192,72 0,144 46,72 0,0">
          <text:p/>
        </draw:polygon>
        <draw:line draw:style-name="gr3" draw:text-style-name="P1" draw:layer="layout" svg:x1="12.576cm" svg:y1="18.187cm" svg:x2="13.636cm" svg:y2="18.187cm">
          <text:p/>
        </draw:line>
        <draw:polygon draw:style-name="gr4" draw:text-style-name="P1" draw:layer="layout" svg:width="0.191cm" svg:height="0.143cm" svg:x="13.58cm" svg:y="18.115cm" svg:viewBox="0 0 192 144" draw:points="192,72 0,144 46,72 0,0">
          <text:p/>
        </draw:polygon>
        <draw:line draw:style-name="gr3" draw:text-style-name="P1" draw:layer="layout" svg:x1="5.105cm" svg:y1="16.917cm" svg:x2="13.313cm" svg:y2="17.768cm">
          <text:p/>
        </draw:line>
        <draw:polygon draw:style-name="gr4" draw:text-style-name="P1" draw:layer="layout" svg:width="0.198cm" svg:height="0.141cm" svg:x="13.249cm" svg:y="17.691cm" svg:viewBox="0 0 199 142" draw:points="199,91 0,142 54,76 17,0">
          <text:p/>
        </draw:polygon>
        <draw:frame draw:style-name="gr5" draw:text-style-name="P3" draw:layer="layout" svg:width="0.264cm" svg:height="0.42cm" svg:x="3.576cm" svg:y="17.74cm">
          <draw:text-box>
            <text:p text:style-name="P2"><text:span text:style-name="T1">A</text:span></text:p>
          </draw:text-box>
        </draw:frame>
        <draw:frame draw:style-name="gr6" draw:text-style-name="P3" draw:layer="layout" svg:width="0.252cm" svg:height="0.42cm" svg:x="6.084cm" svg:y="17.74cm">
          <draw:text-box>
            <text:p text:style-name="P2"><text:span text:style-name="T1">B</text:span></text:p>
          </draw:text-box>
        </draw:frame>
        <draw:frame draw:style-name="gr7" draw:text-style-name="P3" draw:layer="layout" svg:width="0.256cm" svg:height="0.42cm" svg:x="8.58cm" svg:y="17.74cm">
          <draw:text-box>
            <text:p text:style-name="P2"><text:span text:style-name="T1">C</text:span></text:p>
          </draw:text-box>
        </draw:frame>
        <draw:frame draw:style-name="gr8" draw:text-style-name="P3" draw:layer="layout" svg:width="0.269cm" svg:height="0.42cm" svg:x="11.031cm" svg:y="17.74cm">
          <draw:text-box>
            <text:p text:style-name="P2"><text:span text:style-name="T1">D</text:span></text:p>
          </draw:text-box>
        </draw:frame>
        <draw:frame draw:style-name="gr9" draw:text-style-name="P3" draw:layer="layout" svg:width="0.239cm" svg:height="0.42cm" svg:x="13.569cm" svg:y="17.74cm">
          <draw:text-box>
            <text:p text:style-name="P2"><text:span text:style-name="T1">E</text:span></text:p>
          </draw:text-box>
        </draw:frame>
        <draw:frame draw:style-name="gr10" draw:text-style-name="P3" draw:layer="layout" svg:width="0.222cm" svg:height="0.42cm" svg:x="3.537cm" svg:y="16.47cm">
          <draw:text-box>
            <text:p text:style-name="P2"><text:span text:style-name="T1">L</text:span></text:p>
          </draw:text-box>
        </draw:frame>
        <draw:frame draw:style-name="gr22" draw:text-style-name="P3" draw:layer="layout" svg:width="1.708cm" svg:height="0.42cm" svg:x="14.589cm" svg:y="18.526cm">
          <draw:text-box>
            <text:p text:style-name="P2"><text:span text:style-name="T1">Fromspace</text:span></text:p>
          </draw:text-box>
        </draw:frame>
        <draw:line draw:style-name="gr12" draw:text-style-name="P1" draw:layer="layout" svg:x1="3.86cm" svg:y1="18.981cm" svg:x2="15.481cm" svg:y2="18.981cm">
          <text:p/>
        </draw:line>
        <draw:line draw:style-name="gr3" draw:text-style-name="P1" draw:layer="layout" svg:x1="3.03cm" svg:y1="15.965cm" svg:x2="3.917cm" svg:y2="16.397cm">
          <text:p/>
        </draw:line>
        <draw:polygon draw:style-name="gr4" draw:text-style-name="P1" draw:layer="layout" svg:width="0.204cm" svg:height="0.144cm" svg:x="3.832cm" svg:y="16.31cm" svg:viewBox="0 0 205 145" draw:points="205,145 0,126 76,82 73,0">
          <text:p/>
        </draw:polygon>
        <draw:polygon draw:style-name="gr23" draw:text-style-name="P1" draw:layer="layout" svg:width="1.659cm" svg:height="0.634cm" svg:x="3.86cm" svg:y="19.457cm" svg:viewBox="0 0 1660 635" draw:points="0,635 1660,635 1660,0 0,0">
          <text:p/>
        </draw:polygon>
        <draw:line draw:style-name="gr24" draw:text-style-name="P1" draw:layer="layout" svg:x1="4.69cm" svg:y1="19.457cm" svg:x2="4.69cm" svg:y2="20.092cm">
          <text:p/>
        </draw:line>
        <draw:path draw:style-name="gr2" draw:text-style-name="P1" draw:layer="layout" svg:width="1.041cm" svg:height="2.331cm" svg:x="3.234cm" svg:y="16.917cm" svg:viewBox="0 0 1042 2332" svg:d="m1042 0c-815 686-1506 1415-646 2332">
          <text:p/>
        </draw:path>
        <draw:polygon draw:style-name="gr4" draw:text-style-name="P1" draw:layer="layout" svg:width="0.183cm" svg:height="0.179cm" svg:x="3.533cm" svg:y="19.164cm" svg:viewBox="0 0 184 180" draw:points="184,180 0,94 89,78 119,0">
          <text:p/>
        </draw:polygon>
        <draw:frame draw:style-name="gr13" draw:text-style-name="P3" draw:layer="layout" svg:width="1.289cm" svg:height="0.42cm" svg:x="14.899cm" svg:y="19.116cm">
          <draw:text-box>
            <text:p text:style-name="P2"><text:span text:style-name="T1">Tospace</text:span></text:p>
          </draw:text-box>
        </draw:frame>
        <draw:frame draw:style-name="gr26" draw:text-style-name="P3" draw:layer="layout" svg:width="0.32cm" svg:height="0.42cm" svg:x="3.86cm" svg:y="20.147cm">
          <draw:text-box>
            <text:p text:style-name="P2"><text:span text:style-name="T1">L'</text:span></text:p>
          </draw:text-box>
        </draw:frame>
        <draw:polygon draw:style-name="gr23" draw:text-style-name="P1" draw:layer="layout" svg:width="1.659cm" svg:height="0.634cm" svg:x="5.52cm" svg:y="19.457cm" svg:viewBox="0 0 1660 635" draw:points="0,635 1660,635 1660,0 0,0">
          <text:p/>
        </draw:polygon>
        <draw:line draw:style-name="gr24" draw:text-style-name="P1" draw:layer="layout" svg:x1="6.35cm" svg:y1="19.457cm" svg:x2="6.35cm" svg:y2="20.092cm">
          <text:p/>
        </draw:line>
        <draw:polygon draw:style-name="gr46" draw:text-style-name="P1" draw:layer="layout" svg:width="0cm" svg:height="0.634cm" svg:x="5.52cm" svg:y="19.457cm" svg:viewBox="0 0 0 635" draw:points="0,0 0,635">
          <text:p/>
        </draw:polygon>
        <draw:line draw:style-name="gr24" draw:text-style-name="P1" draw:layer="layout" svg:x1="5.52cm" svg:y1="19.457cm" svg:x2="5.52cm" svg:y2="20.092cm">
          <text:p/>
        </draw:line>
        <draw:line draw:style-name="gr41" draw:text-style-name="P1" draw:layer="layout" svg:x1="5.52cm" svg:y1="19.457cm" svg:x2="5.52cm" svg:y2="20.092cm">
          <text:p/>
        </draw:line>
        <draw:frame draw:style-name="gr27" draw:text-style-name="P3" draw:layer="layout" svg:width="0.362cm" svg:height="0.42cm" svg:x="5.52cm" svg:y="20.147cm">
          <draw:text-box>
            <text:p text:style-name="P2"><text:span text:style-name="T1">A'</text:span></text:p>
          </draw:text-box>
        </draw:frame>
        <draw:polygon draw:style-name="gr23" draw:text-style-name="P1" draw:layer="layout" svg:width="1.659cm" svg:height="0.634cm" svg:x="7.18cm" svg:y="19.457cm" svg:viewBox="0 0 1660 635" draw:points="0,635 1660,635 1660,0 0,0">
          <text:p/>
        </draw:polygon>
        <draw:line draw:style-name="gr24" draw:text-style-name="P1" draw:layer="layout" svg:x1="8.01cm" svg:y1="19.457cm" svg:x2="8.01cm" svg:y2="20.092cm">
          <text:p/>
        </draw:line>
        <draw:frame draw:style-name="gr49" draw:text-style-name="P3" draw:layer="layout" svg:width="0.336cm" svg:height="0.42cm" svg:x="7.18cm" svg:y="20.147cm">
          <draw:text-box>
            <text:p text:style-name="P2"><text:span text:style-name="T1">E'</text:span></text:p>
          </draw:text-box>
        </draw:frame>
        <draw:polygon draw:style-name="gr23" draw:text-style-name="P1" draw:layer="layout" svg:width="1.659cm" svg:height="0.634cm" svg:x="8.84cm" svg:y="19.457cm" svg:viewBox="0 0 1660 635" draw:points="0,635 1660,635 1660,0 0,0">
          <text:p/>
        </draw:polygon>
        <draw:line draw:style-name="gr24" draw:text-style-name="P1" draw:layer="layout" svg:x1="9.67cm" svg:y1="19.457cm" svg:x2="9.67cm" svg:y2="20.092cm">
          <text:p/>
        </draw:line>
        <draw:frame draw:style-name="gr27" draw:text-style-name="P3" draw:layer="layout" svg:width="0.349cm" svg:height="0.42cm" svg:x="8.84cm" svg:y="20.147cm">
          <draw:text-box>
            <text:p text:style-name="P2"><text:span text:style-name="T1">B'</text:span></text:p>
          </draw:text-box>
        </draw:frame>
        <draw:polygon draw:style-name="gr23" draw:text-style-name="P1" draw:layer="layout" svg:width="1.659cm" svg:height="0.634cm" svg:x="12.161cm" svg:y="19.457cm" svg:viewBox="0 0 1660 635" draw:points="0,635 1660,635 1660,0 0,0">
          <text:p/>
        </draw:polygon>
        <draw:line draw:style-name="gr24" draw:text-style-name="P1" draw:layer="layout" svg:x1="12.991cm" svg:y1="19.457cm" svg:x2="12.991cm" svg:y2="20.092cm">
          <text:p/>
        </draw:line>
        <draw:line draw:style-name="gr2" draw:text-style-name="P1" draw:layer="layout" svg:x1="4.275cm" svg:y1="18.187cm" svg:x2="5.393cm" svg:y2="19.263cm">
          <text:p/>
        </draw:line>
        <draw:polygon draw:style-name="gr4" draw:text-style-name="P1" draw:layer="layout" svg:width="0.187cm" svg:height="0.175cm" svg:x="5.298cm" svg:y="19.177cm" svg:viewBox="0 0 188 176" draw:points="188,176 0,99 88,79 113,0">
          <text:p/>
        </draw:polygon>
        <draw:line draw:style-name="gr2" draw:text-style-name="P1" draw:layer="layout" svg:x1="6.765cm" svg:y1="18.187cm" svg:x2="8.728cm" svg:y2="19.263cm">
          <text:p/>
        </draw:line>
        <draw:polygon draw:style-name="gr4" draw:text-style-name="P1" draw:layer="layout" svg:width="0.203cm" svg:height="0.151cm" svg:x="8.641cm" svg:y="19.175cm" svg:viewBox="0 0 204 152" draw:points="204,152 0,124 78,83 80,0">
          <text:p/>
        </draw:polygon>
        <draw:path draw:style-name="gr2" draw:text-style-name="P1" draw:layer="layout" svg:width="6.794cm" svg:height="1.093cm" svg:x="7.441cm" svg:y="18.187cm" svg:viewBox="0 0 6795 1094" svg:d="m6795 0c-2275 941-4028 294-6795 1094">
          <text:p/>
        </draw:path>
        <draw:polygon draw:style-name="gr4" draw:text-style-name="P1" draw:layer="layout" svg:width="0.205cm" svg:height="0.136cm" svg:x="7.312cm" svg:y="19.197cm" svg:viewBox="0 0 206 137" draw:points="0,121 159,0 138,81 206,137">
          <text:p/>
        </draw:polygon>
        <draw:polygon draw:style-name="gr46" draw:text-style-name="P1" draw:layer="layout" svg:width="0cm" svg:height="0.634cm" svg:x="7.18cm" svg:y="19.457cm" svg:viewBox="0 0 0 635" draw:points="0,0 0,635">
          <text:p/>
        </draw:polygon>
        <draw:line draw:style-name="gr2" draw:text-style-name="P1" draw:layer="layout" svg:x1="7.18cm" svg:y1="19.457cm" svg:x2="7.18cm" svg:y2="20.092cm">
          <text:p/>
        </draw:line>
        <draw:line draw:style-name="gr41" draw:text-style-name="P1" draw:layer="layout" svg:x1="7.18cm" svg:y1="19.457cm" svg:x2="7.18cm" svg:y2="20.092cm">
          <text:p/>
        </draw:line>
        <draw:polygon draw:style-name="gr46" draw:text-style-name="P1" draw:layer="layout" svg:width="0cm" svg:height="0.634cm" svg:x="8.84cm" svg:y="19.457cm" svg:viewBox="0 0 0 635" draw:points="0,0 0,635">
          <text:p/>
        </draw:polygon>
        <draw:line draw:style-name="gr41" draw:text-style-name="P1" draw:layer="layout" svg:x1="8.84cm" svg:y1="19.457cm" svg:x2="8.84cm" svg:y2="20.092cm">
          <text:p/>
        </draw:line>
        <draw:line draw:style-name="gr41" draw:text-style-name="P1" draw:layer="layout" svg:x1="8.84cm" svg:y1="19.457cm" svg:x2="8.84cm" svg:y2="20.092cm">
          <text:p/>
        </draw:line>
        <draw:frame draw:style-name="gr50" draw:text-style-name="P3" draw:layer="layout" svg:width="0.366cm" svg:height="0.42cm" svg:x="12.161cm" svg:y="20.147cm">
          <draw:text-box>
            <text:p text:style-name="P2"><text:span text:style-name="T1">D'</text:span></text:p>
          </draw:text-box>
        </draw:frame>
        <draw:polygon draw:style-name="gr23" draw:text-style-name="P1" draw:layer="layout" svg:width="1.659cm" svg:height="0.634cm" svg:x="10.5cm" svg:y="19.457cm" svg:viewBox="0 0 1660 635" draw:points="0,635 1660,635 1660,0 0,0">
          <text:p/>
        </draw:polygon>
        <draw:line draw:style-name="gr24" draw:text-style-name="P1" draw:layer="layout" svg:x1="11.331cm" svg:y1="19.457cm" svg:x2="11.331cm" svg:y2="20.092cm">
          <text:p/>
        </draw:line>
        <draw:polygon draw:style-name="gr46" draw:text-style-name="P1" draw:layer="layout" svg:width="0cm" svg:height="0.634cm" svg:x="10.5cm" svg:y="19.457cm" svg:viewBox="0 0 0 635" draw:points="0,0 0,635">
          <text:p/>
        </draw:polygon>
        <draw:line draw:style-name="gr24" draw:text-style-name="P1" draw:layer="layout" svg:x1="10.5cm" svg:y1="19.457cm" svg:x2="10.5cm" svg:y2="20.092cm">
          <text:p/>
        </draw:line>
        <draw:line draw:style-name="gr41" draw:text-style-name="P1" draw:layer="layout" svg:x1="10.5cm" svg:y1="19.457cm" svg:x2="10.5cm" svg:y2="20.092cm">
          <text:p/>
        </draw:line>
        <draw:polygon draw:style-name="gr46" draw:text-style-name="P1" draw:layer="layout" svg:width="0cm" svg:height="0.634cm" svg:x="12.161cm" svg:y="19.457cm" svg:viewBox="0 0 0 635" draw:points="0,0 0,635">
          <text:p/>
        </draw:polygon>
        <draw:line draw:style-name="gr41" draw:text-style-name="P1" draw:layer="layout" svg:x1="12.161cm" svg:y1="19.457cm" svg:x2="12.161cm" svg:y2="20.092cm">
          <text:p/>
        </draw:line>
        <draw:line draw:style-name="gr41" draw:text-style-name="P1" draw:layer="layout" svg:x1="12.161cm" svg:y1="19.457cm" svg:x2="12.161cm" svg:y2="20.092cm">
          <text:p/>
        </draw:line>
        <draw:line draw:style-name="gr2" draw:text-style-name="P1" draw:layer="layout" svg:x1="9.255cm" svg:y1="18.187cm" svg:x2="10.315cm" svg:y2="19.257cm">
          <text:p/>
        </draw:line>
        <draw:polygon draw:style-name="gr4" draw:text-style-name="P1" draw:layer="layout" svg:width="0.185cm" svg:height="0.177cm" svg:x="10.221cm" svg:y="19.171cm" svg:viewBox="0 0 186 178" draw:points="186,178 0,97 88,79 115,0">
          <text:p/>
        </draw:polygon>
        <draw:line draw:style-name="gr2" draw:text-style-name="P1" draw:layer="layout" svg:x1="11.746cm" svg:y1="18.187cm" svg:x2="12.207cm" svg:y2="19.257cm">
          <text:p/>
        </draw:line>
        <draw:polygon draw:style-name="gr4" draw:text-style-name="P1" draw:layer="layout" svg:width="0.145cm" svg:height="0.189cm" svg:x="12.113cm" svg:y="19.183cm" svg:viewBox="0 0 146 190" draw:points="144,190 0,53 89,66 146,0">
          <text:p/>
        </draw:polygon>
        <draw:path draw:style-name="gr3" draw:text-style-name="P1" draw:layer="layout" svg:width="5.825cm" svg:height="0.794cm" svg:x="7.595cm" svg:y="19.775cm" svg:viewBox="0 0 5826 795" svg:d="m5826 0c-631 999-4474 940-5826 458">
          <text:p/>
        </draw:path>
        <draw:polygon draw:style-name="gr4" draw:text-style-name="P1" draw:layer="layout" svg:width="0.206cm" svg:height="0.132cm" svg:x="7.468cm" svg:y="20.185cm" svg:viewBox="0 0 207 133" draw:points="0,3 207,0 136,52 150,133">
          <text:p/>
        </draw:polygon>
        <draw:path draw:style-name="gr3" draw:text-style-name="P1" draw:layer="layout" svg:width="1.121cm" svg:height="0.558cm" svg:x="4.275cm" svg:y="19.775cm" svg:viewBox="0 0 1122 559" svg:d="m0 0c0 0 569 838 1122 462">
          <text:p/>
        </draw:path>
        <draw:polygon draw:style-name="gr4" draw:text-style-name="P1" draw:layer="layout" svg:width="0.199cm" svg:height="0.161cm" svg:x="5.306cm" svg:y="20.163cm" svg:viewBox="0 0 200 162" draw:points="200,0 93,162 83,80 0,47">
          <text:p/>
        </draw:polygon>
        <draw:path draw:style-name="gr3" draw:text-style-name="P1" draw:layer="layout" svg:width="1.889cm" svg:height="0.499cm" svg:x="5.105cm" svg:y="19.775cm" svg:viewBox="0 0 1890 500" svg:d="m0 0c0 0 1291 709 1890 439">
          <text:p/>
        </draw:path>
        <draw:polygon draw:style-name="gr4" draw:text-style-name="P1" draw:layer="layout" svg:width="0.205cm" svg:height="0.14cm" svg:x="6.911cm" svg:y="20.159cm" svg:viewBox="0 0 206 141" draw:points="206,0 69,141 75,59 0,13">
          <text:p/>
        </draw:polygon>
        <draw:path draw:style-name="gr3" draw:text-style-name="P1" draw:layer="layout" svg:width="1.889cm" svg:height="0.499cm" svg:x="6.765cm" svg:y="19.775cm" svg:viewBox="0 0 1890 500" svg:d="m0 0c0 0 1291 709 1890 439">
          <text:p/>
        </draw:path>
        <draw:polygon draw:style-name="gr4" draw:text-style-name="P1" draw:layer="layout" svg:width="0.205cm" svg:height="0.14cm" svg:x="8.571cm" svg:y="20.159cm" svg:viewBox="0 0 206 141" draw:points="206,0 69,141 75,59 0,13">
          <text:p/>
        </draw:polygon>
        <draw:path draw:style-name="gr3" draw:text-style-name="P1" draw:layer="layout" svg:width="0.341cm" svg:height="0.499cm" svg:x="9.973cm" svg:y="19.775cm" svg:viewBox="0 0 342 500" svg:d="m113 0c0 0-370 709 229 439">
          <text:p/>
        </draw:path>
        <draw:polygon draw:style-name="gr4" draw:text-style-name="P1" draw:layer="layout" svg:width="0.205cm" svg:height="0.14cm" svg:x="10.231cm" svg:y="20.159cm" svg:viewBox="0 0 206 141" draw:points="206,0 69,141 75,59 0,13">
          <text:p/>
        </draw:polygon>
        <draw:path draw:style-name="gr3" draw:text-style-name="P1" draw:layer="layout" svg:width="0.341cm" svg:height="0.499cm" svg:x="11.633cm" svg:y="19.775cm" svg:viewBox="0 0 342 500" svg:d="m113 0c0 0-370 709 229 439">
          <text:p/>
        </draw:path>
        <draw:polygon draw:style-name="gr4" draw:text-style-name="P1" draw:layer="layout" svg:width="0.205cm" svg:height="0.14cm" svg:x="11.891cm" svg:y="20.159cm" svg:viewBox="0 0 206 141" draw:points="206,0 69,141 75,59 0,13">
          <text:p/>
        </draw:polygon>
        <draw:path draw:style-name="gr28" draw:text-style-name="P1" draw:layer="layout" svg:width="5.825cm" svg:height="0.794cm" svg:x="7.595cm" svg:y="19.775cm" svg:viewBox="0 0 5826 795" svg:d="m5826 0c-631 999-4474 940-5826 458">
          <text:p/>
        </draw:path>
        <draw:path draw:style-name="gr28" draw:text-style-name="P1" draw:layer="layout" svg:width="1.889cm" svg:height="0.499cm" svg:x="6.765cm" svg:y="19.775cm" svg:viewBox="0 0 1890 500" svg:d="m0 0c0 0 1291 709 1890 439">
          <text:p/>
        </draw:path>
        <draw:path draw:style-name="gr28" draw:text-style-name="P1" draw:layer="layout" svg:width="1.121cm" svg:height="0.558cm" svg:x="4.275cm" svg:y="19.775cm" svg:viewBox="0 0 1122 559" svg:d="m0 0c0 0 569 838 1122 462">
          <text:p/>
        </draw:path>
        <draw:path draw:style-name="gr28" draw:text-style-name="P1" draw:layer="layout" svg:width="1.889cm" svg:height="0.499cm" svg:x="5.105cm" svg:y="19.775cm" svg:viewBox="0 0 1890 500" svg:d="m0 0c0 0 1291 709 1890 439">
          <text:p/>
        </draw:path>
        <draw:path draw:style-name="gr28" draw:text-style-name="P1" draw:layer="layout" svg:width="0.341cm" svg:height="0.499cm" svg:x="9.973cm" svg:y="19.775cm" svg:viewBox="0 0 342 500" svg:d="m113 0c0 0-370 709 229 439">
          <text:p/>
        </draw:path>
        <draw:path draw:style-name="gr28" draw:text-style-name="P1" draw:layer="layout" svg:width="0.341cm" svg:height="0.499cm" svg:x="11.633cm" svg:y="19.775cm" svg:viewBox="0 0 342 500" svg:d="m113 0c0 0-370 709 229 439">
          <text:p/>
        </draw:path>
        <draw:polyline draw:style-name="gr3" draw:text-style-name="P1" draw:layer="layout" svg:width="0.183cm" svg:height="0.634cm" svg:x="13.821cm" svg:y="20.41cm" svg:viewBox="0 0 184 635" draw:points="0,0 0,635 184,635">
          <text:p/>
        </draw:polyline>
        <draw:frame draw:style-name="gr51" draw:text-style-name="P3" draw:layer="layout" svg:width="0.353cm" svg:height="0.42cm" svg:x="10.5cm" svg:y="20.147cm">
          <draw:text-box>
            <text:p text:style-name="P2"><text:span text:style-name="T1">C'</text:span></text:p>
          </draw:text-box>
        </draw:frame>
        <draw:polyline draw:style-name="gr3" draw:text-style-name="P1" draw:layer="layout" svg:width="0.184cm" svg:height="0.634cm" svg:x="13.635cm" svg:y="20.41cm" svg:viewBox="0 0 185 635" draw:points="185,0 185,635 0,635">
          <text:p/>
        </draw:polyline>
        <draw:frame draw:style-name="gr52" draw:text-style-name="P3" draw:layer="layout" svg:width="0.62cm" svg:height="0.42cm" svg:x="14.043cm" svg:y="20.911cm">
          <draw:text-box>
            <text:p text:style-name="P2"><text:span text:style-name="T2">free</text:span></text:p>
          </draw:text-box>
        </draw:frame>
        <draw:frame draw:style-name="gr31" draw:text-style-name="P3" draw:layer="layout" svg:width="0.717cm" svg:height="0.42cm" svg:x="12.921cm" svg:y="20.911cm">
          <draw:text-box>
            <text:p text:style-name="P2"><text:span text:style-name="T2">scan</text:span></text:p>
          </draw:text-box>
        </draw:frame>
      </draw:page>
      <draw:page draw:name="page7" draw:style-name="dp1" draw:master-page-name="Default">
        <draw:line draw:style-name="gr3" draw:text-style-name="P4" draw:layer="layout" svg:x1="8.678cm" svg:y1="8.879cm" svg:x2="6.599cm" svg:y2="9.314cm">
          <text:p/>
        </draw:line>
        <draw:polygon draw:style-name="gr4" draw:text-style-name="P4" draw:layer="layout" svg:width="0.186cm" svg:height="0.139cm" svg:x="6.477cm" svg:y="9.234cm" svg:viewBox="0 0 187 140" draw:points="0,106 158,0 131,78 187,140">
          <text:p/>
        </draw:polygon>
        <draw:line draw:style-name="gr3" draw:text-style-name="P4" draw:layer="layout" svg:x1="9.193cm" svg:y1="8.879cm" svg:x2="11.262cm" svg:y2="9.326cm">
          <text:p/>
        </draw:line>
        <draw:polygon draw:style-name="gr4" draw:text-style-name="P4" draw:layer="layout" svg:width="0.186cm" svg:height="0.139cm" svg:x="11.197cm" svg:y="9.245cm" svg:viewBox="0 0 187 140" draw:points="187,107 0,140 56,79 30,0">
          <text:p/>
        </draw:polygon>
        <draw:polygon draw:style-name="gr46" draw:text-style-name="P4" draw:layer="layout" svg:width="0.507cm" svg:height="0.478cm" svg:x="8.68cm" svg:y="8.593cm" svg:viewBox="0 0 508 479" draw:points="0,479 508,479 508,0 0,0">
          <text:p/>
        </draw:polygon>
        <draw:polygon draw:style-name="gr47" draw:text-style-name="P4" draw:layer="layout" svg:width="0.507cm" svg:height="0.478cm" svg:x="8.68cm" svg:y="8.593cm" svg:viewBox="0 0 508 479" draw:points="0,479 508,479 508,0 0,0">
          <text:p/>
        </draw:polygon>
        <draw:line draw:style-name="gr3" draw:text-style-name="P4" draw:layer="layout" svg:x1="5.976cm" svg:y1="9.635cm" svg:x2="5.212cm" svg:y2="10.07cm">
          <text:p/>
        </draw:line>
        <draw:polygon draw:style-name="gr4" draw:text-style-name="P4" draw:layer="layout" svg:width="0.187cm" svg:height="0.148cm" svg:x="5.104cm" svg:y="9.982cm" svg:viewBox="0 0 188 149" draw:points="0,149 117,0 116,83 188,125">
          <text:p/>
        </draw:polygon>
        <draw:line draw:style-name="gr3" draw:text-style-name="P4" draw:layer="layout" svg:x1="6.449cm" svg:y1="9.608cm" svg:x2="7.187cm" svg:y2="10.039cm">
          <text:p/>
        </draw:line>
        <draw:polygon draw:style-name="gr4" draw:text-style-name="P4" draw:layer="layout" svg:width="0.187cm" svg:height="0.15cm" svg:x="7.107cm" svg:y="9.951cm" svg:viewBox="0 0 188 151" draw:points="188,151 0,124 72,83 72,0">
          <text:p/>
        </draw:polygon>
        <draw:polygon draw:style-name="gr46" draw:text-style-name="P4" draw:layer="layout" svg:width="0.507cm" svg:height="0.478cm" svg:x="5.94cm" svg:y="9.355cm" svg:viewBox="0 0 508 479" draw:points="0,479 508,479 508,0 0,0">
          <text:p/>
        </draw:polygon>
        <draw:polygon draw:style-name="gr47" draw:text-style-name="P4" draw:layer="layout" svg:width="0.507cm" svg:height="0.478cm" svg:x="5.94cm" svg:y="9.355cm" svg:viewBox="0 0 508 479" draw:points="0,479 508,479 508,0 0,0">
          <text:p/>
        </draw:polygon>
        <draw:frame draw:style-name="gr53" draw:text-style-name="P5" draw:layer="layout" svg:width="0.18cm" svg:height="0.42cm" svg:x="8.862cm" svg:y="8.74cm">
          <draw:text-box>
            <text:p text:style-name="P5"><text:span text:style-name="T3">1</text:span></text:p>
          </draw:text-box>
        </draw:frame>
        <draw:line draw:style-name="gr3" draw:text-style-name="P4" draw:layer="layout" svg:x1="4.569cm" svg:y1="10.396cm" svg:x2="4.2cm" svg:y2="10.82cm">
          <text:p/>
        </draw:line>
        <draw:polygon draw:style-name="gr4" draw:text-style-name="P4" draw:layer="layout" svg:width="0.168cm" svg:height="0.178cm" svg:x="4.119cm" svg:y="10.734cm" svg:viewBox="0 0 169 179" draw:points="0,179 61,0 88,78 169,94">
          <text:p/>
        </draw:polygon>
        <draw:line draw:style-name="gr3" draw:text-style-name="P4" draw:layer="layout" svg:x1="5.078cm" svg:y1="10.396cm" svg:x2="5.423cm" svg:y2="10.82cm">
          <text:p/>
        </draw:line>
        <draw:polygon draw:style-name="gr4" draw:text-style-name="P4" draw:layer="layout" svg:width="0.165cm" svg:height="0.18cm" svg:x="5.336cm" svg:y="10.735cm" svg:viewBox="0 0 166 181" draw:points="166,181 0,90 82,77 111,0">
          <text:p/>
        </draw:polygon>
        <draw:polygon draw:style-name="gr1" draw:text-style-name="P4" draw:layer="layout" svg:width="0.507cm" svg:height="0.479cm" svg:x="4.57cm" svg:y="10.148cm" svg:viewBox="0 0 508 480" draw:points="0,480 508,480 508,0 0,0">
          <text:p/>
        </draw:polygon>
        <draw:frame draw:style-name="gr53" draw:text-style-name="P5" draw:layer="layout" svg:width="0.18cm" svg:height="0.42cm" svg:x="6.122cm" svg:y="9.502cm">
          <draw:text-box>
            <text:p text:style-name="P5"><text:span text:style-name="T3">2</text:span></text:p>
          </draw:text-box>
        </draw:frame>
        <draw:polygon draw:style-name="gr1" draw:text-style-name="P4" draw:layer="layout" svg:width="0.507cm" svg:height="0.479cm" svg:x="3.885cm" svg:y="10.949cm" svg:viewBox="0 0 508 480" draw:points="0,480 508,480 508,0 0,0">
          <text:p/>
        </draw:polygon>
        <draw:frame draw:style-name="gr53" draw:text-style-name="P5" draw:layer="layout" svg:width="0.18cm" svg:height="0.42cm" svg:x="4.753cm" svg:y="10.295cm">
          <draw:text-box>
            <text:p text:style-name="P5"><text:span text:style-name="T3">4</text:span></text:p>
          </draw:text-box>
        </draw:frame>
        <draw:polygon draw:style-name="gr1" draw:text-style-name="P4" draw:layer="layout" svg:width="0.507cm" svg:height="0.479cm" svg:x="5.255cm" svg:y="10.949cm" svg:viewBox="0 0 508 480" draw:points="0,480 508,480 508,0 0,0">
          <text:p/>
        </draw:polygon>
        <draw:frame draw:style-name="gr53" draw:text-style-name="P5" draw:layer="layout" svg:width="0.18cm" svg:height="0.42cm" svg:x="4.068cm" svg:y="11.096cm">
          <draw:text-box>
            <text:p text:style-name="P5"><text:span text:style-name="T3">8</text:span></text:p>
          </draw:text-box>
        </draw:frame>
        <draw:line draw:style-name="gr3" draw:text-style-name="P4" draw:layer="layout" svg:x1="7.309cm" svg:y1="10.396cm" svg:x2="6.958cm" svg:y2="10.82cm">
          <text:p/>
        </draw:line>
        <draw:polygon draw:style-name="gr4" draw:text-style-name="P4" draw:layer="layout" svg:width="0.167cm" svg:height="0.179cm" svg:x="6.878cm" svg:y="10.735cm" svg:viewBox="0 0 168 180" draw:points="0,180 57,0 86,77 168,91">
          <text:p/>
        </draw:polygon>
        <draw:line draw:style-name="gr3" draw:text-style-name="P4" draw:layer="layout" svg:x1="7.816cm" svg:y1="10.396cm" svg:x2="8.175cm" svg:y2="10.82cm">
          <text:p/>
        </draw:line>
        <draw:polygon draw:style-name="gr4" draw:text-style-name="P4" draw:layer="layout" svg:width="0.168cm" svg:height="0.18cm" svg:x="8.087cm" svg:y="10.734cm" svg:viewBox="0 0 169 181" draw:points="169,181 0,93 82,78 110,0">
          <text:p/>
        </draw:polygon>
        <draw:polygon draw:style-name="gr46" draw:text-style-name="P4" draw:layer="layout" svg:width="0.507cm" svg:height="0.478cm" svg:x="7.31cm" svg:y="10.117cm" svg:viewBox="0 0 508 479" draw:points="0,479 508,479 508,0 0,0">
          <text:p/>
        </draw:polygon>
        <draw:polygon draw:style-name="gr47" draw:text-style-name="P4" draw:layer="layout" svg:width="0.507cm" svg:height="0.478cm" svg:x="7.31cm" svg:y="10.117cm" svg:viewBox="0 0 508 479" draw:points="0,479 508,479 508,0 0,0">
          <text:p/>
        </draw:polygon>
        <draw:frame draw:style-name="gr53" draw:text-style-name="P5" draw:layer="layout" svg:width="0.18cm" svg:height="0.42cm" svg:x="5.438cm" svg:y="11.096cm">
          <draw:text-box>
            <text:p text:style-name="P5"><text:span text:style-name="T3">9</text:span></text:p>
          </draw:text-box>
        </draw:frame>
        <draw:polygon draw:style-name="gr1" draw:text-style-name="P4" draw:layer="layout" svg:width="0.507cm" svg:height="0.479cm" svg:x="6.625cm" svg:y="10.949cm" svg:viewBox="0 0 508 480" draw:points="0,480 508,480 508,0 0,0">
          <text:p/>
        </draw:polygon>
        <draw:frame draw:style-name="gr53" draw:text-style-name="P5" draw:layer="layout" svg:width="0.18cm" svg:height="0.42cm" svg:x="7.492cm" svg:y="10.264cm">
          <draw:text-box>
            <text:p text:style-name="P5"><text:span text:style-name="T3">5</text:span></text:p>
          </draw:text-box>
        </draw:frame>
        <draw:polygon draw:style-name="gr1" draw:text-style-name="P4" draw:layer="layout" svg:width="0.507cm" svg:height="0.479cm" svg:x="7.995cm" svg:y="10.949cm" svg:viewBox="0 0 508 480" draw:points="0,480 508,480 508,0 0,0">
          <text:p/>
        </draw:polygon>
        <draw:frame draw:style-name="gr54" draw:text-style-name="P5" draw:layer="layout" svg:width="0.358cm" svg:height="0.42cm" svg:x="6.736cm" svg:y="11.096cm">
          <draw:text-box>
            <text:p text:style-name="P5"><text:span text:style-name="T3">10</text:span></text:p>
          </draw:text-box>
        </draw:frame>
        <draw:line draw:style-name="gr3" draw:text-style-name="P4" draw:layer="layout" svg:x1="11.418cm" svg:y1="9.608cm" svg:x2="10.688cm" svg:y2="10.035cm">
          <text:p/>
        </draw:line>
        <draw:polygon draw:style-name="gr4" draw:text-style-name="P4" draw:layer="layout" svg:width="0.187cm" svg:height="0.149cm" svg:x="10.58cm" svg:y="9.947cm" svg:viewBox="0 0 188 150" draw:points="0,150 115,0 116,83 188,124">
          <text:p/>
        </draw:polygon>
        <draw:line draw:style-name="gr3" draw:text-style-name="P4" draw:layer="layout" svg:x1="11.929cm" svg:y1="9.608cm" svg:x2="12.663cm" svg:y2="10.04cm">
          <text:p/>
        </draw:line>
        <draw:polygon draw:style-name="gr4" draw:text-style-name="P4" draw:layer="layout" svg:width="0.186cm" svg:height="0.15cm" svg:x="12.583cm" svg:y="9.952cm" svg:viewBox="0 0 187 151" draw:points="187,151 0,124 72,83 73,0">
          <text:p/>
        </draw:polygon>
        <draw:polygon draw:style-name="gr1" draw:text-style-name="P4" draw:layer="layout" svg:width="0.507cm" svg:height="0.478cm" svg:x="11.419cm" svg:y="9.355cm" svg:viewBox="0 0 508 479" draw:points="0,479 508,479 508,0 0,0">
          <text:p/>
        </draw:polygon>
        <draw:frame draw:style-name="gr54" draw:text-style-name="P5" draw:layer="layout" svg:width="0.358cm" svg:height="0.42cm" svg:x="8.106cm" svg:y="11.096cm">
          <draw:text-box>
            <text:p text:style-name="P5"><text:span text:style-name="T3">11</text:span></text:p>
          </draw:text-box>
        </draw:frame>
        <draw:line draw:style-name="gr3" draw:text-style-name="P4" draw:layer="layout" svg:x1="10.046cm" svg:y1="10.396cm" svg:x2="9.71cm" svg:y2="10.82cm">
          <text:p/>
        </draw:line>
        <draw:polygon draw:style-name="gr4" draw:text-style-name="P4" draw:layer="layout" svg:width="0.164cm" svg:height="0.181cm" svg:x="9.632cm" svg:y="10.735cm" svg:viewBox="0 0 165 182" draw:points="0,182 53,0 83,77 165,89">
          <text:p/>
        </draw:polygon>
        <draw:line draw:style-name="gr3" draw:text-style-name="P4" draw:layer="layout" svg:x1="10.559cm" svg:y1="10.396cm" svg:x2="10.915cm" svg:y2="10.82cm">
          <text:p/>
        </draw:line>
        <draw:polygon draw:style-name="gr4" draw:text-style-name="P4" draw:layer="layout" svg:width="0.167cm" svg:height="0.18cm" svg:x="10.827cm" svg:y="10.734cm" svg:viewBox="0 0 168 181" draw:points="168,181 0,93 82,78 110,0">
          <text:p/>
        </draw:polygon>
        <draw:polygon draw:style-name="gr1" draw:text-style-name="P4" draw:layer="layout" svg:width="0.507cm" svg:height="0.478cm" svg:x="10.049cm" svg:y="10.117cm" svg:viewBox="0 0 508 479" draw:points="0,479 508,479 508,0 0,0">
          <text:p/>
        </draw:polygon>
        <draw:frame draw:style-name="gr53" draw:text-style-name="P5" draw:layer="layout" svg:width="0.18cm" svg:height="0.42cm" svg:x="11.602cm" svg:y="9.502cm">
          <draw:text-box>
            <text:p text:style-name="P5"><text:span text:style-name="T3">3</text:span></text:p>
          </draw:text-box>
        </draw:frame>
        <draw:polygon draw:style-name="gr1" draw:text-style-name="P4" draw:layer="layout" svg:width="0.507cm" svg:height="0.479cm" svg:x="9.364cm" svg:y="10.949cm" svg:viewBox="0 0 508 480" draw:points="0,480 508,480 508,0 0,0">
          <text:p/>
        </draw:polygon>
        <draw:frame draw:style-name="gr53" draw:text-style-name="P5" draw:layer="layout" svg:width="0.18cm" svg:height="0.42cm" svg:x="10.232cm" svg:y="10.264cm">
          <draw:text-box>
            <text:p text:style-name="P5"><text:span text:style-name="T3">6</text:span></text:p>
          </draw:text-box>
        </draw:frame>
        <draw:polygon draw:style-name="gr1" draw:text-style-name="P4" draw:layer="layout" svg:width="0.507cm" svg:height="0.479cm" svg:x="10.734cm" svg:y="10.949cm" svg:viewBox="0 0 508 480" draw:points="0,480 508,480 508,0 0,0">
          <text:p/>
        </draw:polygon>
        <draw:frame draw:style-name="gr54" draw:text-style-name="P5" draw:layer="layout" svg:width="0.358cm" svg:height="0.42cm" svg:x="9.475cm" svg:y="11.096cm">
          <draw:text-box>
            <text:p text:style-name="P5"><text:span text:style-name="T3">12</text:span></text:p>
          </draw:text-box>
        </draw:frame>
        <draw:line draw:style-name="gr3" draw:text-style-name="P4" draw:layer="layout" svg:x1="12.783cm" svg:y1="10.396cm" svg:x2="12.461cm" svg:y2="10.82cm">
          <text:p/>
        </draw:line>
        <draw:polygon draw:style-name="gr4" draw:text-style-name="P4" draw:layer="layout" svg:width="0.162cm" svg:height="0.182cm" svg:x="12.386cm" svg:y="10.736cm" svg:viewBox="0 0 163 183" draw:points="0,183 49,0 81,76 163,86">
          <text:p/>
        </draw:polygon>
        <draw:line draw:style-name="gr3" draw:text-style-name="P4" draw:layer="layout" svg:x1="13.302cm" svg:y1="10.396cm" svg:x2="13.637cm" svg:y2="10.82cm">
          <text:p/>
        </draw:line>
        <draw:polygon draw:style-name="gr4" draw:text-style-name="P4" draw:layer="layout" svg:width="0.165cm" svg:height="0.181cm" svg:x="13.549cm" svg:y="10.735cm" svg:viewBox="0 0 166 182" draw:points="166,182 0,89 83,77 113,0">
          <text:p/>
        </draw:polygon>
        <draw:polygon draw:style-name="gr1" draw:text-style-name="P4" draw:layer="layout" svg:width="0.507cm" svg:height="0.478cm" svg:x="12.789cm" svg:y="10.117cm" svg:viewBox="0 0 508 479" draw:points="0,479 508,479 508,0 0,0">
          <text:p/>
        </draw:polygon>
        <draw:frame draw:style-name="gr54" draw:text-style-name="P5" draw:layer="layout" svg:width="0.358cm" svg:height="0.42cm" svg:x="10.845cm" svg:y="11.096cm">
          <draw:text-box>
            <text:p text:style-name="P5"><text:span text:style-name="T3">13</text:span></text:p>
          </draw:text-box>
        </draw:frame>
        <draw:polygon draw:style-name="gr1" draw:text-style-name="P4" draw:layer="layout" svg:width="0.507cm" svg:height="0.479cm" svg:x="13.474cm" svg:y="10.949cm" svg:viewBox="0 0 508 480" draw:points="0,480 508,480 508,0 0,0">
          <text:p/>
        </draw:polygon>
        <draw:frame draw:style-name="gr53" draw:text-style-name="P5" draw:layer="layout" svg:width="0.18cm" svg:height="0.42cm" svg:x="12.971cm" svg:y="10.264cm">
          <draw:text-box>
            <text:p text:style-name="P5"><text:span text:style-name="T3">7</text:span></text:p>
          </draw:text-box>
        </draw:frame>
        <draw:polygon draw:style-name="gr1" draw:text-style-name="P4" draw:layer="layout" svg:width="0.507cm" svg:height="0.479cm" svg:x="12.104cm" svg:y="10.949cm" svg:viewBox="0 0 508 480" draw:points="0,480 508,480 508,0 0,0">
          <text:p/>
        </draw:polygon>
        <draw:frame draw:style-name="gr54" draw:text-style-name="P5" draw:layer="layout" svg:width="0.358cm" svg:height="0.42cm" svg:x="13.585cm" svg:y="11.096cm">
          <draw:text-box>
            <text:p text:style-name="P5"><text:span text:style-name="T3">15</text:span></text:p>
          </draw:text-box>
        </draw:frame>
        <draw:frame draw:style-name="gr54" draw:text-style-name="P5" draw:layer="layout" svg:width="0.358cm" svg:height="0.42cm" svg:x="12.215cm" svg:y="11.096cm">
          <draw:text-box>
            <text:p text:style-name="P5"><text:span text:style-name="T3">14</text:span></text:p>
          </draw:text-box>
        </draw:frame>
      </draw:page>
      <draw:page draw:name="page8" draw:style-name="dp1" draw:master-page-name="Default">
        <draw:polygon draw:style-name="gr1" draw:text-style-name="P1" draw:layer="layout" svg:width="0.507cm" svg:height="0.479cm" svg:x="6.705cm" svg:y="12.41cm" svg:viewBox="0 0 508 480" draw:points="0,480 508,480 508,0 0,0">
          <text:p/>
        </draw:polygon>
        <draw:polygon draw:style-name="gr1" draw:text-style-name="P1" draw:layer="layout" svg:width="0.507cm" svg:height="0.479cm" svg:x="7.213cm" svg:y="12.41cm" svg:viewBox="0 0 508 480" draw:points="0,480 508,480 508,0 0,0">
          <text:p/>
        </draw:polygon>
        <draw:frame draw:style-name="gr53" draw:text-style-name="P3" draw:layer="layout" svg:width="0.18cm" svg:height="0.42cm" svg:x="6.887cm" svg:y="12.545cm">
          <draw:text-box>
            <text:p text:style-name="P2"><text:span text:style-name="T1">1</text:span></text:p>
          </draw:text-box>
        </draw:frame>
        <draw:polygon draw:style-name="gr1" draw:text-style-name="P1" draw:layer="layout" svg:width="0.507cm" svg:height="0.479cm" svg:x="7.721cm" svg:y="12.41cm" svg:viewBox="0 0 508 480" draw:points="0,480 508,480 508,0 0,0">
          <text:p/>
        </draw:polygon>
        <draw:frame draw:style-name="gr53" draw:text-style-name="P3" draw:layer="layout" svg:width="0.18cm" svg:height="0.42cm" svg:x="7.395cm" svg:y="12.545cm">
          <draw:text-box>
            <text:p text:style-name="P2"><text:span text:style-name="T1">2</text:span></text:p>
          </draw:text-box>
        </draw:frame>
        <draw:polygon draw:style-name="gr1" draw:text-style-name="P1" draw:layer="layout" svg:width="0.507cm" svg:height="0.479cm" svg:x="8.229cm" svg:y="12.41cm" svg:viewBox="0 0 508 480" draw:points="0,480 508,480 508,0 0,0">
          <text:p/>
        </draw:polygon>
        <draw:frame draw:style-name="gr53" draw:text-style-name="P3" draw:layer="layout" svg:width="0.18cm" svg:height="0.42cm" svg:x="7.903cm" svg:y="12.545cm">
          <draw:text-box>
            <text:p text:style-name="P2"><text:span text:style-name="T1">4</text:span></text:p>
          </draw:text-box>
        </draw:frame>
        <draw:polygon draw:style-name="gr1" draw:text-style-name="P1" draw:layer="layout" svg:width="0.507cm" svg:height="0.479cm" svg:x="8.737cm" svg:y="12.41cm" svg:viewBox="0 0 508 480" draw:points="0,480 508,480 508,0 0,0">
          <text:p/>
        </draw:polygon>
        <draw:frame draw:style-name="gr53" draw:text-style-name="P3" draw:layer="layout" svg:width="0.18cm" svg:height="0.42cm" svg:x="8.411cm" svg:y="12.545cm">
          <draw:text-box>
            <text:p text:style-name="P2"><text:span text:style-name="T1">8</text:span></text:p>
          </draw:text-box>
        </draw:frame>
        <draw:polygon draw:style-name="gr1" draw:text-style-name="P1" draw:layer="layout" svg:width="0.507cm" svg:height="0.479cm" svg:x="9.245cm" svg:y="12.41cm" svg:viewBox="0 0 508 480" draw:points="0,480 508,480 508,0 0,0">
          <text:p/>
        </draw:polygon>
        <draw:frame draw:style-name="gr53" draw:text-style-name="P3" draw:layer="layout" svg:width="0.18cm" svg:height="0.42cm" svg:x="8.919cm" svg:y="12.545cm">
          <draw:text-box>
            <text:p text:style-name="P2"><text:span text:style-name="T1">9</text:span></text:p>
          </draw:text-box>
        </draw:frame>
        <draw:polygon draw:style-name="gr1" draw:text-style-name="P1" draw:layer="layout" svg:width="0.507cm" svg:height="0.479cm" svg:x="9.753cm" svg:y="12.41cm" svg:viewBox="0 0 508 480" draw:points="0,480 508,480 508,0 0,0">
          <text:p/>
        </draw:polygon>
        <draw:frame draw:style-name="gr53" draw:text-style-name="P3" draw:layer="layout" svg:width="0.18cm" svg:height="0.42cm" svg:x="9.427cm" svg:y="12.545cm">
          <draw:text-box>
            <text:p text:style-name="P2"><text:span text:style-name="T1">5</text:span></text:p>
          </draw:text-box>
        </draw:frame>
        <draw:polygon draw:style-name="gr1" draw:text-style-name="P1" draw:layer="layout" svg:width="0.507cm" svg:height="0.479cm" svg:x="10.261cm" svg:y="12.41cm" svg:viewBox="0 0 508 480" draw:points="0,480 508,480 508,0 0,0">
          <text:p/>
        </draw:polygon>
        <draw:frame draw:style-name="gr54" draw:text-style-name="P3" draw:layer="layout" svg:width="0.358cm" svg:height="0.42cm" svg:x="9.864cm" svg:y="12.545cm">
          <draw:text-box>
            <text:p text:style-name="P2"><text:span text:style-name="T1">10</text:span></text:p>
          </draw:text-box>
        </draw:frame>
        <draw:polygon draw:style-name="gr1" draw:text-style-name="P1" draw:layer="layout" svg:width="0.507cm" svg:height="0.479cm" svg:x="10.769cm" svg:y="12.41cm" svg:viewBox="0 0 508 480" draw:points="0,480 508,480 508,0 0,0">
          <text:p/>
        </draw:polygon>
        <draw:frame draw:style-name="gr54" draw:text-style-name="P3" draw:layer="layout" svg:width="0.358cm" svg:height="0.42cm" svg:x="10.372cm" svg:y="12.545cm">
          <draw:text-box>
            <text:p text:style-name="P2"><text:span text:style-name="T1">11</text:span></text:p>
          </draw:text-box>
        </draw:frame>
        <draw:polygon draw:style-name="gr1" draw:text-style-name="P1" draw:layer="layout" svg:width="0.507cm" svg:height="0.479cm" svg:x="11.277cm" svg:y="12.41cm" svg:viewBox="0 0 508 480" draw:points="0,480 508,480 508,0 0,0">
          <text:p/>
        </draw:polygon>
        <draw:frame draw:style-name="gr53" draw:text-style-name="P3" draw:layer="layout" svg:width="0.18cm" svg:height="0.42cm" svg:x="10.951cm" svg:y="12.545cm">
          <draw:text-box>
            <text:p text:style-name="P2"><text:span text:style-name="T1">3</text:span></text:p>
          </draw:text-box>
        </draw:frame>
        <draw:polygon draw:style-name="gr1" draw:text-style-name="P1" draw:layer="layout" svg:width="0.507cm" svg:height="0.479cm" svg:x="11.785cm" svg:y="12.41cm" svg:viewBox="0 0 508 480" draw:points="0,480 508,480 508,0 0,0">
          <text:p/>
        </draw:polygon>
        <draw:frame draw:style-name="gr53" draw:text-style-name="P3" draw:layer="layout" svg:width="0.18cm" svg:height="0.42cm" svg:x="11.459cm" svg:y="12.545cm">
          <draw:text-box>
            <text:p text:style-name="P2"><text:span text:style-name="T1">6</text:span></text:p>
          </draw:text-box>
        </draw:frame>
        <draw:polygon draw:style-name="gr1" draw:text-style-name="P1" draw:layer="layout" svg:width="0.507cm" svg:height="0.479cm" svg:x="12.293cm" svg:y="12.41cm" svg:viewBox="0 0 508 480" draw:points="0,480 508,480 508,0 0,0">
          <text:p/>
        </draw:polygon>
        <draw:frame draw:style-name="gr54" draw:text-style-name="P3" draw:layer="layout" svg:width="0.358cm" svg:height="0.42cm" svg:x="11.896cm" svg:y="12.545cm">
          <draw:text-box>
            <text:p text:style-name="P2"><text:span text:style-name="T1">12</text:span></text:p>
          </draw:text-box>
        </draw:frame>
        <draw:polygon draw:style-name="gr1" draw:text-style-name="P1" draw:layer="layout" svg:width="0.507cm" svg:height="0.479cm" svg:x="12.801cm" svg:y="12.41cm" svg:viewBox="0 0 508 480" draw:points="0,480 508,480 508,0 0,0">
          <text:p/>
        </draw:polygon>
        <draw:frame draw:style-name="gr54" draw:text-style-name="P3" draw:layer="layout" svg:width="0.358cm" svg:height="0.42cm" svg:x="12.404cm" svg:y="12.545cm">
          <draw:text-box>
            <text:p text:style-name="P2"><text:span text:style-name="T1">13</text:span></text:p>
          </draw:text-box>
        </draw:frame>
        <draw:polygon draw:style-name="gr1" draw:text-style-name="P1" draw:layer="layout" svg:width="0.507cm" svg:height="0.479cm" svg:x="13.817cm" svg:y="12.41cm" svg:viewBox="0 0 508 480" draw:points="0,480 508,480 508,0 0,0">
          <text:p/>
        </draw:polygon>
        <draw:frame draw:style-name="gr53" draw:text-style-name="P3" draw:layer="layout" svg:width="0.18cm" svg:height="0.42cm" svg:x="12.983cm" svg:y="12.545cm">
          <draw:text-box>
            <text:p text:style-name="P2"><text:span text:style-name="T1">7</text:span></text:p>
          </draw:text-box>
        </draw:frame>
        <draw:polygon draw:style-name="gr1" draw:text-style-name="P1" draw:layer="layout" svg:width="0.507cm" svg:height="0.479cm" svg:x="13.309cm" svg:y="12.41cm" svg:viewBox="0 0 508 480" draw:points="0,480 508,480 508,0 0,0">
          <text:p/>
        </draw:polygon>
        <draw:frame draw:style-name="gr54" draw:text-style-name="P3" draw:layer="layout" svg:width="0.358cm" svg:height="0.42cm" svg:x="13.928cm" svg:y="12.545cm">
          <draw:text-box>
            <text:p text:style-name="P2"><text:span text:style-name="T1">15</text:span></text:p>
          </draw:text-box>
        </draw:frame>
        <draw:frame draw:style-name="gr54" draw:text-style-name="P3" draw:layer="layout" svg:width="0.358cm" svg:height="0.42cm" svg:x="13.42cm" svg:y="12.545cm">
          <draw:text-box>
            <text:p text:style-name="P2"><text:span text:style-name="T1">14</text:span></text:p>
          </draw:text-box>
        </draw:frame>
        <draw:polygon draw:style-name="gr55" draw:text-style-name="P1" draw:layer="layout" svg:width="7.612cm" svg:height="0.476cm" svg:x="6.705cm" svg:y="12.41cm" svg:viewBox="0 0 7613 477" draw:points="0,477 7613,477 7613,0 0,0">
          <text:p/>
        </draw:polygon>
        <draw:line draw:style-name="gr55" draw:text-style-name="P1" draw:layer="layout" svg:x1="9.753cm" svg:y1="12.417cm" svg:x2="9.753cm" svg:y2="12.887cm">
          <text:p/>
        </draw:line>
        <draw:line draw:style-name="gr55" draw:text-style-name="P1" draw:layer="layout" svg:x1="11.277cm" svg:y1="12.417cm" svg:x2="11.277cm" svg:y2="12.887cm">
          <text:p/>
        </draw:line>
        <draw:line draw:style-name="gr55" draw:text-style-name="P1" draw:layer="layout" svg:x1="12.801cm" svg:y1="12.417cm" svg:x2="12.801cm" svg:y2="12.887cm">
          <text:p/>
        </draw:line>
        <draw:line draw:style-name="gr55" draw:text-style-name="P1" draw:layer="layout" svg:x1="8.229cm" svg:y1="12.417cm" svg:x2="8.229cm" svg:y2="12.887cm">
          <text:p/>
        </draw:line>
        <draw:line draw:style-name="gr55" draw:text-style-name="P1" draw:layer="layout" svg:x1="8.229cm" svg:y1="12.417cm" svg:x2="8.229cm" svg:y2="12.887cm">
          <text:p/>
        </draw:line>
        <draw:polygon draw:style-name="gr1" draw:text-style-name="P1" draw:layer="layout" svg:width="0.507cm" svg:height="0.479cm" svg:x="6.705cm" svg:y="13.115cm" svg:viewBox="0 0 508 480" draw:points="0,480 508,480 508,0 0,0">
          <text:p/>
        </draw:polygon>
        <draw:frame draw:style-name="gr56" draw:text-style-name="P3" draw:layer="layout" svg:width="1.674cm" svg:height="0.42cm" svg:x="4.787cm" svg:y="12.557cm">
          <draw:text-box>
            <text:p text:style-name="P2"><text:span text:style-name="T1">Depth-ﬁrst</text:span></text:p>
          </draw:text-box>
        </draw:frame>
        <draw:polygon draw:style-name="gr1" draw:text-style-name="P1" draw:layer="layout" svg:width="0.507cm" svg:height="0.479cm" svg:x="7.213cm" svg:y="13.115cm" svg:viewBox="0 0 508 480" draw:points="0,480 508,480 508,0 0,0">
          <text:p/>
        </draw:polygon>
        <draw:frame draw:style-name="gr53" draw:text-style-name="P3" draw:layer="layout" svg:width="0.18cm" svg:height="0.42cm" svg:x="6.887cm" svg:y="13.25cm">
          <draw:text-box>
            <text:p text:style-name="P2"><text:span text:style-name="T1">1</text:span></text:p>
          </draw:text-box>
        </draw:frame>
        <draw:polygon draw:style-name="gr1" draw:text-style-name="P1" draw:layer="layout" svg:width="0.507cm" svg:height="0.479cm" svg:x="8.229cm" svg:y="13.115cm" svg:viewBox="0 0 508 480" draw:points="0,480 508,480 508,0 0,0">
          <text:p/>
        </draw:polygon>
        <draw:frame draw:style-name="gr53" draw:text-style-name="P3" draw:layer="layout" svg:width="0.18cm" svg:height="0.42cm" svg:x="7.395cm" svg:y="13.25cm">
          <draw:text-box>
            <text:p text:style-name="P2"><text:span text:style-name="T1">2</text:span></text:p>
          </draw:text-box>
        </draw:frame>
        <draw:polygon draw:style-name="gr1" draw:text-style-name="P1" draw:layer="layout" svg:width="0.507cm" svg:height="0.479cm" svg:x="10.261cm" svg:y="13.115cm" svg:viewBox="0 0 508 480" draw:points="0,480 508,480 508,0 0,0">
          <text:p/>
        </draw:polygon>
        <draw:frame draw:style-name="gr53" draw:text-style-name="P3" draw:layer="layout" svg:width="0.18cm" svg:height="0.42cm" svg:x="8.411cm" svg:y="13.25cm">
          <draw:text-box>
            <text:p text:style-name="P2"><text:span text:style-name="T1">4</text:span></text:p>
          </draw:text-box>
        </draw:frame>
        <draw:polygon draw:style-name="gr1" draw:text-style-name="P1" draw:layer="layout" svg:width="0.507cm" svg:height="0.479cm" svg:x="10.769cm" svg:y="13.115cm" svg:viewBox="0 0 508 480" draw:points="0,480 508,480 508,0 0,0">
          <text:p/>
        </draw:polygon>
        <draw:frame draw:style-name="gr53" draw:text-style-name="P3" draw:layer="layout" svg:width="0.18cm" svg:height="0.42cm" svg:x="10.443cm" svg:y="13.25cm">
          <draw:text-box>
            <text:p text:style-name="P2"><text:span text:style-name="T1">8</text:span></text:p>
          </draw:text-box>
        </draw:frame>
        <draw:polygon draw:style-name="gr1" draw:text-style-name="P1" draw:layer="layout" svg:width="0.507cm" svg:height="0.479cm" svg:x="8.737cm" svg:y="13.115cm" svg:viewBox="0 0 508 480" draw:points="0,480 508,480 508,0 0,0">
          <text:p/>
        </draw:polygon>
        <draw:frame draw:style-name="gr53" draw:text-style-name="P3" draw:layer="layout" svg:width="0.18cm" svg:height="0.42cm" svg:x="10.951cm" svg:y="13.25cm">
          <draw:text-box>
            <text:p text:style-name="P2"><text:span text:style-name="T1">9</text:span></text:p>
          </draw:text-box>
        </draw:frame>
        <draw:polygon draw:style-name="gr1" draw:text-style-name="P1" draw:layer="layout" svg:width="0.507cm" svg:height="0.479cm" svg:x="11.277cm" svg:y="13.115cm" svg:viewBox="0 0 508 480" draw:points="0,480 508,480 508,0 0,0">
          <text:p/>
        </draw:polygon>
        <draw:frame draw:style-name="gr53" draw:text-style-name="P3" draw:layer="layout" svg:width="0.18cm" svg:height="0.42cm" svg:x="8.919cm" svg:y="13.25cm">
          <draw:text-box>
            <text:p text:style-name="P2"><text:span text:style-name="T1">5</text:span></text:p>
          </draw:text-box>
        </draw:frame>
        <draw:polygon draw:style-name="gr1" draw:text-style-name="P1" draw:layer="layout" svg:width="0.507cm" svg:height="0.479cm" svg:x="11.785cm" svg:y="13.115cm" svg:viewBox="0 0 508 480" draw:points="0,480 508,480 508,0 0,0">
          <text:p/>
        </draw:polygon>
        <draw:frame draw:style-name="gr54" draw:text-style-name="P3" draw:layer="layout" svg:width="0.358cm" svg:height="0.42cm" svg:x="11.388cm" svg:y="13.25cm">
          <draw:text-box>
            <text:p text:style-name="P2"><text:span text:style-name="T1">10</text:span></text:p>
          </draw:text-box>
        </draw:frame>
        <draw:polygon draw:style-name="gr1" draw:text-style-name="P1" draw:layer="layout" svg:width="0.507cm" svg:height="0.479cm" svg:x="7.721cm" svg:y="13.115cm" svg:viewBox="0 0 508 480" draw:points="0,480 508,480 508,0 0,0">
          <text:p/>
        </draw:polygon>
        <draw:frame draw:style-name="gr54" draw:text-style-name="P3" draw:layer="layout" svg:width="0.358cm" svg:height="0.42cm" svg:x="11.896cm" svg:y="13.25cm">
          <draw:text-box>
            <text:p text:style-name="P2"><text:span text:style-name="T1">11</text:span></text:p>
          </draw:text-box>
        </draw:frame>
        <draw:polygon draw:style-name="gr1" draw:text-style-name="P1" draw:layer="layout" svg:width="0.507cm" svg:height="0.479cm" svg:x="9.245cm" svg:y="13.115cm" svg:viewBox="0 0 508 480" draw:points="0,480 508,480 508,0 0,0">
          <text:p/>
        </draw:polygon>
        <draw:frame draw:style-name="gr53" draw:text-style-name="P3" draw:layer="layout" svg:width="0.18cm" svg:height="0.42cm" svg:x="7.903cm" svg:y="13.25cm">
          <draw:text-box>
            <text:p text:style-name="P2"><text:span text:style-name="T1">3</text:span></text:p>
          </draw:text-box>
        </draw:frame>
        <draw:polygon draw:style-name="gr1" draw:text-style-name="P1" draw:layer="layout" svg:width="0.507cm" svg:height="0.479cm" svg:x="12.293cm" svg:y="13.115cm" svg:viewBox="0 0 508 480" draw:points="0,480 508,480 508,0 0,0">
          <text:p/>
        </draw:polygon>
        <draw:frame draw:style-name="gr53" draw:text-style-name="P3" draw:layer="layout" svg:width="0.18cm" svg:height="0.42cm" svg:x="9.427cm" svg:y="13.25cm">
          <draw:text-box>
            <text:p text:style-name="P2"><text:span text:style-name="T1">6</text:span></text:p>
          </draw:text-box>
        </draw:frame>
        <draw:polygon draw:style-name="gr1" draw:text-style-name="P1" draw:layer="layout" svg:width="0.507cm" svg:height="0.479cm" svg:x="12.801cm" svg:y="13.115cm" svg:viewBox="0 0 508 480" draw:points="0,480 508,480 508,0 0,0">
          <text:p/>
        </draw:polygon>
        <draw:frame draw:style-name="gr54" draw:text-style-name="P3" draw:layer="layout" svg:width="0.358cm" svg:height="0.42cm" svg:x="12.404cm" svg:y="13.25cm">
          <draw:text-box>
            <text:p text:style-name="P2"><text:span text:style-name="T1">12</text:span></text:p>
          </draw:text-box>
        </draw:frame>
        <draw:polygon draw:style-name="gr1" draw:text-style-name="P1" draw:layer="layout" svg:width="0.507cm" svg:height="0.479cm" svg:x="9.753cm" svg:y="13.115cm" svg:viewBox="0 0 508 480" draw:points="0,480 508,480 508,0 0,0">
          <text:p/>
        </draw:polygon>
        <draw:frame draw:style-name="gr54" draw:text-style-name="P3" draw:layer="layout" svg:width="0.358cm" svg:height="0.42cm" svg:x="12.912cm" svg:y="13.25cm">
          <draw:text-box>
            <text:p text:style-name="P2"><text:span text:style-name="T1">13</text:span></text:p>
          </draw:text-box>
        </draw:frame>
        <draw:polygon draw:style-name="gr1" draw:text-style-name="P1" draw:layer="layout" svg:width="0.507cm" svg:height="0.479cm" svg:x="13.817cm" svg:y="13.115cm" svg:viewBox="0 0 508 480" draw:points="0,480 508,480 508,0 0,0">
          <text:p/>
        </draw:polygon>
        <draw:frame draw:style-name="gr53" draw:text-style-name="P3" draw:layer="layout" svg:width="0.18cm" svg:height="0.42cm" svg:x="9.935cm" svg:y="13.25cm">
          <draw:text-box>
            <text:p text:style-name="P2"><text:span text:style-name="T1">7</text:span></text:p>
          </draw:text-box>
        </draw:frame>
        <draw:polygon draw:style-name="gr1" draw:text-style-name="P1" draw:layer="layout" svg:width="0.507cm" svg:height="0.479cm" svg:x="13.309cm" svg:y="13.115cm" svg:viewBox="0 0 508 480" draw:points="0,480 508,480 508,0 0,0">
          <text:p/>
        </draw:polygon>
        <draw:frame draw:style-name="gr54" draw:text-style-name="P3" draw:layer="layout" svg:width="0.358cm" svg:height="0.42cm" svg:x="13.928cm" svg:y="13.25cm">
          <draw:text-box>
            <text:p text:style-name="P2"><text:span text:style-name="T1">15</text:span></text:p>
          </draw:text-box>
        </draw:frame>
        <draw:polygon draw:style-name="gr55" draw:text-style-name="P1" draw:layer="layout" svg:width="7.612cm" svg:height="0.476cm" svg:x="6.705cm" svg:y="13.115cm" svg:viewBox="0 0 7613 477" draw:points="0,477 7613,477 7613,0 0,0">
          <text:p/>
        </draw:polygon>
        <draw:line draw:style-name="gr55" draw:text-style-name="P1" draw:layer="layout" svg:x1="9.753cm" svg:y1="13.122cm" svg:x2="9.753cm" svg:y2="13.592cm">
          <text:p/>
        </draw:line>
        <draw:line draw:style-name="gr55" draw:text-style-name="P1" draw:layer="layout" svg:x1="11.277cm" svg:y1="13.122cm" svg:x2="11.277cm" svg:y2="13.592cm">
          <text:p/>
        </draw:line>
        <draw:line draw:style-name="gr55" draw:text-style-name="P1" draw:layer="layout" svg:x1="12.801cm" svg:y1="13.122cm" svg:x2="12.801cm" svg:y2="13.592cm">
          <text:p/>
        </draw:line>
        <draw:line draw:style-name="gr55" draw:text-style-name="P1" draw:layer="layout" svg:x1="8.229cm" svg:y1="13.122cm" svg:x2="8.229cm" svg:y2="13.592cm">
          <text:p/>
        </draw:line>
        <draw:line draw:style-name="gr55" draw:text-style-name="P1" draw:layer="layout" svg:x1="8.229cm" svg:y1="13.122cm" svg:x2="8.229cm" svg:y2="13.592cm">
          <text:p/>
        </draw:line>
        <draw:frame draw:style-name="gr54" draw:text-style-name="P3" draw:layer="layout" svg:width="0.358cm" svg:height="0.42cm" svg:x="13.42cm" svg:y="13.25cm">
          <draw:text-box>
            <text:p text:style-name="P2"><text:span text:style-name="T1">14</text:span></text:p>
          </draw:text-box>
        </draw:frame>
        <draw:polygon draw:style-name="gr1" draw:text-style-name="P1" draw:layer="layout" svg:width="0.507cm" svg:height="0.479cm" svg:x="6.705cm" svg:y="13.821cm" svg:viewBox="0 0 508 480" draw:points="0,480 508,480 508,0 0,0">
          <text:p/>
        </draw:polygon>
        <draw:frame draw:style-name="gr57" draw:text-style-name="P3" draw:layer="layout" svg:width="1.971cm" svg:height="0.42cm" svg:x="4.49cm" svg:y="13.28cm">
          <draw:text-box>
            <text:p text:style-name="P2"><text:span text:style-name="T1">Breadth-ﬁrst</text:span></text:p>
          </draw:text-box>
        </draw:frame>
        <draw:polygon draw:style-name="gr1" draw:text-style-name="P1" draw:layer="layout" svg:width="0.507cm" svg:height="0.479cm" svg:x="7.213cm" svg:y="13.821cm" svg:viewBox="0 0 508 480" draw:points="0,480 508,480 508,0 0,0">
          <text:p/>
        </draw:polygon>
        <draw:frame draw:style-name="gr53" draw:text-style-name="P3" draw:layer="layout" svg:width="0.18cm" svg:height="0.42cm" svg:x="6.887cm" svg:y="13.956cm">
          <draw:text-box>
            <text:p text:style-name="P2"><text:span text:style-name="T1">1</text:span></text:p>
          </draw:text-box>
        </draw:frame>
        <draw:polygon draw:style-name="gr1" draw:text-style-name="P1" draw:layer="layout" svg:width="0.507cm" svg:height="0.479cm" svg:x="8.229cm" svg:y="13.821cm" svg:viewBox="0 0 508 480" draw:points="0,480 508,480 508,0 0,0">
          <text:p/>
        </draw:polygon>
        <draw:frame draw:style-name="gr53" draw:text-style-name="P3" draw:layer="layout" svg:width="0.18cm" svg:height="0.42cm" svg:x="7.395cm" svg:y="13.956cm">
          <draw:text-box>
            <text:p text:style-name="P2"><text:span text:style-name="T1">2</text:span></text:p>
          </draw:text-box>
        </draw:frame>
        <draw:polygon draw:style-name="gr1" draw:text-style-name="P1" draw:layer="layout" svg:width="0.507cm" svg:height="0.479cm" svg:x="8.737cm" svg:y="13.821cm" svg:viewBox="0 0 508 480" draw:points="0,480 508,480 508,0 0,0">
          <text:p/>
        </draw:polygon>
        <draw:frame draw:style-name="gr53" draw:text-style-name="P3" draw:layer="layout" svg:width="0.18cm" svg:height="0.42cm" svg:x="8.411cm" svg:y="13.956cm">
          <draw:text-box>
            <text:p text:style-name="P2"><text:span text:style-name="T1">4</text:span></text:p>
          </draw:text-box>
        </draw:frame>
        <draw:polygon draw:style-name="gr1" draw:text-style-name="P1" draw:layer="layout" svg:width="0.507cm" svg:height="0.479cm" svg:x="9.245cm" svg:y="13.821cm" svg:viewBox="0 0 508 480" draw:points="0,480 508,480 508,0 0,0">
          <text:p/>
        </draw:polygon>
        <draw:frame draw:style-name="gr53" draw:text-style-name="P3" draw:layer="layout" svg:width="0.18cm" svg:height="0.42cm" svg:x="8.919cm" svg:y="13.956cm">
          <draw:text-box>
            <text:p text:style-name="P2"><text:span text:style-name="T1">8</text:span></text:p>
          </draw:text-box>
        </draw:frame>
        <draw:polygon draw:style-name="gr1" draw:text-style-name="P1" draw:layer="layout" svg:width="0.507cm" svg:height="0.479cm" svg:x="9.753cm" svg:y="13.821cm" svg:viewBox="0 0 508 480" draw:points="0,480 508,480 508,0 0,0">
          <text:p/>
        </draw:polygon>
        <draw:frame draw:style-name="gr53" draw:text-style-name="P3" draw:layer="layout" svg:width="0.18cm" svg:height="0.42cm" svg:x="9.427cm" svg:y="13.956cm">
          <draw:text-box>
            <text:p text:style-name="P2"><text:span text:style-name="T1">9</text:span></text:p>
          </draw:text-box>
        </draw:frame>
        <draw:polygon draw:style-name="gr1" draw:text-style-name="P1" draw:layer="layout" svg:width="0.507cm" svg:height="0.479cm" svg:x="10.261cm" svg:y="13.821cm" svg:viewBox="0 0 508 480" draw:points="0,480 508,480 508,0 0,0">
          <text:p/>
        </draw:polygon>
        <draw:frame draw:style-name="gr53" draw:text-style-name="P3" draw:layer="layout" svg:width="0.18cm" svg:height="0.42cm" svg:x="9.935cm" svg:y="13.956cm">
          <draw:text-box>
            <text:p text:style-name="P2"><text:span text:style-name="T1">5</text:span></text:p>
          </draw:text-box>
        </draw:frame>
        <draw:polygon draw:style-name="gr1" draw:text-style-name="P1" draw:layer="layout" svg:width="0.507cm" svg:height="0.479cm" svg:x="10.769cm" svg:y="13.821cm" svg:viewBox="0 0 508 480" draw:points="0,480 508,480 508,0 0,0">
          <text:p/>
        </draw:polygon>
        <draw:frame draw:style-name="gr54" draw:text-style-name="P3" draw:layer="layout" svg:width="0.358cm" svg:height="0.42cm" svg:x="10.372cm" svg:y="13.956cm">
          <draw:text-box>
            <text:p text:style-name="P2"><text:span text:style-name="T1">10</text:span></text:p>
          </draw:text-box>
        </draw:frame>
        <draw:polygon draw:style-name="gr1" draw:text-style-name="P1" draw:layer="layout" svg:width="0.507cm" svg:height="0.479cm" svg:x="7.721cm" svg:y="13.821cm" svg:viewBox="0 0 508 480" draw:points="0,480 508,480 508,0 0,0">
          <text:p/>
        </draw:polygon>
        <draw:frame draw:style-name="gr54" draw:text-style-name="P3" draw:layer="layout" svg:width="0.358cm" svg:height="0.42cm" svg:x="10.88cm" svg:y="13.956cm">
          <draw:text-box>
            <text:p text:style-name="P2"><text:span text:style-name="T1">11</text:span></text:p>
          </draw:text-box>
        </draw:frame>
        <draw:polygon draw:style-name="gr1" draw:text-style-name="P1" draw:layer="layout" svg:width="0.507cm" svg:height="0.479cm" svg:x="11.277cm" svg:y="13.821cm" svg:viewBox="0 0 508 480" draw:points="0,480 508,480 508,0 0,0">
          <text:p/>
        </draw:polygon>
        <draw:frame draw:style-name="gr53" draw:text-style-name="P3" draw:layer="layout" svg:width="0.18cm" svg:height="0.42cm" svg:x="7.903cm" svg:y="13.956cm">
          <draw:text-box>
            <text:p text:style-name="P2"><text:span text:style-name="T1">3</text:span></text:p>
          </draw:text-box>
        </draw:frame>
        <draw:polygon draw:style-name="gr1" draw:text-style-name="P1" draw:layer="layout" svg:width="0.507cm" svg:height="0.479cm" svg:x="11.785cm" svg:y="13.821cm" svg:viewBox="0 0 508 480" draw:points="0,480 508,480 508,0 0,0">
          <text:p/>
        </draw:polygon>
        <draw:frame draw:style-name="gr53" draw:text-style-name="P3" draw:layer="layout" svg:width="0.18cm" svg:height="0.42cm" svg:x="11.459cm" svg:y="13.956cm">
          <draw:text-box>
            <text:p text:style-name="P2"><text:span text:style-name="T1">6</text:span></text:p>
          </draw:text-box>
        </draw:frame>
        <draw:polygon draw:style-name="gr1" draw:text-style-name="P1" draw:layer="layout" svg:width="0.507cm" svg:height="0.479cm" svg:x="12.293cm" svg:y="13.821cm" svg:viewBox="0 0 508 480" draw:points="0,480 508,480 508,0 0,0">
          <text:p/>
        </draw:polygon>
        <draw:frame draw:style-name="gr54" draw:text-style-name="P3" draw:layer="layout" svg:width="0.358cm" svg:height="0.42cm" svg:x="11.896cm" svg:y="13.956cm">
          <draw:text-box>
            <text:p text:style-name="P2"><text:span text:style-name="T1">12</text:span></text:p>
          </draw:text-box>
        </draw:frame>
        <draw:polygon draw:style-name="gr1" draw:text-style-name="P1" draw:layer="layout" svg:width="0.507cm" svg:height="0.479cm" svg:x="12.801cm" svg:y="13.821cm" svg:viewBox="0 0 508 480" draw:points="0,480 508,480 508,0 0,0">
          <text:p/>
        </draw:polygon>
        <draw:frame draw:style-name="gr54" draw:text-style-name="P3" draw:layer="layout" svg:width="0.358cm" svg:height="0.42cm" svg:x="12.404cm" svg:y="13.956cm">
          <draw:text-box>
            <text:p text:style-name="P2"><text:span text:style-name="T1">13</text:span></text:p>
          </draw:text-box>
        </draw:frame>
        <draw:polygon draw:style-name="gr1" draw:text-style-name="P1" draw:layer="layout" svg:width="0.507cm" svg:height="0.479cm" svg:x="13.817cm" svg:y="13.821cm" svg:viewBox="0 0 508 480" draw:points="0,480 508,480 508,0 0,0">
          <text:p/>
        </draw:polygon>
        <draw:frame draw:style-name="gr53" draw:text-style-name="P3" draw:layer="layout" svg:width="0.18cm" svg:height="0.42cm" svg:x="12.983cm" svg:y="13.956cm">
          <draw:text-box>
            <text:p text:style-name="P2"><text:span text:style-name="T1">7</text:span></text:p>
          </draw:text-box>
        </draw:frame>
        <draw:polygon draw:style-name="gr1" draw:text-style-name="P1" draw:layer="layout" svg:width="0.507cm" svg:height="0.479cm" svg:x="13.309cm" svg:y="13.821cm" svg:viewBox="0 0 508 480" draw:points="0,480 508,480 508,0 0,0">
          <text:p/>
        </draw:polygon>
        <draw:frame draw:style-name="gr54" draw:text-style-name="P3" draw:layer="layout" svg:width="0.358cm" svg:height="0.42cm" svg:x="13.928cm" svg:y="13.956cm">
          <draw:text-box>
            <text:p text:style-name="P2"><text:span text:style-name="T1">15</text:span></text:p>
          </draw:text-box>
        </draw:frame>
        <draw:polygon draw:style-name="gr55" draw:text-style-name="P1" draw:layer="layout" svg:width="7.612cm" svg:height="0.476cm" svg:x="6.705cm" svg:y="13.821cm" svg:viewBox="0 0 7613 477" draw:points="0,477 7613,477 7613,0 0,0">
          <text:p/>
        </draw:polygon>
        <draw:line draw:style-name="gr55" draw:text-style-name="P1" draw:layer="layout" svg:x1="9.753cm" svg:y1="13.828cm" svg:x2="9.753cm" svg:y2="14.298cm">
          <text:p/>
        </draw:line>
        <draw:line draw:style-name="gr55" draw:text-style-name="P1" draw:layer="layout" svg:x1="11.277cm" svg:y1="13.828cm" svg:x2="11.277cm" svg:y2="14.298cm">
          <text:p/>
        </draw:line>
        <draw:line draw:style-name="gr55" draw:text-style-name="P1" draw:layer="layout" svg:x1="12.801cm" svg:y1="13.828cm" svg:x2="12.801cm" svg:y2="14.298cm">
          <text:p/>
        </draw:line>
        <draw:line draw:style-name="gr55" draw:text-style-name="P1" draw:layer="layout" svg:x1="8.229cm" svg:y1="13.828cm" svg:x2="8.229cm" svg:y2="14.298cm">
          <text:p/>
        </draw:line>
        <draw:line draw:style-name="gr55" draw:text-style-name="P1" draw:layer="layout" svg:x1="8.229cm" svg:y1="13.828cm" svg:x2="8.229cm" svg:y2="14.298cm">
          <text:p/>
        </draw:line>
        <draw:frame draw:style-name="gr54" draw:text-style-name="P3" draw:layer="layout" svg:width="0.358cm" svg:height="0.42cm" svg:x="13.42cm" svg:y="13.956cm">
          <draw:text-box>
            <text:p text:style-name="P2"><text:span text:style-name="T1">14</text:span></text:p>
          </draw:text-box>
        </draw:frame>
        <draw:polygon draw:style-name="gr1" draw:text-style-name="P1" draw:layer="layout" svg:width="0.507cm" svg:height="0.479cm" svg:x="6.705cm" svg:y="14.544cm" svg:viewBox="0 0 508 480" draw:points="0,480 508,480 508,0 0,0">
          <text:p/>
        </draw:polygon>
        <draw:frame draw:style-name="gr58" draw:text-style-name="P3" draw:layer="layout" svg:width="4.292cm" svg:height="0.508cm" svg:x="2.524cm" svg:y="13.954cm">
          <draw:text-box>
            <text:p text:style-name="P2"><text:span text:style-name="T1">Hierarchical decompositon</text:span></text:p>
          </draw:text-box>
        </draw:frame>
        <draw:polygon draw:style-name="gr1" draw:text-style-name="P1" draw:layer="layout" svg:width="0.507cm" svg:height="0.479cm" svg:x="7.213cm" svg:y="14.544cm" svg:viewBox="0 0 508 480" draw:points="0,480 508,480 508,0 0,0">
          <text:p/>
        </draw:polygon>
        <draw:frame draw:style-name="gr53" draw:text-style-name="P3" draw:layer="layout" svg:width="0.18cm" svg:height="0.42cm" svg:x="6.887cm" svg:y="14.69cm">
          <draw:text-box>
            <text:p text:style-name="P2"><text:span text:style-name="T4">1</text:span></text:p>
          </draw:text-box>
        </draw:frame>
        <draw:polygon draw:style-name="gr1" draw:text-style-name="P1" draw:layer="layout" svg:width="0.507cm" svg:height="0.479cm" svg:x="10.261cm" svg:y="14.544cm" svg:viewBox="0 0 508 480" draw:points="0,480 508,480 508,0 0,0">
          <text:p/>
        </draw:polygon>
        <draw:frame draw:style-name="gr53" draw:text-style-name="P3" draw:layer="layout" svg:width="0.18cm" svg:height="0.42cm" svg:x="7.395cm" svg:y="14.69cm">
          <draw:text-box>
            <text:p text:style-name="P2"><text:span text:style-name="T4">2</text:span></text:p>
          </draw:text-box>
        </draw:frame>
        <draw:polygon draw:style-name="gr1" draw:text-style-name="P1" draw:layer="layout" svg:width="0.507cm" svg:height="0.479cm" svg:x="13.309cm" svg:y="14.544cm" svg:viewBox="0 0 508 480" draw:points="0,480 508,480 508,0 0,0">
          <text:p/>
        </draw:polygon>
        <draw:frame draw:style-name="gr53" draw:text-style-name="P3" draw:layer="layout" svg:width="0.18cm" svg:height="0.42cm" svg:x="10.443cm" svg:y="14.679cm">
          <draw:text-box>
            <text:p text:style-name="P2"><text:span text:style-name="T1">4</text:span></text:p>
          </draw:text-box>
        </draw:frame>
        <draw:polygon draw:style-name="gr1" draw:text-style-name="P1" draw:layer="layout" svg:width="0.507cm" svg:height="0.479cm" svg:x="12.801cm" svg:y="14.544cm" svg:viewBox="0 0 508 480" draw:points="0,480 508,480 508,0 0,0">
          <text:p/>
        </draw:polygon>
        <draw:frame draw:style-name="gr53" draw:text-style-name="P3" draw:layer="layout" svg:width="0.18cm" svg:height="0.42cm" svg:x="13.491cm" svg:y="14.679cm">
          <draw:text-box>
            <text:p text:style-name="P2"><text:span text:style-name="T1">8</text:span></text:p>
          </draw:text-box>
        </draw:frame>
        <draw:polygon draw:style-name="gr1" draw:text-style-name="P1" draw:layer="layout" svg:width="0.507cm" svg:height="0.479cm" svg:x="8.737cm" svg:y="14.544cm" svg:viewBox="0 0 508 480" draw:points="0,480 508,480 508,0 0,0">
          <text:p/>
        </draw:polygon>
        <draw:frame draw:style-name="gr53" draw:text-style-name="P3" draw:layer="layout" svg:width="0.18cm" svg:height="0.42cm" svg:x="12.983cm" svg:y="14.679cm">
          <draw:text-box>
            <text:p text:style-name="P2"><text:span text:style-name="T1">9</text:span></text:p>
          </draw:text-box>
        </draw:frame>
        <draw:polygon draw:style-name="gr1" draw:text-style-name="P1" draw:layer="layout" svg:width="0.507cm" svg:height="0.479cm" svg:x="9.753cm" svg:y="14.544cm" svg:viewBox="0 0 508 480" draw:points="0,480 508,480 508,0 0,0">
          <text:p/>
        </draw:polygon>
        <draw:frame draw:style-name="gr53" draw:text-style-name="P3" draw:layer="layout" svg:width="0.18cm" svg:height="0.42cm" svg:x="8.919cm" svg:y="14.69cm">
          <draw:text-box>
            <text:p text:style-name="P2"><text:span text:style-name="T4">5</text:span></text:p>
          </draw:text-box>
        </draw:frame>
        <draw:polygon draw:style-name="gr1" draw:text-style-name="P1" draw:layer="layout" svg:width="0.507cm" svg:height="0.479cm" svg:x="9.245cm" svg:y="14.544cm" svg:viewBox="0 0 508 480" draw:points="0,480 508,480 508,0 0,0">
          <text:p/>
        </draw:polygon>
        <draw:frame draw:style-name="gr54" draw:text-style-name="P3" draw:layer="layout" svg:width="0.358cm" svg:height="0.42cm" svg:x="9.864cm" svg:y="14.679cm">
          <draw:text-box>
            <text:p text:style-name="P2"><text:span text:style-name="T1">10</text:span></text:p>
          </draw:text-box>
        </draw:frame>
        <draw:polygon draw:style-name="gr1" draw:text-style-name="P1" draw:layer="layout" svg:width="0.507cm" svg:height="0.479cm" svg:x="7.721cm" svg:y="14.544cm" svg:viewBox="0 0 508 480" draw:points="0,480 508,480 508,0 0,0">
          <text:p/>
        </draw:polygon>
        <draw:frame draw:style-name="gr54" draw:text-style-name="P3" draw:layer="layout" svg:width="0.358cm" svg:height="0.42cm" svg:x="9.356cm" svg:y="14.69cm">
          <draw:text-box>
            <text:p text:style-name="P2"><text:span text:style-name="T4">11</text:span></text:p>
          </draw:text-box>
        </draw:frame>
        <draw:polygon draw:style-name="gr1" draw:text-style-name="P1" draw:layer="layout" svg:width="0.507cm" svg:height="0.479cm" svg:x="11.785cm" svg:y="14.544cm" svg:viewBox="0 0 508 480" draw:points="0,480 508,480 508,0 0,0">
          <text:p/>
        </draw:polygon>
        <draw:frame draw:style-name="gr53" draw:text-style-name="P3" draw:layer="layout" svg:width="0.18cm" svg:height="0.42cm" svg:x="7.903cm" svg:y="14.69cm">
          <draw:text-box>
            <text:p text:style-name="P2"><text:span text:style-name="T4">3</text:span></text:p>
          </draw:text-box>
        </draw:frame>
        <draw:polygon draw:style-name="gr1" draw:text-style-name="P1" draw:layer="layout" svg:width="0.507cm" svg:height="0.479cm" svg:x="13.817cm" svg:y="14.544cm" svg:viewBox="0 0 508 480" draw:points="0,480 508,480 508,0 0,0">
          <text:p/>
        </draw:polygon>
        <draw:frame draw:style-name="gr53" draw:text-style-name="P3" draw:layer="layout" svg:width="0.18cm" svg:height="0.42cm" svg:x="11.967cm" svg:y="14.679cm">
          <draw:text-box>
            <text:p text:style-name="P2"><text:span text:style-name="T1">6</text:span></text:p>
          </draw:text-box>
        </draw:frame>
        <draw:polygon draw:style-name="gr1" draw:text-style-name="P1" draw:layer="layout" svg:width="0.507cm" svg:height="0.479cm" svg:x="12.293cm" svg:y="14.544cm" svg:viewBox="0 0 508 480" draw:points="0,480 508,480 508,0 0,0">
          <text:p/>
        </draw:polygon>
        <draw:frame draw:style-name="gr54" draw:text-style-name="P3" draw:layer="layout" svg:width="0.358cm" svg:height="0.42cm" svg:x="13.928cm" svg:y="14.679cm">
          <draw:text-box>
            <text:p text:style-name="P2"><text:span text:style-name="T1">12</text:span></text:p>
          </draw:text-box>
        </draw:frame>
        <draw:polygon draw:style-name="gr1" draw:text-style-name="P1" draw:layer="layout" svg:width="0.507cm" svg:height="0.479cm" svg:x="8.229cm" svg:y="14.544cm" svg:viewBox="0 0 508 480" draw:points="0,480 508,480 508,0 0,0">
          <text:p/>
        </draw:polygon>
        <draw:frame draw:style-name="gr54" draw:text-style-name="P3" draw:layer="layout" svg:width="0.358cm" svg:height="0.42cm" svg:x="12.404cm" svg:y="14.69cm">
          <draw:text-box>
            <text:p text:style-name="P2"><text:span text:style-name="T4">13</text:span></text:p>
          </draw:text-box>
        </draw:frame>
        <draw:polygon draw:style-name="gr1" draw:text-style-name="P1" draw:layer="layout" svg:width="0.507cm" svg:height="0.479cm" svg:x="10.769cm" svg:y="14.544cm" svg:viewBox="0 0 508 480" draw:points="0,480 508,480 508,0 0,0">
          <text:p/>
        </draw:polygon>
        <draw:frame draw:style-name="gr53" draw:text-style-name="P3" draw:layer="layout" svg:width="0.18cm" svg:height="0.42cm" svg:x="8.411cm" svg:y="14.69cm">
          <draw:text-box>
            <text:p text:style-name="P2"><text:span text:style-name="T4">7</text:span></text:p>
          </draw:text-box>
        </draw:frame>
        <draw:polygon draw:style-name="gr1" draw:text-style-name="P1" draw:layer="layout" svg:width="0.507cm" svg:height="0.479cm" svg:x="11.277cm" svg:y="14.544cm" svg:viewBox="0 0 508 480" draw:points="0,480 508,480 508,0 0,0">
          <text:p/>
        </draw:polygon>
        <draw:frame draw:style-name="gr54" draw:text-style-name="P3" draw:layer="layout" svg:width="0.358cm" svg:height="0.42cm" svg:x="10.88cm" svg:y="14.679cm">
          <draw:text-box>
            <text:p text:style-name="P2"><text:span text:style-name="T1">15</text:span></text:p>
          </draw:text-box>
        </draw:frame>
        <draw:polygon draw:style-name="gr55" draw:text-style-name="P1" draw:layer="layout" svg:width="7.612cm" svg:height="0.476cm" svg:x="6.705cm" svg:y="14.527cm" svg:viewBox="0 0 7613 477" draw:points="0,477 7613,477 7613,0 0,0">
          <text:p/>
        </draw:polygon>
        <draw:line draw:style-name="gr55" draw:text-style-name="P1" draw:layer="layout" svg:x1="9.753cm" svg:y1="14.533cm" svg:x2="9.753cm" svg:y2="15.004cm">
          <text:p/>
        </draw:line>
        <draw:line draw:style-name="gr55" draw:text-style-name="P1" draw:layer="layout" svg:x1="11.277cm" svg:y1="14.533cm" svg:x2="11.277cm" svg:y2="15.004cm">
          <text:p/>
        </draw:line>
        <draw:line draw:style-name="gr55" draw:text-style-name="P1" draw:layer="layout" svg:x1="12.801cm" svg:y1="14.533cm" svg:x2="12.801cm" svg:y2="15.004cm">
          <text:p/>
        </draw:line>
        <draw:line draw:style-name="gr55" draw:text-style-name="P1" draw:layer="layout" svg:x1="8.229cm" svg:y1="14.533cm" svg:x2="8.229cm" svg:y2="15.004cm">
          <text:p/>
        </draw:line>
        <draw:line draw:style-name="gr55" draw:text-style-name="P1" draw:layer="layout" svg:x1="8.229cm" svg:y1="14.533cm" svg:x2="8.229cm" svg:y2="15.004cm">
          <text:p/>
        </draw:line>
        <draw:frame draw:style-name="gr54" draw:text-style-name="P3" draw:layer="layout" svg:width="0.358cm" svg:height="0.42cm" svg:x="11.388cm" svg:y="14.679cm">
          <draw:text-box>
            <text:p text:style-name="P2"><text:span text:style-name="T1">14</text:span></text:p>
          </draw:text-box>
        </draw:frame>
        <draw:frame draw:style-name="gr59" draw:text-style-name="P3" draw:layer="layout" svg:width="3.74cm" svg:height="0.42cm" svg:x="2.778cm" svg:y="14.589cm">
          <draw:text-box>
            <text:p text:style-name="P2"><text:span text:style-name="T1">Online object reordering</text:span></text:p>
          </draw:text-box>
        </draw:frame>
      </draw:page>
      <draw:page draw:name="page9" draw:style-name="dp1" draw:master-page-name="Default">
        <draw:polygon draw:style-name="gr60" draw:text-style-name="P1" draw:layer="layout" svg:width="1.486cm" svg:height="0.634cm" svg:x="5.388cm" svg:y="12.055cm" svg:viewBox="0 0 1487 635" draw:points="0,635 1487,635 1487,0 0,0">
          <text:p/>
        </draw:polygon>
        <draw:polygon draw:style-name="gr61" draw:text-style-name="P1" draw:layer="layout" svg:width="1.486cm" svg:height="0.634cm" svg:x="7.122cm" svg:y="12.055cm" svg:viewBox="0 0 1487 635" draw:points="0,635 1487,635 1487,0 0,0">
          <text:p/>
        </draw:polygon>
        <draw:polygon draw:style-name="gr60" draw:text-style-name="P1" draw:layer="layout" svg:width="0.99cm" svg:height="0.634cm" svg:x="7.122cm" svg:y="12.055cm" svg:viewBox="0 0 991 635" draw:points="0,635 991,635 991,0 0,0">
          <text:p/>
        </draw:polygon>
        <draw:polygon draw:style-name="gr61" draw:text-style-name="P1" draw:layer="layout" svg:width="1.485cm" svg:height="0.634cm" svg:x="8.857cm" svg:y="12.055cm" svg:viewBox="0 0 1486 635" draw:points="0,635 1486,635 1486,0 0,0">
          <text:p/>
        </draw:polygon>
        <draw:polygon draw:style-name="gr61" draw:text-style-name="P1" draw:layer="layout" svg:width="1.485cm" svg:height="0.634cm" svg:x="10.591cm" svg:y="12.055cm" svg:viewBox="0 0 1486 635" draw:points="0,635 1486,635 1486,0 0,0">
          <text:p/>
        </draw:polygon>
        <draw:polygon draw:style-name="gr60" draw:text-style-name="P1" draw:layer="layout" svg:width="0.99cm" svg:height="0.634cm" svg:x="10.591cm" svg:y="12.055cm" svg:viewBox="0 0 991 635" draw:points="0,635 991,635 991,0 0,0">
          <text:p/>
        </draw:polygon>
        <draw:polygon draw:style-name="gr61" draw:text-style-name="P1" draw:layer="layout" svg:width="1.486cm" svg:height="0.634cm" svg:x="12.325cm" svg:y="12.055cm" svg:viewBox="0 0 1487 635" draw:points="0,635 1487,635 1487,0 0,0">
          <text:p/>
        </draw:polygon>
        <draw:polygon draw:style-name="gr62" draw:text-style-name="P1" draw:layer="layout" svg:width="1.486cm" svg:height="0.634cm" svg:x="14.058cm" svg:y="12.055cm" svg:viewBox="0 0 1487 635" draw:points="0,635 1487,635 1487,0 0,0">
          <text:p/>
        </draw:polygon>
        <draw:polygon draw:style-name="gr61" draw:text-style-name="P1" draw:layer="layout" svg:width="0.99cm" svg:height="0.634cm" svg:x="14.058cm" svg:y="12.055cm" svg:viewBox="0 0 991 635" draw:points="0,635 991,635 991,0 0,0">
          <text:p/>
        </draw:polygon>
        <draw:polygon draw:style-name="gr60" draw:text-style-name="P1" draw:layer="layout" svg:width="0.33cm" svg:height="0.634cm" svg:x="14.058cm" svg:y="12.055cm" svg:viewBox="0 0 331 635" draw:points="0,635 331,635 331,0 0,0">
          <text:p/>
        </draw:polygon>
        <draw:polyline draw:style-name="gr3" draw:text-style-name="P1" draw:layer="layout" svg:width="0.219cm" svg:height="0.246cm" svg:x="7.893cm" svg:y="12.76cm" svg:viewBox="0 0 220 247" draw:points="220,0 220,247 0,247">
          <text:p/>
        </draw:polyline>
        <draw:polyline draw:style-name="gr3" draw:text-style-name="P1" draw:layer="layout" svg:width="0.219cm" svg:height="0.246cm" svg:x="14.169cm" svg:y="12.76cm" svg:viewBox="0 0 220 247" draw:points="220,0 220,247 0,247">
          <text:p/>
        </draw:polyline>
        <draw:frame draw:style-name="gr63" draw:text-style-name="P3" draw:layer="layout" svg:width="1.027cm" svg:height="0.42cm" svg:x="6.786cm" svg:y="12.869cm">
          <draw:text-box>
            <text:p text:style-name="P2"><text:span text:style-name="T2">scan</text:span></text:p>
          </draw:text-box>
        </draw:frame>
        <draw:polyline draw:style-name="gr3" draw:text-style-name="P1" draw:layer="layout" svg:width="0.221cm" svg:height="0.246cm" svg:x="15.049cm" svg:y="12.76cm" svg:viewBox="0 0 222 247" draw:points="0,0 0,247 222,247">
          <text:p/>
        </draw:polyline>
        <draw:frame draw:style-name="gr64" draw:text-style-name="P3" draw:layer="layout" svg:width="2.514cm" svg:height="0.42cm" svg:x="11.368cm" svg:y="12.869cm">
          <draw:text-box>
            <text:p text:style-name="P2"><text:span text:style-name="T2">partialScan</text:span></text:p>
          </draw:text-box>
        </draw:frame>
        <draw:polyline draw:style-name="gr3" draw:text-style-name="P1" draw:layer="layout" svg:width="1.485cm" svg:height="0.14cm" svg:x="8.857cm" svg:y="11.737cm" svg:viewBox="0 0 1486 141" draw:points="0,138 0,0 1486,0 1486,141">
          <text:p/>
        </draw:polyline>
        <draw:frame draw:style-name="gr65" draw:text-style-name="P3" draw:layer="layout" svg:width="0.888cm" svg:height="0.42cm" svg:x="15.352cm" svg:y="12.869cm">
          <draw:text-box>
            <text:p text:style-name="P2"><text:span text:style-name="T2">free</text:span></text:p>
          </draw:text-box>
        </draw:frame>
        <draw:frame draw:style-name="gr66" draw:text-style-name="P3" draw:layer="layout" svg:width="1.112cm" svg:height="0.42cm" svg:x="9.168cm" svg:y="11.453cm">
          <draw:text-box>
            <text:p text:style-name="P2"><text:span text:style-name="T1">page</text:span></text:p>
          </draw:text-box>
        </draw:frame>
      </draw:page>
      <draw:page draw:name="page10" draw:style-name="dp1" draw:master-page-name="Default">
        <draw:path draw:style-name="gr3" draw:text-style-name="P6" draw:layer="layout" svg:width="3.677cm" svg:height="3.923cm" svg:x="5.257cm" svg:y="10.344cm" svg:viewBox="0 0 3678 3924" svg:d="m0 3924c3016-450 3651-2249 3678-3924">
          <text:p/>
        </draw:path>
        <draw:path draw:style-name="gr2" draw:text-style-name="P6" draw:layer="layout" svg:width="7.46cm" svg:height="3.288cm" svg:x="5.257cm" svg:y="10.344cm" svg:viewBox="0 0 7461 3289" svg:d="m0 3289c3272-132 6676-1446 7461-3289">
          <text:p/>
        </draw:path>
        <draw:polyline draw:style-name="gr47" draw:text-style-name="P6" draw:layer="layout" svg:width="7.584cm" svg:height="4.02cm" svg:x="5.257cm" svg:y="10.247cm" svg:viewBox="0 0 7585 4021" draw:points="0,0 0,4021 7585,4021">
          <text:p/>
        </draw:polyline>
        <draw:polygon draw:style-name="gr4" draw:text-style-name="P6" draw:layer="layout" svg:width="0.131cm" svg:height="0.107cm" svg:x="12.803cm" svg:y="14.214cm" svg:viewBox="0 0 132 108" draw:points="132,54 0,108 32,54 0,0">
          <text:p/>
        </draw:polygon>
        <draw:polygon draw:style-name="gr4" draw:text-style-name="P6" draw:layer="layout" svg:width="0.107cm" svg:height="0.131cm" svg:x="5.203cm" svg:y="10.153cm" svg:viewBox="0 0 108 132" draw:points="54,0 108,132 54,101 0,132">
          <text:p/>
        </draw:polygon>
        <draw:frame draw:style-name="gr53" draw:text-style-name="P7" draw:layer="layout" svg:width="0.18cm" svg:height="0.42cm" svg:x="5.239cm" svg:y="14.304cm">
          <draw:text-box>
            <text:p text:style-name="P7"><text:span text:style-name="T3">0</text:span></text:p>
          </draw:text-box>
        </draw:frame>
        <draw:frame draw:style-name="gr67" draw:text-style-name="P7" draw:layer="layout" svg:width="1.852cm" svg:height="0.416cm" svg:x="6.827cm" svg:y="13.962cm">
          <draw:text-box>
            <text:p text:style-name="P7"><text:span text:style-name="T5">larger heaps</text:span></text:p>
          </draw:text-box>
        </draw:frame>
        <draw:frame draw:style-name="gr68" draw:text-style-name="P7" draw:layer="layout" svg:width="2.064cm" svg:height="0.416cm" svg:x="10.319cm" svg:y="13.962cm">
          <draw:text-box>
            <text:p text:style-name="P7"><text:span text:style-name="T5">smaller heaps</text:span></text:p>
          </draw:text-box>
        </draw:frame>
        <draw:frame draw:style-name="gr53" draw:text-style-name="P7" draw:layer="layout" svg:width="0.18cm" svg:height="0.42cm" svg:x="12.648cm" svg:y="14.304cm">
          <draw:text-box>
            <text:p text:style-name="P7"><text:span text:style-name="T3">1</text:span></text:p>
          </draw:text-box>
        </draw:frame>
        <draw:frame draw:style-name="gr5" draw:text-style-name="P7" draw:layer="layout" svg:width="0.455cm" svg:height="0.42cm" svg:x="8.835cm" svg:y="14.304cm">
          <draw:text-box>
            <text:p text:style-name="P7"><text:span text:style-name="T3">0.5</text:span></text:p>
          </draw:text-box>
        </draw:frame>
        <draw:frame draw:style-name="gr69" draw:text-style-name="P7" draw:layer="layout" svg:width="1.788cm" svg:height="0.42cm" svg:x="11.932cm" svg:y="14.551cm">
          <draw:text-box>
            <text:p text:style-name="P7"><text:span text:style-name="T3">live ratio(r)</text:span></text:p>
          </draw:text-box>
        </draw:frame>
        <draw:frame draw:style-name="gr53" draw:text-style-name="P7" draw:layer="layout" svg:width="0.294cm" svg:height="0.42cm" draw:transform="rotate (1.5707963267949) translate (4.86cm 11.679cm)">
          <draw:text-box>
            <text:p text:style-name="P7"><text:span text:style-name="T3">m</text:span></text:p>
          </draw:text-box>
        </draw:frame>
        <draw:frame draw:style-name="gr53" draw:text-style-name="P7" draw:layer="layout" svg:width="0.18cm" svg:height="0.42cm" draw:transform="rotate (1.5707963267949) translate (4.86cm 11.453cm)">
          <draw:text-box>
            <text:p text:style-name="P7"><text:span text:style-name="T3">a</text:span></text:p>
          </draw:text-box>
        </draw:frame>
        <draw:frame draw:style-name="gr53" draw:text-style-name="P7" draw:layer="layout" svg:width="0.137cm" svg:height="0.42cm" draw:transform="rotate (1.5707963267949) translate (4.86cm 11.318cm)">
          <draw:text-box>
            <text:p text:style-name="P7"><text:span text:style-name="T3">r</text:span></text:p>
          </draw:text-box>
        </draw:frame>
        <draw:frame draw:style-name="gr53" draw:text-style-name="P7" draw:layer="layout" svg:width="0.188cm" svg:height="0.42cm" draw:transform="rotate (1.5707963267949) translate (4.86cm 11.22cm)">
          <draw:text-box>
            <text:p text:style-name="P7"><text:span text:style-name="T3">k</text:span></text:p>
          </draw:text-box>
        </draw:frame>
        <draw:frame draw:style-name="gr53" draw:text-style-name="P7" draw:layer="layout" svg:width="0.18cm" svg:height="0.42cm" draw:transform="rotate (1.5707963267949) translate (4.86cm 11.092cm)">
          <draw:text-box>
            <text:p text:style-name="P7"><text:span text:style-name="T3">/</text:span></text:p>
          </draw:text-box>
        </draw:frame>
        <draw:frame draw:style-name="gr53" draw:text-style-name="P7" draw:layer="layout" svg:width="0.159cm" svg:height="0.42cm" draw:transform="rotate (1.5707963267949) translate (4.86cm 10.988cm)">
          <draw:text-box>
            <text:p text:style-name="P7"><text:span text:style-name="T3">c</text:span></text:p>
          </draw:text-box>
        </draw:frame>
        <draw:frame draw:style-name="gr53" draw:text-style-name="P7" draw:layer="layout" svg:width="0.18cm" svg:height="0.42cm" draw:transform="rotate (1.5707963267949) translate (4.86cm 10.871cm)">
          <draw:text-box>
            <text:p text:style-name="P7"><text:span text:style-name="T3">o</text:span></text:p>
          </draw:text-box>
        </draw:frame>
        <draw:frame draw:style-name="gr53" draw:text-style-name="P7" draw:layer="layout" svg:width="0.197cm" svg:height="0.42cm" draw:transform="rotate (1.5707963267949) translate (4.86cm 10.722cm)">
          <draw:text-box>
            <text:p text:style-name="P7"><text:span text:style-name="T3">n</text:span></text:p>
          </draw:text-box>
        </draw:frame>
        <draw:frame draw:style-name="gr53" draw:text-style-name="P7" draw:layer="layout" svg:width="0.142cm" svg:height="0.42cm" draw:transform="rotate (1.5707963267949) translate (4.86cm 10.574cm)">
          <draw:text-box>
            <text:p text:style-name="P7"><text:span text:style-name="T3">s</text:span></text:p>
          </draw:text-box>
        </draw:frame>
        <draw:frame draw:style-name="gr53" draw:text-style-name="P7" draw:layer="layout" svg:width="0.121cm" svg:height="0.42cm" draw:transform="rotate (1.5707963267949) translate (4.86cm 10.463cm)">
          <draw:text-box>
            <text:p text:style-name="P7"><text:span text:style-name="T3"><text:s/></text:span></text:p>
          </draw:text-box>
        </draw:frame>
        <draw:frame draw:style-name="gr53" draw:text-style-name="P7" draw:layer="layout" svg:width="0.137cm" svg:height="0.42cm" draw:transform="rotate (1.5707963267949) translate (4.86cm 10.399cm)">
          <draw:text-box>
            <text:p text:style-name="P7"><text:span text:style-name="T3">(</text:span></text:p>
          </draw:text-box>
        </draw:frame>
        <draw:frame draw:style-name="gr53" draw:text-style-name="P7" draw:layer="layout" svg:width="0.159cm" svg:height="0.42cm" draw:transform="rotate (1.5707963267949) translate (4.86cm 10.314cm)">
          <draw:text-box>
            <text:p text:style-name="P7"><text:span text:style-name="T3">e</text:span></text:p>
          </draw:text-box>
        </draw:frame>
        <draw:frame draw:style-name="gr53" draw:text-style-name="P7" draw:layer="layout" svg:width="0.137cm" svg:height="0.42cm" draw:transform="rotate (1.5707963267949) translate (4.86cm 10.173cm)">
          <draw:text-box>
            <text:p text:style-name="P7"><text:span text:style-name="T3">)</text:span></text:p>
          </draw:text-box>
        </draw:frame>
        <draw:frame draw:style-name="gr70" draw:text-style-name="P7" draw:layer="layout" svg:width="1.814cm" svg:height="0.42cm" svg:x="11.15cm" svg:y="12.108cm">
          <draw:text-box>
            <text:p text:style-name="P7"><text:span text:style-name="T3">mark-sweep</text:span></text:p>
          </draw:text-box>
        </draw:frame>
        <draw:frame draw:style-name="gr71" draw:text-style-name="P7" draw:layer="layout" svg:width="1.513cm" svg:height="0.42cm" svg:x="7.528cm" svg:y="10.723cm">
          <draw:text-box>
            <text:p text:style-name="P7"><text:span text:style-name="T3">semispace</text:span></text:p>
          </draw:text-box>
        </draw:frame>
        <draw:frame draw:style-name="gr72" draw:text-style-name="P7" draw:layer="layout" svg:width="1.187cm" svg:height="0.42cm" svg:x="7.837cm" svg:y="10.97cm">
          <draw:text-box>
            <text:p text:style-name="P7"><text:span text:style-name="T3">copying</text:span></text:p>
          </draw:text-box>
        </draw:frame>
        <draw:frame draw:style-name="gr53" draw:text-style-name="P7" draw:layer="layout" svg:width="0.146cm" svg:height="0.416cm" svg:x="5.068cm" svg:y="13.494cm">
          <draw:text-box>
            <text:p text:style-name="P7"><text:span text:style-name="T5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mis </meta:initial-creator>
    <meta:creation-date>2015-03-22T02:30:16</meta:creation-date>
    <dc:date>2015-03-22T13:39:08</dc:date>
    <dc:creator>mimis </dc:creator>
    <meta:editing-duration>PT8M16S</meta:editing-duration>
    <meta:editing-cycles>3</meta:editing-cycles>
    <meta:generator>LibreOffice/4.0.2.2$Linux_X86_64 LibreOffice_project/400m0$Build-2</meta:generator>
    <meta:document-statistic meta:object-count="667"/>
  </office:meta>
</office:document-meta>
</file>